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199cm" fo:margin-right="0.199cm" fo:margin-top="0cm" fo:margin-bottom="0cm" loext:contextual-spacing="false" fo:line-height="100%" fo:text-indent="0cm" style:auto-text-indent="false"/>
    </style:style>
    <style:style style:name="P2" style:family="paragraph" style:parent-style-name="Title">
      <style:paragraph-properties fo:margin-left="0.199cm" fo:margin-right="0.199cm" fo:margin-top="0cm" fo:margin-bottom="0cm" loext:contextual-spacing="false" fo:line-height="100%" fo:text-indent="0cm" style:auto-text-indent="false"/>
    </style:style>
    <style:style style:name="P3" style:family="paragraph" style:parent-style-name="Contents_20_4">
      <style:paragraph-properties>
        <style:tab-stops>
          <style:tab-stop style:position="24.202cm" style:type="right" style:leader-style="dotted" style:leader-text="."/>
        </style:tab-stops>
      </style:paragraph-properties>
    </style:style>
    <style:style style:name="P4" style:family="paragraph" style:parent-style-name="Contents_20_1">
      <style:paragraph-properties>
        <style:tab-stops>
          <style:tab-stop style:position="25.7cm" style:type="right" style:leader-style="dotted" style:leader-text="."/>
        </style:tab-stops>
      </style:paragraph-properties>
    </style:style>
    <style:style style:name="P5" style:family="paragraph" style:parent-style-name="Contents_20_3">
      <style:paragraph-properties>
        <style:tab-stops>
          <style:tab-stop style:position="24.702cm" style:type="right" style:leader-style="dotted" style:leader-text="."/>
        </style:tab-stops>
      </style:paragraph-properties>
    </style:style>
    <style:style style:name="P6" style:family="paragraph" style:parent-style-name="Contents_20_5">
      <style:paragraph-properties>
        <style:tab-stops>
          <style:tab-stop style:position="23.703cm" style:type="right" style:leader-style="dotted" style:leader-text="."/>
        </style:tab-stops>
      </style:paragraph-properties>
    </style:style>
    <style:style style:name="P7" style:family="paragraph" style:parent-style-name="Contents_20_2">
      <style:paragraph-properties>
        <style:tab-stops>
          <style:tab-stop style:position="25.201cm" style:type="right" style:leader-style="dotted" style:leader-text="."/>
        </style:tab-stops>
      </style:paragraph-properties>
    </style:style>
    <style:style style:name="P8" style:family="paragraph" style:parent-style-name="Standard">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fo:color="#608b4e" style:font-name="Ubuntu" fo:font-size="12pt" fo:font-weight="normal" officeooo:paragraph-rsid="002887ee" fo:background-color="#1e1e1e" style:font-size-asian="12pt" style:font-size-complex="12pt"/>
    </style:style>
    <style:style style:name="P9" style:family="paragraph" style:parent-style-name="Standard">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8520d" officeooo:paragraph-rsid="0018520d" style:font-size-asian="12pt" style:font-size-complex="12pt"/>
    </style:style>
    <style:style style:name="P10" style:family="paragraph" style:parent-style-name="Standard">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2012fc" officeooo:paragraph-rsid="002012fc" style:font-size-asian="12pt" style:font-size-complex="12pt"/>
    </style:style>
    <style:style style:name="P11" style:family="paragraph" style:parent-style-name="Standard">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2307eb" officeooo:paragraph-rsid="002307eb" style:font-size-asian="12pt" style:font-size-complex="12pt"/>
    </style:style>
    <style:style style:name="P12" style:family="paragraph" style:parent-style-name="Standard">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fo:font-style="italic" fo:font-weight="bold" officeooo:rsid="002307eb" officeooo:paragraph-rsid="002307eb" style:font-size-asian="12pt" style:font-style-asian="italic" style:font-weight-asian="bold" style:font-size-complex="12pt" style:font-style-complex="italic" style:font-weight-complex="bold"/>
    </style:style>
    <style:style style:name="P13" style:family="paragraph" style:parent-style-name="Standard">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fo:color="#608b4e" style:font-name="Ubuntu" fo:font-size="12pt" fo:font-weight="normal" officeooo:rsid="002307eb" officeooo:paragraph-rsid="002887ee" fo:background-color="#1e1e1e" style:font-size-asian="12pt" style:font-size-complex="12pt"/>
    </style:style>
    <style:style style:name="P14"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2307eb" officeooo:paragraph-rsid="002307eb" style:font-size-asian="12pt" style:font-size-complex="12pt"/>
    </style:style>
    <style:style style:name="P15"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style>
    <style:style style:name="P16"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officeooo:paragraph-rsid="005677d3"/>
    </style:style>
    <style:style style:name="P17"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officeooo:paragraph-rsid="0019848a"/>
    </style:style>
    <style:style style:name="P18" style:family="paragraph" style:parent-style-name="Text_20_body" style:list-style-name="L1">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style>
    <style:style style:name="P19" style:family="paragraph" style:parent-style-name="Text_20_body" style:list-style-name="L2">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style>
    <style:style style:name="P20"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officeooo:paragraph-rsid="0041a90b"/>
    </style:style>
    <style:style style:name="P21"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8520d" officeooo:paragraph-rsid="003c1d14" style:font-size-asian="12pt" style:font-size-complex="12pt"/>
    </style:style>
    <style:style style:name="P22"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style:font-size-asian="12pt" style:font-size-complex="12pt"/>
    </style:style>
    <style:style style:name="P23"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paragraph-rsid="005677d3" style:font-size-asian="12pt" style:font-size-complex="12pt"/>
    </style:style>
    <style:style style:name="P24"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paragraph-rsid="0019848a" style:font-size-asian="12pt" style:font-size-complex="12pt"/>
    </style:style>
    <style:style style:name="P25" style:family="paragraph" style:parent-style-name="Text_20_body" style:list-style-name="L1">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style:font-size-asian="12pt" style:font-size-complex="12pt"/>
    </style:style>
    <style:style style:name="P26" style:family="paragraph" style:parent-style-name="Text_20_body" style:list-style-name="L2">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style:font-size-asian="12pt" style:font-size-complex="12pt"/>
    </style:style>
    <style:style style:name="P27"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paragraph-rsid="0041a90b" style:font-size-asian="12pt" style:font-size-complex="12pt"/>
    </style:style>
    <style:style style:name="P28"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9848a" officeooo:paragraph-rsid="0019848a" style:font-size-asian="12pt" style:font-size-complex="12pt"/>
    </style:style>
    <style:style style:name="P29"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d3789" officeooo:paragraph-rsid="001d3789" style:font-size-asian="12pt" style:font-size-complex="12pt"/>
    </style:style>
    <style:style style:name="P30"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e58e0" officeooo:paragraph-rsid="001e58e0" style:font-size-asian="12pt" style:font-size-complex="12pt"/>
    </style:style>
    <style:style style:name="P31"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e7cb7" officeooo:paragraph-rsid="001e7cb7" style:font-size-asian="12pt" style:font-size-complex="12pt"/>
    </style:style>
    <style:style style:name="P32"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2012fc" officeooo:paragraph-rsid="002012fc" style:font-size-asian="12pt" style:font-size-complex="12pt"/>
    </style:style>
    <style:style style:name="P33"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2307eb" officeooo:paragraph-rsid="002307eb" style:font-size-asian="12pt" style:font-size-complex="12pt"/>
    </style:style>
    <style:style style:name="P34"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fo:font-style="italic" fo:font-weight="bold" officeooo:rsid="0019d8fd" officeooo:paragraph-rsid="0019d8fd" style:font-size-asian="12pt" style:font-style-asian="italic" style:font-weight-asian="bold" style:font-size-complex="12pt" style:font-style-complex="italic" style:font-weight-complex="bold"/>
    </style:style>
    <style:style style:name="P35"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36"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style>
    <style:style style:name="P37"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officeooo:paragraph-rsid="00442a54"/>
    </style:style>
    <style:style style:name="P38"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officeooo:paragraph-rsid="002fcd4f"/>
    </style:style>
    <style:style style:name="P39"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use-window-font-color="true" style:font-name="Ubuntu" fo:font-size="12pt" style:font-size-asian="12pt" style:font-size-complex="12pt"/>
    </style:style>
    <style:style style:name="P40"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41"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officeooo:paragraph-rsid="00436a21" style:font-size-asian="12pt" style:font-size-complex="12pt"/>
    </style:style>
    <style:style style:name="P42"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officeooo:paragraph-rsid="002fcd4f" style:font-size-asian="12pt" style:font-size-complex="12pt"/>
    </style:style>
    <style:style style:name="P43"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officeooo:paragraph-rsid="004e9687" style:font-size-asian="12pt" style:font-size-complex="12pt"/>
    </style:style>
    <style:style style:name="P44"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officeooo:paragraph-rsid="0052adf2" style:font-size-asian="12pt" style:font-size-complex="12pt"/>
    </style:style>
    <style:style style:name="P45"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style:font-name="Ubuntu" fo:font-size="12pt" style:font-size-asian="12pt" style:font-size-complex="12pt"/>
    </style:style>
    <style:style style:name="P46"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style:use-window-font-color="true" style:font-name="Ubuntu" fo:font-size="12pt" style:font-size-asian="12pt" style:font-size-complex="12pt"/>
    </style:style>
    <style:style style:name="P47" style:family="paragraph" style:parent-style-name="Text_20_body">
      <style:paragraph-properties fo:margin-left="0.199cm" fo:margin-right="0.199cm" fo:margin-top="0cm" fo:margin-bottom="0cm" loext:contextual-spacing="false" fo:line-height="100%" fo:text-indent="0cm" style:auto-text-indent="false"/>
    </style:style>
    <style:style style:name="P48" style:family="paragraph" style:parent-style-name="Text_20_body">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tyle>
    <style:style style:name="P49"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style>
    <style:style style:name="P50"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officeooo:paragraph-rsid="00421f34"/>
    </style:style>
    <style:style style:name="P51"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officeooo:paragraph-rsid="0027c644"/>
    </style:style>
    <style:style style:name="P52"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officeooo:paragraph-rsid="0052adf2"/>
    </style:style>
    <style:style style:name="P53"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fo:color="#ce181e" style:font-name="Ubuntu" fo:font-size="12pt" style:font-size-asian="12pt" style:font-size-complex="12pt"/>
    </style:style>
    <style:style style:name="P54"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fo:color="#ed1c24" style:font-name="Ubuntu" fo:font-size="12pt" style:font-size-asian="12pt" style:font-size-complex="12pt"/>
    </style:style>
    <style:style style:name="P55"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56"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tyle>
    <style:style style:name="P57"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fo:color="#ed1c24" style:font-name="Ubuntu" fo:font-size="12pt" style:font-size-asian="12pt" style:font-size-complex="12pt"/>
    </style:style>
    <style:style style:name="P58"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style:font-name="Ubuntu" fo:font-size="12pt" style:font-size-asian="12pt" style:font-size-complex="12pt"/>
    </style:style>
    <style:style style:name="P59" style:family="paragraph" style:parent-style-name="Preformatted_20_Text">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style>
    <style:style style:name="P60"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61"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officeooo:paragraph-rsid="004e9687" style:font-size-asian="12pt" style:font-size-complex="12pt"/>
    </style:style>
    <style:style style:name="P62"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officeooo:paragraph-rsid="0044c197" style:font-size-asian="12pt" style:font-size-complex="12pt"/>
    </style:style>
    <style:style style:name="P63"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style:font-size-asian="12pt" style:font-size-complex="12pt"/>
    </style:style>
    <style:style style:name="P64"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18520d" officeooo:paragraph-rsid="0018520d" style:font-size-asian="12pt" style:font-size-complex="12pt"/>
    </style:style>
    <style:style style:name="P65"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style:font-name="Ubuntu" fo:font-size="12pt" style:font-size-asian="12pt" style:font-size-complex="12pt"/>
    </style:style>
    <style:style style:name="P66" style:family="paragraph" style:parent-style-name="Heading_20_3">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tyle>
    <style:style style:name="P67" style:family="paragraph" style:parent-style-name="Heading_20_4">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68" style:family="paragraph" style:parent-style-name="Heading_20_4">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style:font-size-asian="12pt" style:font-size-complex="12pt"/>
    </style:style>
    <style:style style:name="P69" style:family="paragraph" style:parent-style-name="Heading_20_4">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style>
    <style:style style:name="P70" style:family="paragraph" style:parent-style-name="Heading_20_4">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officeooo:paragraph-rsid="0019848a"/>
    </style:style>
    <style:style style:name="P71" style:family="paragraph" style:parent-style-name="Heading_20_1">
      <style:paragraph-properties fo:margin-left="0.199cm" fo:margin-right="0.199cm" fo:margin-top="0cm" fo:margin-bottom="0cm" loext:contextual-spacing="false" fo:line-height="100%" fo:text-indent="0cm" style:auto-text-indent="false"/>
    </style:style>
    <style:style style:name="P72" style:family="paragraph" style:parent-style-name="Heading_20_1">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style:font-name="Ubuntu" fo:font-size="12pt" style:font-size-asian="12pt" style:font-size-complex="12pt"/>
    </style:style>
    <style:style style:name="P73" style:family="paragraph" style:parent-style-name="Heading_20_1">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shadow="none" style:writing-mode="page"/>
      <style:text-properties style:font-name="Ubuntu" fo:font-size="12pt" officeooo:rsid="002307eb" officeooo:paragraph-rsid="002307eb" style:font-size-asian="12pt" style:font-size-complex="12pt"/>
    </style:style>
    <style:style style:name="P74" style:family="paragraph" style:parent-style-name="Heading_20_1">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75" style:family="paragraph" style:parent-style-name="Heading_20_1">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writing-mode="page"/>
      <style:text-properties style:font-name="Ubuntu" fo:font-size="12pt" style:font-size-asian="12pt" style:font-size-complex="12pt"/>
    </style:style>
    <style:style style:name="P76" style:family="paragraph" style:parent-style-name="Heading_20_2">
      <loext:graphic-properties draw:fill="none" draw:opacity="100%"/>
      <style:paragraph-properties fo:margin-left="0.199cm" fo:margin-right="0.199cm" fo:margin-top="0cm" fo:margin-bottom="0cm" loext:contextual-spacing="false" fo:line-height="100%" fo:text-align="start" style:justify-single-word="false" fo:text-indent="0cm" style:auto-text-indent="false" fo:background-color="transparent"/>
      <style:text-properties style:font-name="Ubuntu" fo:font-size="12pt" style:font-size-asian="12pt" style:font-size-complex="12pt"/>
    </style:style>
    <style:style style:name="T1" style:family="text">
      <style:text-properties officeooo:rsid="0019848a"/>
    </style:style>
    <style:style style:name="T2" style:family="text">
      <style:text-properties fo:color="#ce181e"/>
    </style:style>
    <style:style style:name="T3" style:family="text">
      <style:text-properties fo:color="#ce181e" style:font-name="Ubuntu" fo:font-size="12pt" style:font-size-asian="12pt" style:font-size-complex="12pt"/>
    </style:style>
    <style:style style:name="T4" style:family="text">
      <style:text-properties fo:color="#ce181e" style:font-name="Ubuntu" fo:font-size="12pt" officeooo:rsid="0027c644" style:font-size-asian="12pt" style:font-size-complex="12pt"/>
    </style:style>
    <style:style style:name="T5" style:family="text">
      <style:text-properties fo:color="#ce181e" style:font-name="Ubuntu" fo:font-size="12pt" officeooo:rsid="005035fa" style:font-size-asian="12pt" style:font-size-complex="12pt"/>
    </style:style>
    <style:style style:name="T6" style:family="text">
      <style:text-properties fo:color="#ce181e" style:font-name="Ubuntu" fo:font-size="12pt" style:text-underline-style="none" style:font-size-asian="12pt" style:font-size-complex="12pt"/>
    </style:style>
    <style:style style:name="T7" style:family="text">
      <style:text-properties style:use-window-font-color="true"/>
    </style:style>
    <style:style style:name="T8" style:family="text">
      <style:text-properties fo:color="#ed1c24" style:font-name="Ubuntu" fo:font-size="12pt" style:font-size-asian="12pt" style:font-size-complex="12pt"/>
    </style:style>
    <style:style style:name="T9" style:family="text">
      <style:text-properties fo:font-size="12pt" style:font-size-asian="12pt" style:font-size-complex="12pt"/>
    </style:style>
    <style:style style:name="T10" style:family="text">
      <style:text-properties style:font-name="Ubuntu"/>
    </style:style>
    <style:style style:name="T11" style:family="text">
      <style:text-properties style:font-name="Ubuntu" fo:font-size="12pt" style:font-size-asian="12pt" style:font-size-complex="12pt"/>
    </style:style>
    <style:style style:name="T12" style:family="text">
      <style:text-properties style:font-name="Ubuntu" fo:font-size="12pt" officeooo:rsid="00436a21" style:font-size-asian="12pt" style:font-size-complex="12pt"/>
    </style:style>
    <style:style style:name="T13" style:family="text">
      <style:text-properties style:font-name="Ubuntu" fo:font-size="12pt" officeooo:rsid="0027c644" style:font-size-asian="12pt" style:font-size-complex="12pt"/>
    </style:style>
    <style:style style:name="T14" style:family="text">
      <style:text-properties style:font-name="Ubuntu" fo:font-size="12pt" officeooo:rsid="002fcd4f" style:font-size-asian="12pt" style:font-size-complex="12pt"/>
    </style:style>
    <style:style style:name="T15" style:family="text">
      <style:text-properties style:font-name="Ubuntu" fo:font-size="12pt" fo:background-color="#add58a" loext:char-shading-value="0" style:font-size-asian="12pt" style:font-size-complex="12pt"/>
    </style:style>
    <style:style style:name="T16" style:family="text">
      <style:text-properties style:font-name="Ubuntu" officeooo:rsid="004af491"/>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6.1000003814697pt" style:font-size-asian="16.1000003814697pt" style:font-size-complex="16.1000003814697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RAVEL</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801_2619968216" text:style-name="Index_20_Link" text:visited-style-name="Index_20_Link">Installation de Laravel 5 avec ubuntu<text:tab/>2</text:a></text:p>
          <text:p text:style-name="P7"><text:a xlink:type="simple" xlink:href="#__RefHeading___Toc803_2619968216" text:style-name="Index_20_Link" text:visited-style-name="Index_20_Link">Installation de PHP et de Composer<text:tab/>3</text:a></text:p>
          <text:p text:style-name="P5"><text:a xlink:type="simple" xlink:href="#__RefHeading___Toc805_2619968216" text:style-name="Index_20_Link" text:visited-style-name="Index_20_Link">Installation de PHP<text:tab/>3</text:a></text:p>
          <text:p text:style-name="P5"><text:a xlink:type="simple" xlink:href="#__RefHeading___Toc807_2619968216" text:style-name="Index_20_Link" text:visited-style-name="Index_20_Link">Installation de Composer<text:tab/>3</text:a></text:p>
          <text:p text:style-name="P5"><text:a xlink:type="simple" xlink:href="#__RefHeading___Toc809_2619968216" text:style-name="Index_20_Link" text:visited-style-name="Index_20_Link">Vérifications<text:tab/>3</text:a></text:p>
          <text:p text:style-name="P5"><text:a xlink:type="simple" xlink:href="#__RefHeading___Toc811_2619968216" text:style-name="Index_20_Link" text:visited-style-name="Index_20_Link">Création de notre premier projet<text:tab/>3</text:a></text:p>
          <text:p text:style-name="P7"><text:a xlink:type="simple" xlink:href="#__RefHeading___Toc813_2619968216" text:style-name="Index_20_Link" text:visited-style-name="Index_20_Link">Les dossiers Laravel<text:tab/>4</text:a></text:p>
          <text:p text:style-name="P5"><text:a xlink:type="simple" xlink:href="#__RefHeading___Toc815_2619968216" text:style-name="Index_20_Link" text:visited-style-name="Index_20_Link">app<text:tab/>4</text:a></text:p>
          <text:p text:style-name="P5"><text:a xlink:type="simple" xlink:href="#__RefHeading___Toc817_2619968216" text:style-name="Index_20_Link" text:visited-style-name="Index_20_Link">bootstrap<text:tab/>4</text:a></text:p>
          <text:p text:style-name="P5"><text:a xlink:type="simple" xlink:href="#__RefHeading___Toc819_2619968216" text:style-name="Index_20_Link" text:visited-style-name="Index_20_Link">config<text:tab/>4</text:a></text:p>
          <text:p text:style-name="P5"><text:a xlink:type="simple" xlink:href="#__RefHeading___Toc821_2619968216" text:style-name="Index_20_Link" text:visited-style-name="Index_20_Link">database<text:tab/>4</text:a></text:p>
          <text:p text:style-name="P5"><text:a xlink:type="simple" xlink:href="#__RefHeading___Toc823_2619968216" text:style-name="Index_20_Link" text:visited-style-name="Index_20_Link">public<text:tab/>4</text:a></text:p>
          <text:p text:style-name="P5"><text:a xlink:type="simple" xlink:href="#__RefHeading___Toc825_2619968216" text:style-name="Index_20_Link" text:visited-style-name="Index_20_Link">resources<text:tab/>4</text:a></text:p>
          <text:p text:style-name="P5"><text:a xlink:type="simple" xlink:href="#__RefHeading___Toc827_2619968216" text:style-name="Index_20_Link" text:visited-style-name="Index_20_Link">routes<text:tab/>5</text:a></text:p>
          <text:p text:style-name="P5"><text:a xlink:type="simple" xlink:href="#__RefHeading___Toc829_2619968216" text:style-name="Index_20_Link" text:visited-style-name="Index_20_Link">storage<text:tab/>5</text:a></text:p>
          <text:p text:style-name="P5"><text:a xlink:type="simple" xlink:href="#__RefHeading___Toc831_2619968216" text:style-name="Index_20_Link" text:visited-style-name="Index_20_Link">tests<text:tab/>5</text:a></text:p>
          <text:p text:style-name="P5"><text:a xlink:type="simple" xlink:href="#__RefHeading___Toc833_2619968216" text:style-name="Index_20_Link" text:visited-style-name="Index_20_Link">vendor<text:tab/>5</text:a></text:p>
          <text:p text:style-name="P7"><text:a xlink:type="simple" xlink:href="#__RefHeading___Toc835_2619968216" text:style-name="Index_20_Link" text:visited-style-name="Index_20_Link">Les fichiers<text:tab/>5</text:a></text:p>
          <text:p text:style-name="P5"><text:a xlink:type="simple" xlink:href="#__RefHeading___Toc837_2619968216" text:style-name="Index_20_Link" text:visited-style-name="Index_20_Link">.env<text:tab/>5</text:a></text:p>
          <text:p text:style-name="P5"><text:a xlink:type="simple" xlink:href="#__RefHeading___Toc839_2619968216" text:style-name="Index_20_Link" text:visited-style-name="Index_20_Link">.gitattributes et .gitignore<text:tab/>6</text:a></text:p>
          <text:p text:style-name="P5"><text:a xlink:type="simple" xlink:href="#__RefHeading___Toc841_2619968216" text:style-name="Index_20_Link" text:visited-style-name="Index_20_Link">artisan<text:tab/>6</text:a></text:p>
          <text:p text:style-name="P5"><text:a xlink:type="simple" xlink:href="#__RefHeading___Toc843_2619968216" text:style-name="Index_20_Link" text:visited-style-name="Index_20_Link">composer.json et composer.lock<text:tab/>6</text:a></text:p>
          <text:p text:style-name="P5"><text:a xlink:type="simple" xlink:href="#__RefHeading___Toc845_2619968216" text:style-name="Index_20_Link" text:visited-style-name="Index_20_Link">webpack.mix.js<text:tab/>6</text:a></text:p>
          <text:p text:style-name="P5"><text:a xlink:type="simple" xlink:href="#__RefHeading___Toc847_2619968216" text:style-name="Index_20_Link" text:visited-style-name="Index_20_Link">packages.json et yarn.lock<text:tab/>6</text:a></text:p>
          <text:p text:style-name="P5"><text:a xlink:type="simple" xlink:href="#__RefHeading___Toc849_2619968216" text:style-name="Index_20_Link" text:visited-style-name="Index_20_Link">phpunit.xml<text:tab/>6</text:a></text:p>
          <text:p text:style-name="P5"><text:a xlink:type="simple" xlink:href="#__RefHeading___Toc851_2619968216" text:style-name="Index_20_Link" text:visited-style-name="Index_20_Link">server.php<text:tab/>6</text:a></text:p>
          <text:p text:style-name="P4"><text:a xlink:type="simple" xlink:href="#__RefHeading___Toc853_2619968216" text:style-name="Index_20_Link" text:visited-style-name="Index_20_Link">Créer une première page<text:tab/>6</text:a></text:p>
          <text:p text:style-name="P7"><text:a xlink:type="simple" xlink:href="#__RefHeading___Toc855_2619968216" text:style-name="Index_20_Link" text:visited-style-name="Index_20_Link">Où passe ma requête ?<text:tab/>6</text:a></text:p>
          <text:p text:style-name="P5"><text:a xlink:type="simple" xlink:href="#__RefHeading___Toc857_2619968216" text:style-name="Index_20_Link" text:visited-style-name="Index_20_Link">La fonction anonyme<text:tab/>7</text:a></text:p>
          <text:p text:style-name="P5"><text:a xlink:type="simple" xlink:href="#__RefHeading___Toc859_2619968216" text:style-name="Index_20_Link" text:visited-style-name="Index_20_Link">Retourner une vue<text:tab/>7</text:a></text:p>
          <text:p text:style-name="P5"><text:a xlink:type="simple" xlink:href="#__RefHeading___Toc861_2619968216" text:style-name="Index_20_Link" text:visited-style-name="Index_20_Link">Créer une nouvelle route<text:tab/>7</text:a></text:p>
          <text:p text:style-name="P5"><text:a xlink:type="simple" xlink:href="#__RefHeading___Toc863_2619968216" text:style-name="Index_20_Link" text:visited-style-name="Index_20_Link">Créer une nouvelle route<text:tab/>7</text:a></text:p>
          <text:p text:style-name="P6"><text:a xlink:type="simple" xlink:href="#__RefHeading___Toc865_2619968216" text:style-name="Index_20_Link" text:visited-style-name="Index_20_Link"><text:s/>Passer un paramètre via ?prenom=thibaud<text:tab/>7</text:a></text:p>
          <text:p text:style-name="P5"><text:a xlink:type="simple" xlink:href="#__RefHeading___Toc867_2619968216" text:style-name="Index_20_Link" text:visited-style-name="Index_20_Link">Simplifier l'URL<text:tab/>8</text:a></text:p>
          <text:p text:style-name="P5"><text:a xlink:type="simple" xlink:href="#__RefHeading___Toc869_2619968216" text:style-name="Index_20_Link" text:visited-style-name="Index_20_Link">Retourner une vue<text:tab/>8</text:a></text:p>
          <text:p text:style-name="P5"><text:a xlink:type="simple" xlink:href="#__RefHeading___Toc871_2619968216" text:style-name="Index_20_Link" text:visited-style-name="Index_20_Link">Afficher le nom de la personne<text:tab/>8</text:a></text:p>
          <text:p text:style-name="P5"><text:a xlink:type="simple" xlink:href="#__RefHeading___Toc873_2619968216" text:style-name="Index_20_Link" text:visited-style-name="Index_20_Link">Utilisation de Blade pour afficher les variables<text:tab/>8</text:a></text:p>
          <text:p text:style-name="P5"><text:a xlink:type="simple" xlink:href="#__RefHeading___Toc875_2619968216" text:style-name="Index_20_Link" text:visited-style-name="Index_20_Link">Séparation du PHP et du HTML<text:tab/>8</text:a></text:p>
          <text:p text:style-name="P5"><text:a xlink:type="simple" xlink:href="#__RefHeading___Toc877_2619968216" text:style-name="Index_20_Link" text:visited-style-name="Index_20_Link">Passer une variable à la vue<text:tab/>8</text:a></text:p>
          <text:p text:style-name="P5"><text:a xlink:type="simple" xlink:href="#__RefHeading___Toc879_2619968216" text:style-name="Index_20_Link" text:visited-style-name="Index_20_Link">Utilisation des includes<text:tab/>9</text:a></text:p>
          <text:p text:style-name="P5"><text:a xlink:type="simple" xlink:href="#__RefHeading___Toc881_2619968216" text:style-name="Index_20_Link" text:visited-style-name="Index_20_Link">Utilisation des layouts<text:tab/>9</text:a></text:p>
          <text:p text:style-name="P5"><text:a xlink:type="simple" xlink:href="#__RefHeading___Toc883_2619968216" text:style-name="Index_20_Link" text:visited-style-name="Index_20_Link">Ajout d'une nouvelle route pour le formulaire HTML<text:tab/>10</text:a></text:p>
          <text:p text:style-name="P5"><text:a xlink:type="simple" xlink:href="#__RefHeading___Toc885_2619968216" text:style-name="Index_20_Link" text:visited-style-name="Index_20_Link">Ajout d'une nouvelle route pour traiter le formulaire<text:tab/>10</text:a></text:p>
          <text:p text:style-name="P5"><text:a xlink:type="simple" xlink:href="#__RefHeading___Toc887_2619968216" text:style-name="Index_20_Link" text:visited-style-name="Index_20_Link">Le problème du CSRF<text:tab/>10</text:a></text:p>
          <text:p text:style-name="P5"><text:a xlink:type="simple" xlink:href="#__RefHeading___Toc889_2619968216" text:style-name="Index_20_Link" text:visited-style-name="Index_20_Link">Récupération des données envoyées<text:tab/>11</text:a></text:p>
          <text:p text:style-name="P5"><text:a xlink:type="simple" xlink:href="#__RefHeading___Toc891_2619968216" text:style-name="Index_20_Link" text:visited-style-name="Index_20_Link">Configuration de PDO SQLite<text:tab/>11</text:a></text:p>
          <text:p text:style-name="P3"><text:a xlink:type="simple" xlink:href="#__RefHeading___Toc893_2619968216" text:style-name="Index_20_Link" text:visited-style-name="Index_20_Link">Ubuntu<text:tab/>11</text:a></text:p>
          <text:p text:style-name="P3"><text:a xlink:type="simple" xlink:href="#__RefHeading___Toc895_2619968216" text:style-name="Index_20_Link" text:visited-style-name="Index_20_Link">macOS<text:tab/>11</text:a></text:p>
          <text:p text:style-name="P3"><text:a xlink:type="simple" xlink:href="#__RefHeading___Toc897_2619968216" text:style-name="Index_20_Link" text:visited-style-name="Index_20_Link">Windows<text:tab/>11</text:a></text:p>
          <text:p text:style-name="P5"><text:a xlink:type="simple" xlink:href="#__RefHeading___Toc899_2619968216" text:style-name="Index_20_Link" text:visited-style-name="Index_20_Link">Configurer Laravel<text:tab/>11</text:a></text:p>
          <text:p text:style-name="P5"><text:a xlink:type="simple" xlink:href="#__RefHeading___Toc901_2619968216" text:style-name="Index_20_Link" text:visited-style-name="Index_20_Link">Création de la base de données<text:tab/>12</text:a></text:p>
          <text:p text:style-name="P5"><text:a xlink:type="simple" xlink:href="#__RefHeading___Toc903_2619968216" text:style-name="Index_20_Link" text:visited-style-name="Index_20_Link">Présentation des migrations<text:tab/>12</text:a></text:p>
          <text:p text:style-name="P5"><text:a xlink:type="simple" xlink:href="#__RefHeading___Toc905_2619968216" text:style-name="Index_20_Link" text:visited-style-name="Index_20_Link">Création d'une table<text:tab/>13</text:a></text:p>
          <text:p text:style-name="P5"><text:a xlink:type="simple" xlink:href="#__RefHeading___Toc907_2619968216" text:style-name="Index_20_Link" text:visited-style-name="Index_20_Link">Exécuter les migrations<text:tab/>13</text:a></text:p>
          <text:p text:style-name="P5"><text:a xlink:type="simple" xlink:href="#__RefHeading___Toc909_2619968216" text:style-name="Index_20_Link" text:visited-style-name="Index_20_Link">Création du modèle<text:tab/>13</text:a></text:p>
          <text:p text:style-name="P5"><text:a xlink:type="simple" xlink:href="#__RefHeading___Toc911_2619968216" text:style-name="Index_20_Link" text:visited-style-name="Index_20_Link">Utilisation du modèle<text:tab/>14</text:a></text:p>
          <text:p text:style-name="P5"><text:a xlink:type="simple" xlink:href="#__RefHeading___Toc913_2619968216" text:style-name="Index_20_Link" text:visited-style-name="Index_20_Link">Sécurisation du mot de passe<text:tab/>14</text:a></text:p>
          <text:p text:style-name="P4"><text:a xlink:type="simple" xlink:href="#__RefHeading___Toc915_2619968216" text:style-name="Index_20_Link" text:visited-style-name="Index_20_Link">Astuces avec Eloquent et MassAssignmentException<text:tab/>14</text:a></text:p>
          <text:p text:style-name="P5"><text:a xlink:type="simple" xlink:href="#__RefHeading___Toc917_2619968216" text:style-name="Index_20_Link" text:visited-style-name="Index_20_Link">Simplification de notre code<text:tab/>14</text:a></text:p>
          <text:p text:style-name="P5"><text:a xlink:type="simple" xlink:href="#__RefHeading___Toc919_2619968216" text:style-name="Index_20_Link" text:visited-style-name="Index_20_Link">MassAssignmentException<text:tab/>15</text:a></text:p>
          <text:p text:style-name="P4"><text:a xlink:type="simple" xlink:href="#__RefHeading___Toc921_2619968216" text:style-name="Index_20_Link" text:visited-style-name="Index_20_Link">Afficher nos utilisateurs avec Eloquent et Blade<text:tab/>15</text:a></text:p>
          <text:p text:style-name="P5"><text:a xlink:type="simple" xlink:href="#__RefHeading___Toc923_2619968216" text:style-name="Index_20_Link" text:visited-style-name="Index_20_Link">Création d'une nouvelle route<text:tab/>15</text:a></text:p>
          <text:p text:style-name="P5"><text:a xlink:type="simple" xlink:href="#__RefHeading___Toc925_2619968216" text:style-name="Index_20_Link" text:visited-style-name="Index_20_Link">Récupération des données avec Eloquent<text:tab/>16</text:a></text:p>
          <text:p text:style-name="P5"><text:a xlink:type="simple" xlink:href="#__RefHeading___Toc927_2619968216" text:style-name="Index_20_Link" text:visited-style-name="Index_20_Link">Création d'une vue<text:tab/>16</text:a></text:p>
          <text:p text:style-name="P5"><text:a xlink:type="simple" xlink:href="#__RefHeading___Toc929_2619968216" text:style-name="Index_20_Link" text:visited-style-name="Index_20_Link">Une boucle avec Blade<text:tab/>16</text:a></text:p>
          <text:p text:style-name="P4"><text:a xlink:type="simple" xlink:href="#__RefHeading___Toc931_2619968216" text:style-name="Index_20_Link" text:visited-style-name="Index_20_Link">Validation des formulaires<text:tab/>16</text:a></text:p>
          <text:p text:style-name="P5"><text:a xlink:type="simple" xlink:href="#__RefHeading___Toc933_2619968216" text:style-name="Index_20_Link" text:visited-style-name="Index_20_Link">Valider la requête<text:tab/>16</text:a></text:p>
          <text:p text:style-name="P5"><text:a xlink:type="simple" xlink:href="#__RefHeading___Toc935_2619968216" text:style-name="Index_20_Link" text:visited-style-name="Index_20_Link">Règles de validation<text:tab/>17</text:a></text:p>
          <text:p text:style-name="P4"><text:soft-page-break/><text:a xlink:type="simple" xlink:href="#__RefHeading___Toc937_2619968216" text:style-name="Index_20_Link" text:visited-style-name="Index_20_Link">Afficher les erreurs du formulaire à l'utilisateur<text:tab/>17</text:a></text:p>
          <text:p text:style-name="P5"><text:a xlink:type="simple" xlink:href="#__RefHeading___Toc939_2619968216" text:style-name="Index_20_Link" text:visited-style-name="Index_20_Link">Utilisation de la variable $errors<text:tab/>17</text:a></text:p>
          <text:p text:style-name="P5"><text:a xlink:type="simple" xlink:href="#__RefHeading___Toc941_2619968216" text:style-name="Index_20_Link" text:visited-style-name="Index_20_Link">Utilisation de fonction old()<text:tab/>18</text:a></text:p>
          <text:p text:style-name="P4"><text:a xlink:type="simple" xlink:href="#__RefHeading___Toc943_2619968216" text:style-name="Index_20_Link" text:visited-style-name="Index_20_Link">Styliser notre application avec Bulma<text:tab/>18</text:a></text:p>
          <text:p text:style-name="P5"><text:a xlink:type="simple" xlink:href="#__RefHeading___Toc945_2619968216" text:style-name="Index_20_Link" text:visited-style-name="Index_20_Link">Mettre à jour notre structure<text:tab/>18</text:a></text:p>
          <text:p text:style-name="P5"><text:a xlink:type="simple" xlink:href="#__RefHeading___Toc947_2619968216" text:style-name="Index_20_Link" text:visited-style-name="Index_20_Link">Styliser notre formulaire<text:tab/>18</text:a></text:p>
          <text:p text:style-name="P4"><text:a xlink:type="simple" xlink:href="#__RefHeading___Toc949_2619968216" text:style-name="Index_20_Link" text:visited-style-name="Index_20_Link">Personnaliser nos messages d'erreur<text:tab/>19</text:a></text:p>
          <text:p text:style-name="P5"><text:a xlink:type="simple" xlink:href="#__RefHeading___Toc951_2619968216" text:style-name="Index_20_Link" text:visited-style-name="Index_20_Link">Fichiers de langues<text:tab/>19</text:a></text:p>
          <text:p text:style-name="P5"><text:a xlink:type="simple" xlink:href="#__RefHeading___Toc953_2619968216" text:style-name="Index_20_Link" text:visited-style-name="Index_20_Link">Configuration de la langue de l'application<text:tab/>20</text:a></text:p>
          <text:p text:style-name="P5"><text:a xlink:type="simple" xlink:href="#__RefHeading___Toc955_2619968216" text:style-name="Index_20_Link" text:visited-style-name="Index_20_Link">Message d'erreur spécifique<text:tab/>20</text:a></text:p>
          <text:p text:style-name="P4"><text:a xlink:type="simple" xlink:href="#__RefHeading___Toc957_2619968216" text:style-name="Index_20_Link" text:visited-style-name="Index_20_Link">Simplifier nos routes avec des contrôleurs<text:tab/>20</text:a></text:p>
          <text:p text:style-name="P5"><text:a xlink:type="simple" xlink:href="#__RefHeading___Toc959_2619968216" text:style-name="Index_20_Link" text:visited-style-name="Index_20_Link">Architecture MVC<text:tab/>20</text:a></text:p>
          <text:p text:style-name="P3"><text:a xlink:type="simple" xlink:href="#__RefHeading___Toc961_2619968216" text:style-name="Index_20_Link" text:visited-style-name="Index_20_Link">Models, les modèles<text:tab/>20</text:a></text:p>
          <text:p text:style-name="P3"><text:a xlink:type="simple" xlink:href="#__RefHeading___Toc963_2619968216" text:style-name="Index_20_Link" text:visited-style-name="Index_20_Link">Views, les vues<text:tab/>20</text:a></text:p>
          <text:p text:style-name="P3"><text:a xlink:type="simple" xlink:href="#__RefHeading___Toc965_2619968216" text:style-name="Index_20_Link" text:visited-style-name="Index_20_Link">Controllers, les contrôleurs<text:tab/>20</text:a></text:p>
          <text:p text:style-name="P5"><text:a xlink:type="simple" xlink:href="#__RefHeading___Toc967_2619968216" text:style-name="Index_20_Link" text:visited-style-name="Index_20_Link">Notre premier contrôleur<text:tab/>20</text:a></text:p>
          <text:p text:style-name="P5"><text:a xlink:type="simple" xlink:href="#__RefHeading___Toc969_2619968216" text:style-name="Index_20_Link" text:visited-style-name="Index_20_Link">Créer le contrôleur pour l'inscription<text:tab/>21</text:a></text:p>
          <text:p text:style-name="P5"><text:a xlink:type="simple" xlink:href="#__RefHeading___Toc971_2619968216" text:style-name="Index_20_Link" text:visited-style-name="Index_20_Link">Les dernières routes<text:tab/>22</text:a></text:p>
          <text:p text:style-name="P4"><text:a xlink:type="simple" xlink:href="#__RefHeading___Toc973_2619968216" text:style-name="Index_20_Link" text:visited-style-name="Index_20_Link">Créer un formulaire de connexion<text:tab/>22</text:a></text:p>
          <text:p text:style-name="P5"><text:a xlink:type="simple" xlink:href="#__RefHeading___Toc975_2619968216" text:style-name="Index_20_Link" text:visited-style-name="Index_20_Link">Création d'un contrôleur<text:tab/>22</text:a></text:p>
          <text:p text:style-name="P5"><text:a xlink:type="simple" xlink:href="#__RefHeading___Toc977_2619968216" text:style-name="Index_20_Link" text:visited-style-name="Index_20_Link">Création des routes<text:tab/>23</text:a></text:p>
          <text:p text:style-name="P5"><text:a xlink:type="simple" xlink:href="#__RefHeading___Toc979_2619968216" text:style-name="Index_20_Link" text:visited-style-name="Index_20_Link">Création de la vue<text:tab/>23</text:a></text:p>
          <text:p text:style-name="P5"><text:a xlink:type="simple" xlink:href="#__RefHeading___Toc981_2619968216" text:style-name="Index_20_Link" text:visited-style-name="Index_20_Link">Mise en place de la validation<text:tab/>23</text:a></text:p>
          <text:p text:style-name="P4"><text:a xlink:type="simple" xlink:href="#__RefHeading___Toc983_2619968216" text:style-name="Index_20_Link" text:visited-style-name="Index_20_Link">Authentifier nos utilisateurs<text:tab/>24</text:a></text:p>
          <text:p text:style-name="P5"><text:a xlink:type="simple" xlink:href="#__RefHeading___Toc985_2619968216" text:style-name="Index_20_Link" text:visited-style-name="Index_20_Link">Accéder au système d'authentification<text:tab/>24</text:a></text:p>
          <text:p text:style-name="P5"><text:a xlink:type="simple" xlink:href="#__RefHeading___Toc987_2619968216" text:style-name="Index_20_Link" text:visited-style-name="Index_20_Link">Les paramètres de la fonction attempt()<text:tab/>24</text:a></text:p>
          <text:p text:style-name="P5"><text:a xlink:type="simple" xlink:href="#__RefHeading___Toc989_2619968216" text:style-name="Index_20_Link" text:visited-style-name="Index_20_Link">Configuration du modèle à utiliser<text:tab/>24</text:a></text:p>
          <text:p text:style-name="P5"><text:a xlink:type="simple" xlink:href="#__RefHeading___Toc991_2619968216" text:style-name="Index_20_Link" text:visited-style-name="Index_20_Link">Rendre notre utilisateur Authenticatable<text:tab/>24</text:a></text:p>
          <text:p text:style-name="P4"><text:a xlink:type="simple" xlink:href="#__RefHeading___Toc993_2619968216" text:style-name="Index_20_Link" text:visited-style-name="Index_20_Link">Rediriger après un formulaire<text:tab/>25</text:a></text:p>
          <text:p text:style-name="P5"><text:a xlink:type="simple" xlink:href="#__RefHeading___Toc995_2619968216" text:style-name="Index_20_Link" text:visited-style-name="Index_20_Link">Créer une nouvelle page /mon-compte<text:tab/>25</text:a></text:p>
          <text:p text:style-name="P5"><text:a xlink:type="simple" xlink:href="#__RefHeading___Toc997_2619968216" text:style-name="Index_20_Link" text:visited-style-name="Index_20_Link">Redirection vers la nouvelle page<text:tab/>26</text:a></text:p>
          <text:p text:style-name="P5"><text:a xlink:type="simple" xlink:href="#__RefHeading___Toc999_2619968216" text:style-name="Index_20_Link" text:visited-style-name="Index_20_Link">Redirection en cas d'échec<text:tab/>26</text:a></text:p>
          <text:p text:style-name="P4"><text:a xlink:type="simple" xlink:href="#__RefHeading___Toc1001_2619968216" text:style-name="Index_20_Link" text:visited-style-name="Index_20_Link">Vérifier si un utilisateur est connecté<text:tab/>26</text:a></text:p>
          <text:p text:style-name="P5"><text:a xlink:type="simple" xlink:href="#__RefHeading___Toc1003_2619968216" text:style-name="Index_20_Link" text:visited-style-name="Index_20_Link">Création d'un contrôleur<text:tab/>26</text:a></text:p>
          <text:p text:style-name="P5"><text:a xlink:type="simple" xlink:href="#__RefHeading___Toc1005_2619968216" text:style-name="Index_20_Link" text:visited-style-name="Index_20_Link">Vérifier si une personne est connectée<text:tab/>26</text:a></text:p>
          <text:p text:style-name="P5"><text:a xlink:type="simple" xlink:href="#__RefHeading___Toc1007_2619968216" text:style-name="Index_20_Link" text:visited-style-name="Index_20_Link">Ajouter un message d'erreur.<text:tab/>27</text:a></text:p>
          <text:p text:style-name="P4"><text:a xlink:type="simple" xlink:href="#__RefHeading___Toc1009_2619968216" text:style-name="Index_20_Link" text:visited-style-name="Index_20_Link">Bouton de déconnexion<text:tab/>27</text:a></text:p>
          <text:p text:style-name="P5"><text:a xlink:type="simple" xlink:href="#__RefHeading___Toc1011_2619968216" text:style-name="Index_20_Link" text:visited-style-name="Index_20_Link">Ajout du bouton dans la vue<text:tab/>27</text:a></text:p>
          <text:p text:style-name="P5"><text:a xlink:type="simple" xlink:href="#__RefHeading___Toc1013_2619968216" text:style-name="Index_20_Link" text:visited-style-name="Index_20_Link">Création de la route<text:tab/>27</text:a></text:p>
          <text:p text:style-name="P5"><text:a xlink:type="simple" xlink:href="#__RefHeading___Toc1015_2619968216" text:style-name="Index_20_Link" text:visited-style-name="Index_20_Link">Création de la méthode du contrôleur<text:tab/>27</text:a></text:p>
          <text:p text:style-name="P5"><text:a xlink:type="simple" xlink:href="#__RefHeading___Toc1017_2619968216" text:style-name="Index_20_Link" text:visited-style-name="Index_20_Link">Correction du problème avec le remember_token<text:tab/>27</text:a></text:p>
        </text:index-body>
      </text:table-of-content>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801_2619968216"/><text:soft-page-break/>Installation de Laravel 5 avec ubuntu<text:bookmark-end text:name="__RefHeading___Toc801_2619968216"/></text:h>
      <text:p text:style-name="P21"/>
      <text:p text:style-name="P21">Avant d'installer pour la première fois Laravel, vous devez être sûr que votre ordinateur possède bien tous les logiciels requis : <text:span text:style-name="T2">PHP &gt;= 7.0</text:span> et les extensions <text:span text:style-name="T2">OpenSSL, PDO, Mbstring et Tokenizer</text:span>.</text:p>
      <text:p text:style-name="P21">Je recommande pour une nouvelle machine d'installer directement <text:span text:style-name="T2">PHP 7.1</text:span> afin de ne pas prendre de retard sur les mises à jour.</text:p>
      <text:p text:style-name="P22">L'objectif de ce chapitre est d'obtenir une installation fonctionnelle avec Ubuntu où il est possible, en ligne de commande et sans erreur, d'écrire :</text:p>
      <text:p text:style-name="P59"><text:span text:style-name="Source_20_Text"><text:span text:style-name="T3">php --version</text:span></text:span></text:p>
      <text:p text:style-name="P59"><text:span text:style-name="Source_20_Text"><text:span text:style-name="T3">composer --version</text:span></text:span></text:p>
      <text:h text:style-name="P63" text:outline-level="3"/>
      <text:h text:style-name="Heading_20_2" text:outline-level="2"><text:bookmark-start text:name="__RefHeading___Toc803_2619968216"/>Installation de PHP et de Composer<text:bookmark-end text:name="__RefHeading___Toc803_2619968216"/></text:h>
      <text:h text:style-name="Heading_20_3" text:outline-level="3"><text:bookmark-start text:name="__RefHeading___Toc805_2619968216"/>Installation de PHP<text:bookmark-end text:name="__RefHeading___Toc805_2619968216"/></text:h>
      <text:p text:style-name="P15"><text:span text:style-name="T11">Les extensions OpenSSL et Tokenizer sont déjà intégrées dans PHP. Nous allons installer uniquement </text:span><text:span text:style-name="Source_20_Text"><text:span text:style-name="T11">php-cli</text:span></text:span><text:span text:style-name="T11"> car nous n'avons pas besoin du programme </text:span><text:span text:style-name="Source_20_Text"><text:span text:style-name="T11">apache</text:span></text:span><text:span text:style-name="T11"> qui est installé automatiquement avec le paquet </text:span><text:span text:style-name="Source_20_Text"><text:span text:style-name="T11">php</text:span></text:span><text:span text:style-name="T11"> simple.</text:span></text:p>
      <text:p text:style-name="P59"><text:span text:style-name="Source_20_Text"><text:span text:style-name="T3">sudo apt install php-cli php-mbstring php-xml</text:span></text:span></text:p>
      <text:h text:style-name="P68" text:outline-level="4"/>
      <text:h text:style-name="Heading_20_3" text:outline-level="3"><text:bookmark-start text:name="__RefHeading___Toc807_2619968216"/>Installation de Composer<text:bookmark-end text:name="__RefHeading___Toc807_2619968216"/></text:h>
      <text:p text:style-name="P16"><text:a xlink:type="simple" xlink:href="https://getcomposer.org/" text:style-name="Internet_20_link" text:visited-style-name="Visited_20_Internet_20_Link"><text:span text:style-name="T11">Composer</text:span></text:a><text:span text:style-name="T11"> est le gestionnaire de dépendances de PHP. Il permet de télécharger des bibliothèques pour gérer par exemple les dates (avec </text:span><text:a xlink:type="simple" xlink:href="http://carbon.nesbot.com/" text:style-name="Internet_20_link" text:visited-style-name="Visited_20_Internet_20_Link"><text:span text:style-name="T11">Carbon</text:span></text:a><text:span text:style-name="T11">) ou les paiements Paypal (avec leur bibliothèque </text:span><text:a xlink:type="simple" xlink:href="http://paypal.github.io/PayPal-PHP-SDK/" text:style-name="Internet_20_link" text:visited-style-name="Visited_20_Internet_20_Link"><text:span text:style-name="T11">PayPal PHP SDK</text:span></text:a><text:span text:style-name="T11">). </text:span></text:p>
      <text:p text:style-name="P23">Composer permet également de créer des projets Laravel et de télécharger le framework. Le framework Laravel est d'ailleurs un simple assemblage de plusieurs dizaines de bibliothèques.</text:p>
      <text:p text:style-name="P22"/>
      <text:p text:style-name="P22"/>
      <text:p text:style-name="P22"/>
      <text:p text:style-name="P15"><text:span text:style-name="T11">Pour </text:span><text:a xlink:type="simple" xlink:href="https://getcomposer.org/download/" text:style-name="Internet_20_link" text:visited-style-name="Visited_20_Internet_20_Link"><text:span text:style-name="T11">installer Composer</text:span></text:a><text:span text:style-name="T11"> :</text:span></text:p>
      <text:p text:style-name="P59"><text:span text:style-name="Source_20_Text"><text:span text:style-name="T3">php -r "copy('https://getcomposer.org/installer', 'composer-setup.php');"</text:span></text:span></text:p>
      <text:p text:style-name="P59"><text:span text:style-name="Source_20_Text"><text:span text:style-name="T3">sudo php composer-setup.php --filename=composer –install-dir=/usr/local/bin</text:span></text:span></text:p>
      <text:p text:style-name="P59"><text:span text:style-name="Source_20_Text"><text:span text:style-name="T3"/></text:span></text:p>
      <text:p text:style-name="P15"><text:span text:style-name="Source_20_Text"><text:span text:style-name="T11">sudo</text:span></text:span><text:span text:style-name="T11">, permet d'obtenir les droits administrateurs car le dossier </text:span><text:span text:style-name="Source_20_Text"><text:span text:style-name="T11">/usr/local/bin</text:span></text:span><text:span text:style-name="T11"> n'est pas accessible sans les droits administrateur.</text:span></text:p>
      <text:h text:style-name="P68" text:outline-level="4"/>
      <text:h text:style-name="Heading_20_3" text:outline-level="3"><text:bookmark-start text:name="__RefHeading___Toc809_2619968216"/>Vérifications<text:bookmark-end text:name="__RefHeading___Toc809_2619968216"/></text:h>
      <text:p text:style-name="P22">Félicitation ! Vous avez réussi à installer toutes les dépendances ! Pour vérifier que tout fonctionne vous pouvez demander les version de tous les programmes que vous avez installés :</text:p>
      <text:p text:style-name="P59"><text:span text:style-name="Source_20_Text"><text:span text:style-name="T3">php --version</text:span></text:span></text:p>
      <text:p text:style-name="P59"><text:span text:style-name="Source_20_Text"><text:span text:style-name="T3">composer --version</text:span></text:span></text:p>
      <text:h text:style-name="P63" text:outline-level="3"/>
      <text:h text:style-name="Heading_20_3" text:outline-level="3"><text:bookmark-start text:name="__RefHeading___Toc811_2619968216"/>Création de notre premier projet<text:bookmark-end text:name="__RefHeading___Toc811_2619968216"/></text:h>
      <text:p text:style-name="P22">Tout est prêt pour créer notre premier projet Laravel. Nous allons utiliser Composer pour télécharger Laravel :</text:p>
      <text:p text:style-name="P59"><text:span text:style-name="Source_20_Text"><text:span text:style-name="T3">composer create-project --prefer-dist laravel/laravel blog</text:span></text:span></text:p>
      <text:p text:style-name="P59"><text:span text:style-name="Source_20_Text"><text:span text:style-name="T11"/></text:span></text:p>
      <text:p text:style-name="P15"><text:span text:style-name="T11">Si tout fonctionne normalement, Composer devrait avoir créé un dossier </text:span><text:span text:style-name="Source_20_Text"><text:span text:style-name="T11">blog</text:span></text:span><text:span text:style-name="T11"> dans le dossier courant. Vous devriez pouvoir lister les fichiers et les dossiers de Laravel via </text:span><text:span text:style-name="Source_20_Text"><text:span text:style-name="T3">ls blog</text:span></text:span><text:span text:style-name="T11"> et lancer le serveur de développement via :</text:span></text:p>
      <text:p text:style-name="P59"><text:span text:style-name="Source_20_Text"><text:span text:style-name="T3">cd blog</text:span></text:span></text:p>
      <text:p text:style-name="P59"><text:span text:style-name="Source_20_Text"><text:span text:style-name="T3">php artisan serve</text:span></text:span></text:p>
      <text:p text:style-name="P22"/>
      <text:p text:style-name="P15"><text:span text:style-name="T11">Si </text:span><text:span text:style-name="Source_20_Text"><text:span text:style-name="T3">php artisan serve</text:span></text:span><text:span text:style-name="T11"> affiche « Laravel development server started on </text:span><text:a xlink:type="simple" xlink:href="http://127.0.0.1:8000/" text:style-name="Internet_20_link" text:visited-style-name="Visited_20_Internet_20_Link"><text:span text:style-name="T11">http://127.0.0.1:8000/</text:span></text:a><text:span text:style-name="T11"> », tout est bon ! Vous pouvez vous rendre sur </text:span><text:a xlink:type="simple" xlink:href="http://127.0.0.1:8000/" text:style-name="Internet_20_link" text:visited-style-name="Visited_20_Internet_20_Link"><text:span text:style-name="T11">votre application</text:span></text:a><text:span text:style-name="T11">.</text:span></text:p>
      <text:p text:style-name="P17"><text:span text:style-name="T11">Petite note, après avoir tapé </text:span><text:span text:style-name="Source_20_Text"><text:span text:style-name="T3">php artisan serve</text:span></text:span><text:span text:style-name="T11"> vous ne pouvez plus écrire de commande dans cette fenêtre. </text:span></text:p>
      <text:p text:style-name="P24"/>
      <text:p text:style-name="P24"><text:soft-page-break/>Deux choix sont possibles :</text:p>
      <text:list xml:id="list2116677336" text:style-name="L1">
        <text:list-item>
          <text:p text:style-name="P25">ouvrir une nouvelle fenêtre ou un nouvel onglet avec « <text:span text:style-name="T2">Ctrl-Maj-t </text:span>» </text:p>
        </text:list-item>
        <text:list-item>
          <text:p text:style-name="P18"><text:span text:style-name="T11">quitter le serveur local pour reprendre la main sur la fenêtre courante avec la combinaison de touches « </text:span><text:span text:style-name="T3">Ctrl-c</text:span><text:span text:style-name="T11"> » (attention il faudra relancer </text:span><text:span text:style-name="Source_20_Text"><text:span text:style-name="T3">php artisan serve</text:span></text:span><text:span text:style-name="T11"> pour pouvoir voir votre application sur </text:span><text:a xlink:type="simple" xlink:href="http://127.0.0.1:8000/" text:style-name="Internet_20_link" text:visited-style-name="Visited_20_Internet_20_Link"><text:span text:style-name="T11">http://127.0.0.1:8000</text:span></text:a><text:span text:style-name="T11">) </text:span></text:p>
        </text:list-item>
      </text:list>
      <text:h text:style-name="P64" text:outline-level="3"/>
      <text:h text:style-name="Heading_20_2" text:outline-level="2"><text:bookmark-start text:name="__RefHeading___Toc813_2619968216"/>Les dossiers Laravel<text:bookmark-end text:name="__RefHeading___Toc813_2619968216"/></text:h>
      <text:h text:style-name="Heading_20_3" text:outline-level="3"><text:bookmark-start text:name="__RefHeading___Toc815_2619968216"/><text:span text:style-name="Source_20_Text">app</text:span><text:bookmark-end text:name="__RefHeading___Toc815_2619968216"/></text:h>
      <text:p text:style-name="P15"><text:span text:style-name="T11">Le dossier </text:span><text:span text:style-name="Source_20_Text"><text:span text:style-name="T11">app</text:span></text:span><text:span text:style-name="T11"> est le dossier le plus important de votre projet. C'est celui qui contiendra votre application, c'est à dire, toutes vos classes et codes sources PHP.</text:span></text:p>
      <text:h text:style-name="P69" text:outline-level="4"><text:span text:style-name="Source_20_Text"><text:span text:style-name="T11"/></text:span></text:h>
      <text:h text:style-name="Heading_20_3" text:outline-level="3"><text:bookmark-start text:name="__RefHeading___Toc817_2619968216"/><text:span text:style-name="Source_20_Text">bootstrap</text:span><text:bookmark-end text:name="__RefHeading___Toc817_2619968216"/></text:h>
      <text:p text:style-name="P15"><text:span text:style-name="T11">Le dossier </text:span><text:span text:style-name="Source_20_Text"><text:span text:style-name="T11">bootstrap</text:span></text:span><text:span text:style-name="T11"> n'est pas utile. Il contient principalement des fichiers liés au lancement du framework ainsi qu'un dossier </text:span><text:span text:style-name="Source_20_Text"><text:span text:style-name="T11">cache</text:span></text:span><text:span text:style-name="T11"> pour certaines optimisations.</text:span></text:p>
      <text:h text:style-name="P69" text:outline-level="4"><text:span text:style-name="Source_20_Text"><text:span text:style-name="T11"/></text:span></text:h>
      <text:h text:style-name="Heading_20_3" text:outline-level="3"><text:bookmark-start text:name="__RefHeading___Toc819_2619968216"/><text:span text:style-name="Source_20_Text">config</text:span><text:bookmark-end text:name="__RefHeading___Toc819_2619968216"/></text:h>
      <text:p text:style-name="P15"><text:span text:style-name="T11">Le dossier </text:span><text:span text:style-name="Source_20_Text"><text:span text:style-name="T11">config</text:span></text:span><text:span text:style-name="T11"> contient les fichiers de configuration du framework. Chaque fichier correspond à une fonctionnalité configurable comme la gestion de la base de données avec le fichier </text:span><text:span text:style-name="Source_20_Text"><text:span text:style-name="T11">database.php</text:span></text:span><text:span text:style-name="T11"> ou le fichier </text:span><text:span text:style-name="Source_20_Text"><text:span text:style-name="T11">mail.php</text:span></text:span><text:span text:style-name="T11"> pour l'envoi des mails.</text:span></text:p>
      <text:h text:style-name="P69" text:outline-level="4"><text:span text:style-name="Source_20_Text"><text:span text:style-name="T11"/></text:span></text:h>
      <text:h text:style-name="Heading_20_3" text:outline-level="3"><text:bookmark-start text:name="__RefHeading___Toc821_2619968216"/><text:span text:style-name="Source_20_Text">database</text:span><text:bookmark-end text:name="__RefHeading___Toc821_2619968216"/></text:h>
      <text:p text:style-name="P15"><text:span text:style-name="T11">Le dossier </text:span><text:span text:style-name="Source_20_Text"><text:span text:style-name="T11">database</text:span></text:span><text:span text:style-name="T11"> contient principalement les migrations. Les migrations sont des fichiers permettant de décrire votre base de données afin de permettre à Laravel de créer, modifier ou supprimer les tables et les colones automatiquement pour vous. Les sous-dossiers </text:span><text:span text:style-name="Emphasis"><text:span text:style-name="T11">seeds</text:span></text:span><text:span text:style-name="T11"> et </text:span><text:span text:style-name="Emphasis"><text:span text:style-name="T11">factories</text:span></text:span><text:span text:style-name="T11"> ne sont pas utiles pour le moment.</text:span></text:p>
      <text:h text:style-name="P69" text:outline-level="4"><text:span text:style-name="Source_20_Text"><text:span text:style-name="T11"/></text:span></text:h>
      <text:h text:style-name="Heading_20_3" text:outline-level="3"><text:bookmark-start text:name="__RefHeading___Toc823_2619968216"/><text:span text:style-name="Source_20_Text">public</text:span><text:bookmark-end text:name="__RefHeading___Toc823_2619968216"/></text:h>
      <text:p text:style-name="P15"><text:span text:style-name="T11">Le dossier </text:span><text:span text:style-name="Source_20_Text"><text:span text:style-name="T11">public</text:span></text:span><text:span text:style-name="T11"> contient tous les fichiers accessibles directement par vos visiteurs comme les images, les feuilles de style ou encore les fichiers JavaScript. Il contient également quelques fichiers utiles comme un favicon, un fichier robots.txt, et un fichier </text:span><text:span text:style-name="Source_20_Text"><text:span text:style-name="T11">index.php</text:span></text:span><text:span text:style-name="T11"> qui est la porte d'entrée de votre application. C'est le seul fichier PHP accessible de l'extérieur et il sera responsable de lancer le framework et d'appeler votre code situé dans le dossier </text:span><text:span text:style-name="Source_20_Text"><text:span text:style-name="T11">app</text:span></text:span><text:span text:style-name="T11">.</text:span></text:p>
      <text:h text:style-name="P69" text:outline-level="4"><text:span text:style-name="Source_20_Text"><text:span text:style-name="T11"/></text:span></text:h>
      <text:h text:style-name="Heading_20_3" text:outline-level="3"><text:bookmark-start text:name="__RefHeading___Toc825_2619968216"/><text:span text:style-name="Source_20_Text">resources</text:span><text:bookmark-end text:name="__RefHeading___Toc825_2619968216"/></text:h>
      <text:p text:style-name="P15"><text:span text:style-name="T11">Le dossier </text:span><text:span text:style-name="Source_20_Text"><text:span text:style-name="T11">resources/assets</text:span></text:span><text:span text:style-name="T11"> contient vos fichiers pré-CSS et pré-JS avant leur compilation. Si vous n'avez jamais compilé de fichier SASS, ni utilisé Babel, Webpack ou autre pour compiler votre JavaScript, passez votre chemin. Nous aurons tout le temps d'étudier ces concepts par la suite.</text:span></text:p>
      <text:p text:style-name="P15"><text:span text:style-name="T11">Le dossier </text:span><text:span text:style-name="Source_20_Text"><text:span text:style-name="T11">resources/lang</text:span></text:span><text:span text:style-name="T11"> contient les fichiers de traduction pour votre application. Ils ne vous seront utiles que si vous souhaitez créer un site multi-lingue.</text:span></text:p>
      <text:p text:style-name="P15"><text:span text:style-name="T11">Le dossier </text:span><text:span text:style-name="Source_20_Text"><text:span text:style-name="T11">resources/views</text:span></text:span><text:span text:style-name="T11"> contient les vues de votre application. Les vues sont des fichiers majoritairement composés de HTML et sont chargés de la partie affichage de votre site. C'est l'un des dossiers les plus importants après le dossier </text:span><text:span text:style-name="Source_20_Text"><text:span text:style-name="T11">app</text:span></text:span><text:span text:style-name="T11">.</text:span></text:p>
      <text:h text:style-name="P69" text:outline-level="4"><text:span text:style-name="Source_20_Text"><text:span text:style-name="T11"/></text:span></text:h>
      <text:h text:style-name="Heading_20_3" text:outline-level="3"><text:bookmark-start text:name="__RefHeading___Toc827_2619968216"/><text:span text:style-name="Source_20_Text">routes</text:span><text:bookmark-end text:name="__RefHeading___Toc827_2619968216"/></text:h>
      <text:p text:style-name="P15"><text:span text:style-name="T11">Si vous avez l'habitude d'une architecture PHP simple : </text:span><text:span text:style-name="Source_20_Text"><text:span text:style-name="T11">https://mon-site.com/contact.php</text:span></text:span><text:span text:style-name="T11"> exécute le code situé dans </text:span><text:span text:style-name="Source_20_Text"><text:span text:style-name="T11">contact.php</text:span></text:span><text:span text:style-name="T11"> et </text:span><text:span text:style-name="Source_20_Text"><text:span text:style-name="T11">https://mon-site.com/compte.php</text:span></text:span><text:span text:style-name="T11"> exécute </text:span><text:span text:style-name="Source_20_Text"><text:span text:style-name="T11">compte.php</text:span></text:span><text:span text:style-name="T11">. Dans une architecture MVC comme celle de Laravel, toutes les requêtes des utilisateurs arrivent via le fichier </text:span><text:soft-page-break/><text:span text:style-name="Source_20_Text"><text:span text:style-name="T11">public/index.php</text:span></text:span><text:span text:style-name="T11"> il est donc nécessaire de faire le lien entre l'URL entrée par le visiteur (« /contact », « /mon-compte »…) et le code qui sera exécuté. C'est dans le fichier </text:span><text:span text:style-name="Source_20_Text"><text:span text:style-name="T11">routes/web.php</text:span></text:span><text:span text:style-name="T11"> que vous allez configurer ce lien. Nous verront justement ça dans le prochain chapitre.</text:span></text:p>
      <text:p text:style-name="P15"><text:span text:style-name="T11">Si vous souhaitez développer une API, le fichier </text:span><text:span text:style-name="Source_20_Text"><text:span text:style-name="T11">routes/api.php</text:span></text:span><text:span text:style-name="T11"> sera l'endroit où mettre vos liens, et si vous souhaitez mettre en place des actions en ligne de commande pour votre application, ce sera le fichier </text:span><text:span text:style-name="Source_20_Text"><text:span text:style-name="T11">routes/console.php</text:span></text:span><text:span text:style-name="T11">. Et si vous souhaitez envoyer des messages avec des websockets à vos visiteurs, ce sera le fichier </text:span><text:span text:style-name="Source_20_Text"><text:span text:style-name="T11">routes/channel.php</text:span></text:span><text:span text:style-name="T11">. Mais ces trois fichiers seront moins utiles dans un premier temps.</text:span></text:p>
      <text:h text:style-name="P69" text:outline-level="4"><text:span text:style-name="Source_20_Text"><text:span text:style-name="T11"/></text:span></text:h>
      <text:h text:style-name="Heading_20_3" text:outline-level="3"><text:bookmark-start text:name="__RefHeading___Toc829_2619968216"/><text:span text:style-name="Source_20_Text">storage</text:span><text:bookmark-end text:name="__RefHeading___Toc829_2619968216"/></text:h>
      <text:p text:style-name="P15"><text:span text:style-name="T11">Le dossier </text:span><text:span text:style-name="Source_20_Text"><text:span text:style-name="T11">storage/app</text:span></text:span><text:span text:style-name="T11"> contiendra tous les fichiers générés par votre application, par exemple des factures PDF, les photos de profil de vos utilisateurs, etc.</text:span></text:p>
      <text:p text:style-name="P15"><text:span text:style-name="T11">Le dossier </text:span><text:span text:style-name="Source_20_Text"><text:span text:style-name="T11">storage/framework</text:span></text:span><text:span text:style-name="T11"> contient des fichiers utilisés uniquement par le framework. Il est recommandé de ne pas ajouter ou supprimer de fichiers de ce dossier.</text:span></text:p>
      <text:p text:style-name="P15"><text:span text:style-name="T11">Enfin, le dossier </text:span><text:span text:style-name="Source_20_Text"><text:span text:style-name="T11">storage/logs</text:span></text:span><text:span text:style-name="T11"> contient les fichiers de logs de votre application. Les fichiers de logs contiennent des informations sur l'activité de votre application. Par défaut, Laravel enregistrera dans le fichier </text:span><text:span text:style-name="Source_20_Text"><text:span text:style-name="T11">storage/logs/laravel.log</text:span></text:span><text:span text:style-name="T11"> toutes les exceptions survenues dans votre application mais vous pouvez également écrire dans ce fichier lors d'évènement important (un utilisateur vient de s'inscrire, de se connecter, etc.).</text:span></text:p>
      <text:h text:style-name="P69" text:outline-level="4"><text:span text:style-name="Source_20_Text"><text:span text:style-name="T11"/></text:span></text:h>
      <text:h text:style-name="Heading_20_3" text:outline-level="3"><text:bookmark-start text:name="__RefHeading___Toc831_2619968216"/><text:span text:style-name="Source_20_Text">tests</text:span><text:bookmark-end text:name="__RefHeading___Toc831_2619968216"/></text:h>
      <text:p text:style-name="P22">Les tests sont un moyen rapide et automatisé de vérifier que votre application fonctionne comme vous le souhaitez. Si votre application commence à grossir, il est important de comprendre comment fonctionne les tests en programmation.</text:p>
      <text:p text:style-name="P22">Les tests sont un sujet complexe et nous y reviendrons plus en détails par la suite.</text:p>
      <text:h text:style-name="P69" text:outline-level="4"><text:span text:style-name="Source_20_Text"><text:span text:style-name="T11"/></text:span></text:h>
      <text:h text:style-name="Heading_20_3" text:outline-level="3"><text:bookmark-start text:name="__RefHeading___Toc833_2619968216"/><text:span text:style-name="Source_20_Text">vendor</text:span><text:bookmark-end text:name="__RefHeading___Toc833_2619968216"/></text:h>
      <text:p text:style-name="P15"><text:span text:style-name="T11">Le dossier </text:span><text:span text:style-name="Source_20_Text"><text:span text:style-name="T11">vendor</text:span></text:span><text:span text:style-name="T11"> contient toutes les dépendances PHP téléchargées par Composer. Vous pouvez par exemple retrouver dans </text:span><text:span text:style-name="Source_20_Text"><text:span text:style-name="T11">vendor/laravel/framework</text:span></text:span><text:span text:style-name="T11"> le code source de Laravel. Vous ne devez jamais changer les fichiers de ce dossier, car ces modifications seront écrasée par Composer à la prochaine mise à jour.</text:span></text:p>
      <text:h text:style-name="P63" text:outline-level="3"/>
      <text:h text:style-name="Heading_20_2" text:outline-level="2"><text:bookmark-start text:name="__RefHeading___Toc835_2619968216"/>Les fichiers<text:bookmark-end text:name="__RefHeading___Toc835_2619968216"/></text:h>
      <text:p text:style-name="P22">À la racine de notre projet, Composer a également ajouté de nombreux fichiers. La plupart sont des fichiers de configuration pour des outils externes (Git, Composer, Gulp, NPM, PHPUnit…) et nous ne les utiliserons pas avant d'avoir découvert ces outils.</text:p>
      <text:h text:style-name="P69" text:outline-level="4"><text:span text:style-name="Source_20_Text"><text:span text:style-name="T11"/></text:span></text:h>
      <text:h text:style-name="Heading_20_3" text:outline-level="3"><text:bookmark-start text:name="__RefHeading___Toc837_2619968216"/><text:span text:style-name="Source_20_Text">.env</text:span><text:bookmark-end text:name="__RefHeading___Toc837_2619968216"/></text:h>
      <text:p text:style-name="P15"><text:span text:style-name="T11">Les fichiers </text:span><text:span text:style-name="Source_20_Text"><text:span text:style-name="T11">.env</text:span></text:span><text:span text:style-name="T11"> contient les mots de passe de vos services ainsi que toutes les données sensibles de votre application (mot de passe de base de données, adresse de la base de données…). Ce fichier ne doit jamais être envoyé ou stocké en ligne. Afin de connaître les informations à renseigner, il existe un fichier </text:span><text:span text:style-name="Source_20_Text"><text:span text:style-name="T11">.env.example</text:span></text:span><text:span text:style-name="T11"> qui contient uniquement des valeurs d'exemple.</text:span></text:p>
      <text:h text:style-name="P69" text:outline-level="4"><text:span text:style-name="Source_20_Text"><text:span text:style-name="T11"/></text:span></text:h>
      <text:h text:style-name="Heading_20_3" text:outline-level="3"><text:bookmark-start text:name="__RefHeading___Toc839_2619968216"/><text:span text:style-name="Source_20_Text"><text:span text:style-name="T11">.gitattributes</text:span></text:span><text:span text:style-name="T11"> et </text:span><text:span text:style-name="Source_20_Text"><text:span text:style-name="T11">.gitignore</text:span></text:span><text:bookmark-end text:name="__RefHeading___Toc839_2619968216"/></text:h>
      <text:p text:style-name="P22">Ces fichiers sont utilisés par le logiciel Git. Si vous n'utilisez pas Git, vous n'avez pas à vous en occuper.</text:p>
      <text:h text:style-name="P70" text:outline-level="4"><text:soft-page-break/><text:span text:style-name="Source_20_Text"><text:span text:style-name="T11"/></text:span></text:h>
      <text:h text:style-name="Heading_20_3" text:outline-level="3"><text:bookmark-start text:name="__RefHeading___Toc841_2619968216"/><text:span text:style-name="Source_20_Text">artisan</text:span><text:bookmark-end text:name="__RefHeading___Toc841_2619968216"/></text:h>
      <text:p text:style-name="P17"><text:span text:style-name="T11">Le fichier </text:span><text:span text:style-name="Source_20_Text"><text:span text:style-name="T11">artisan</text:span></text:span><text:span text:style-name="T11"> permet de lancer des commandes comme </text:span><text:span text:style-name="Source_20_Text"><text:span text:style-name="T11">php artisan serve</text:span></text:span><text:span text:style-name="T11">. Ces commandes vont nous permettre de faire beaucoup de choses avec Laravel et nous verrons au fur et à mesure les différentes commandes existantes.</text:span></text:p>
      <text:p text:style-name="P24"/>
      <text:h text:style-name="Heading_20_3" text:outline-level="3"><text:bookmark-start text:name="__RefHeading___Toc843_2619968216"/><text:span text:style-name="Source_20_Text"><text:span text:style-name="T11">composer.json</text:span></text:span><text:span text:style-name="T11"> et </text:span><text:span text:style-name="Source_20_Text"><text:span text:style-name="T11">composer.lock</text:span></text:span><text:bookmark-end text:name="__RefHeading___Toc843_2619968216"/></text:h>
      <text:p text:style-name="P15"><text:span text:style-name="T11">Le fichier </text:span><text:span text:style-name="Source_20_Text"><text:span text:style-name="T11">composer.json</text:span></text:span><text:span text:style-name="T11"> contient toutes les dépendances requises par notre application. Le fichier </text:span><text:span text:style-name="Source_20_Text"><text:span text:style-name="T11">composer.lock</text:span></text:span><text:span text:style-name="T11"> est un fichier généré automatiquement par Composer lors de la commande </text:span><text:span text:style-name="Source_20_Text"><text:span text:style-name="T11">composer update</text:span></text:span><text:span text:style-name="T11">. Vous ne devriez jamais la modifier manuellement.</text:span></text:p>
      <text:h text:style-name="P69" text:outline-level="4"><text:span text:style-name="Source_20_Text"><text:span text:style-name="T11"/></text:span></text:h>
      <text:h text:style-name="Heading_20_3" text:outline-level="3"><text:bookmark-start text:name="__RefHeading___Toc845_2619968216"/><text:span text:style-name="Source_20_Text">webpack.mix.js</text:span><text:bookmark-end text:name="__RefHeading___Toc845_2619968216"/></text:h>
      <text:p text:style-name="P22">Webpack est un outil permettant de transformer des fichiers SASS en fichier CSS ou encore de compiler du JavaScript. Si vous ne savez pas ce que cela signifie, il n'est pas nécessaire de s'en occuper pour le moment.</text:p>
      <text:h text:style-name="P69" text:outline-level="4"><text:span text:style-name="Source_20_Text"><text:span text:style-name="T11"/></text:span></text:h>
      <text:h text:style-name="Heading_20_3" text:outline-level="3"><text:bookmark-start text:name="__RefHeading___Toc847_2619968216"/><text:span text:style-name="Source_20_Text"><text:span text:style-name="T11">packages.json</text:span></text:span><text:span text:style-name="T11"> et </text:span><text:span text:style-name="Source_20_Text"><text:span text:style-name="T11">yarn.lock</text:span></text:span><text:bookmark-end text:name="__RefHeading___Toc847_2619968216"/></text:h>
      <text:p text:style-name="P15"><text:span text:style-name="T11">Le fichier </text:span><text:span text:style-name="Source_20_Text"><text:span text:style-name="T11">packages.json</text:span></text:span><text:span text:style-name="T11"> est identique au fichier </text:span><text:span text:style-name="Source_20_Text"><text:span text:style-name="T11">composer.json</text:span></text:span><text:span text:style-name="T11"> en PHP mais pour le JavaScript avec l'outil NPM. Nous ne l'utiliserons pas pour le moment.</text:span></text:p>
      <text:h text:style-name="P69" text:outline-level="4"><text:span text:style-name="Source_20_Text"><text:span text:style-name="T11"/></text:span></text:h>
      <text:h text:style-name="Heading_20_3" text:outline-level="3"><text:bookmark-start text:name="__RefHeading___Toc849_2619968216"/><text:span text:style-name="Source_20_Text">phpunit.xml</text:span><text:bookmark-end text:name="__RefHeading___Toc849_2619968216"/></text:h>
      <text:p text:style-name="P22">PHPUnit est un outil qui permet de lancer les tests unitaires et fonctionnels. Ce fichier sera utilisé quand nous verrons comment écrire des tests avec Laravel.</text:p>
      <text:h text:style-name="P69" text:outline-level="4"><text:span text:style-name="Source_20_Text"><text:span text:style-name="T11"/></text:span></text:h>
      <text:h text:style-name="Heading_20_3" text:outline-level="3"><text:bookmark-start text:name="__RefHeading___Toc851_2619968216"/><text:span text:style-name="Source_20_Text">server.php</text:span><text:bookmark-end text:name="__RefHeading___Toc851_2619968216"/></text:h>
      <text:p text:style-name="P15"><text:span text:style-name="T11">Le fichier </text:span><text:span text:style-name="Source_20_Text"><text:span text:style-name="T11">server.php</text:span></text:span><text:span text:style-name="T11"> est uniquement présent pour que la commande </text:span><text:span text:style-name="Source_20_Text"><text:span text:style-name="T11">php artisan serve</text:span></text:span><text:span text:style-name="T11"> fonctionne. Vous ne devriez jamais avoir à y toucher.</text:span></text:p>
      <text:h text:style-name="P72" text:outline-level="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_Toc853_2619968216"/><text:soft-page-break/>Créer une première page<text:bookmark-end text:name="__RefHeading___Toc853_2619968216"/></text:h>
      <text:h text:style-name="Heading_20_2" text:outline-level="2"><text:bookmark-start text:name="__RefHeading___Toc855_2619968216"/><text:span text:style-name="T1">O</text:span>ù passe ma requête ?<text:bookmark-end text:name="__RefHeading___Toc855_2619968216"/></text:h>
      <text:p text:style-name="P15"><text:span text:style-name="T11">Avant de commencer cette leçon, n'oubliez pas de lancer dans un terminal la commande </text:span><text:span text:style-name="Source_20_Text"><text:span text:style-name="T11">php artisan serve</text:span></text:span><text:span text:style-name="T11">.</text:span></text:p>
      <text:p text:style-name="P15"><text:span text:style-name="T11">Que se passe-t-il quand vous visitez </text:span><text:a xlink:type="simple" xlink:href="http://locahost:8000/" text:style-name="Internet_20_link" text:visited-style-name="Visited_20_Internet_20_Link"><text:span text:style-name="T11">http://locahost:8000</text:span></text:a><text:span text:style-name="T11"> ?</text:span></text:p>
      <text:p text:style-name="P22"/>
      <text:p text:style-name="P15"><text:span text:style-name="T11">Tout d'abord, Laravel va lire votre fichier de routes. Ce fichier est situé dans </text:span><text:span text:style-name="Source_20_Text"><text:span text:style-name="T11">routes/web.php</text:span></text:span><text:span text:style-name="T11">. Dans ce fichier, nous déclarons que les requêtes de type </text:span><text:span text:style-name="Source_20_Text"><text:span text:style-name="T3">GET</text:span></text:span><text:span text:style-name="T11"> sur </text:span><text:span text:style-name="Source_20_Text"><text:span text:style-name="T11">/</text:span></text:span><text:span text:style-name="T11"> doivent exécuter la fonction anonyme suivante :</text:span></text:p>
      <text:p text:style-name="P59"><text:span text:style-name="Source_20_Text"><text:span text:style-name="T3"/></text:span></text:p>
      <text:p text:style-name="P59"><text:span text:style-name="Source_20_Text"><text:span text:style-name="T3">function () {</text:span></text:span></text:p>
      <text:p text:style-name="P59"><text:span text:style-name="Source_20_Text"><text:span text:style-name="T3"><text:s text:c="4"/>return view('welcome');</text:span></text:span></text:p>
      <text:p text:style-name="P59"><text:span text:style-name="Source_20_Text"><text:span text:style-name="T3">}</text:span></text:span></text:p>
      <text:p text:style-name="P59"><text:span text:style-name="Source_20_Text"><text:span text:style-name="T3"/></text:span></text:p>
      <text:p text:style-name="P22">Quelques petites précisions à ce niveau :</text:p>
      <text:list xml:id="list437737930" text:style-name="L2">
        <text:list-item>
          <text:p text:style-name="P19"><text:span text:style-name="T11">« une requête de type » fait référence aux types de requêtes HTTP. Il en existe plusieurs : </text:span><text:span text:style-name="Source_20_Text"><text:span text:style-name="T3">GET</text:span></text:span><text:span text:style-name="T11">, </text:span><text:span text:style-name="Source_20_Text"><text:span text:style-name="T11">POST</text:span></text:span><text:span text:style-name="T11">, </text:span><text:span text:style-name="Source_20_Text"><text:span text:style-name="T11">PATCH</text:span></text:span><text:span text:style-name="T11">, </text:span><text:span text:style-name="Source_20_Text"><text:span text:style-name="T11">DELETE</text:span></text:span><text:span text:style-name="T11">… Par défaut, lorsque vous visitez une page web, votre navigateur va effectuer une requête de type </text:span><text:span text:style-name="Source_20_Text"><text:span text:style-name="T3">GET</text:span></text:span><text:span text:style-name="T11">. Lorsque vous validez un formulaire, votre navigateur va faire une requête de type </text:span><text:span text:style-name="Source_20_Text"><text:span text:style-name="T11">POST</text:span></text:span><text:span text:style-name="T11">. Les autres types ne sont pas important pour le moment. </text:span></text:p>
        </text:list-item>
        <text:list-item>
          <text:p text:style-name="P26">« fonction anonyme » est une fonction PHP classique mais sans nom. Il n'y a pas grand chose de plus à dire :-) </text:p>
        </text:list-item>
        <text:list-item>
          <text:p text:style-name="P19"><text:span text:style-name="Source_20_Text"><text:span text:style-name="T11">/</text:span></text:span><text:span text:style-name="T11"> fait référence à l'URL. Nous devons visiter « </text:span><text:a xlink:type="simple" xlink:href="http://localhost:8000/" text:style-name="Internet_20_link" text:visited-style-name="Visited_20_Internet_20_Link"><text:span text:style-name="T11">http://localhost:8000</text:span></text:a><text:span text:style-name="Strong_20_Emphasis"><text:span text:style-name="T11">/</text:span></text:span><text:span text:style-name="T11"> » pour exécuter la fonction. </text:span></text:p>
        </text:list-item>
      </text:list>
      <text:h text:style-name="P63" text:outline-level="3"/>
      <text:h text:style-name="Heading_20_2" text:outline-level="2"><text:bookmark-start text:name="__RefHeading___Toc857_2619968216"/>La fonction anonyme<text:bookmark-end text:name="__RefHeading___Toc857_2619968216"/></text:h>
      <text:p text:style-name="P22">C'est une simple fonction PHP. Vous pouvez y exécuter ce que vous souhaitez. Pour afficher quelque chose dans la page web, il suffit de le retourner. Par exemple, nous pouvons écrire :</text:p>
      <text:p text:style-name="P59"><text:span text:style-name="Source_20_Text"><text:span text:style-name="T3">Route::get('/', function () {</text:span></text:span></text:p>
      <text:p text:style-name="P59"><text:span text:style-name="Source_20_Text"><text:span text:style-name="T3"><text:s text:c="4"/>$a = 1 + 5;</text:span></text:span></text:p>
      <text:p text:style-name="P59"><text:span text:style-name="Source_20_Text"><text:span text:style-name="T3"><text:s text:c="4"/>return $a;</text:span></text:span></text:p>
      <text:p text:style-name="P59"><text:span text:style-name="Source_20_Text"><text:span text:style-name="T3">});</text:span></text:span></text:p>
      <text:p text:style-name="P15"><text:span text:style-name="T11">La page </text:span><text:a xlink:type="simple" xlink:href="http://localhost:8000/" text:style-name="Internet_20_link" text:visited-style-name="Visited_20_Internet_20_Link"><text:span text:style-name="T11">http://localhost:8000</text:span></text:a><text:span text:style-name="T11"> affichera maintenant « 5 ».</text:span></text:p>
      <text:h text:style-name="P63" text:outline-level="3"/>
      <text:h text:style-name="Heading_20_2" text:outline-level="2"><text:bookmark-start text:name="__RefHeading___Toc859_2619968216"/>Retourner une vue<text:bookmark-end text:name="__RefHeading___Toc859_2619968216"/></text:h>
      <text:p text:style-name="P20"><text:span text:style-name="T11">Dans l'architecture MVC, nous appelons nos fichiers HTML des « vues ». Nous pouvons retourner un fichier HTML en retournant </text:span><text:span text:style-name="Source_20_Text"><text:span text:style-name="T3">return view('welcome')</text:span></text:span></text:p>
      <text:p text:style-name="P27"/>
      <text:p text:style-name="P20"><text:span text:style-name="T11">« welcome » correspond au nom du fichier. Nous pouvons le retrouver dans </text:span><text:span text:style-name="Source_20_Text"><text:span text:style-name="T11">ressources/views/welcome.blade.php</text:span></text:span><text:span text:style-name="T11">, la vue contient uniquement du HTML.</text:span></text:p>
      <text:p text:style-name="P15"><text:span text:style-name="T11">Nous pouvons modifier la vue et remplacer le titre « Laravel » par « Bonjour ». Vous devriez voir le changement sur </text:span><text:a xlink:type="simple" xlink:href="http://localhost:8000/" text:style-name="Internet_20_link" text:visited-style-name="Visited_20_Internet_20_Link"><text:span text:style-name="T11">http://localhost:8000</text:span></text:a><text:span text:style-name="T11">.</text:span></text:p>
      <text:h text:style-name="P63" text:outline-level="3"/>
      <text:h text:style-name="Heading_20_2" text:outline-level="2"><text:bookmark-start text:name="__RefHeading___Toc861_2619968216"/>Créer une nouvelle route<text:bookmark-end text:name="__RefHeading___Toc861_2619968216"/></text:h>
      <text:p text:style-name="P15"><text:span text:style-name="T11">Nous pouvons créer une nouvelle route en ajoutant dans le fichier </text:span><text:span text:style-name="Source_20_Text"><text:span text:style-name="T11">routes/web.php</text:span></text:span><text:span text:style-name="T11"> :</text:span></text:p>
      <text:p text:style-name="P59"><text:span text:style-name="Source_20_Text"><text:span text:style-name="T8">Route::get('/a-propos', function () {</text:span></text:span></text:p>
      <text:p text:style-name="P59"><text:span text:style-name="Source_20_Text"><text:span text:style-name="T8"><text:s text:c="4"/>return 'À propos';</text:span></text:span></text:p>
      <text:p text:style-name="P59"><text:span text:style-name="Source_20_Text"><text:span text:style-name="T8">});</text:span></text:span></text:p>
      <text:p text:style-name="P59"><text:span text:style-name="Source_20_Text"><text:span text:style-name="T11"/></text:span></text:p>
      <text:p text:style-name="P17"><text:span text:style-name="T11">Le texte « À propos » devrait s'afficher sur la page </text:span><text:a xlink:type="simple" xlink:href="http://localhost:8000/a-propos" text:style-name="Internet_20_link" text:visited-style-name="Visited_20_Internet_20_Link"><text:span text:style-name="T11">http://localhost:8000/a-propos</text:span></text:a><text:span text:style-name="T11">. Vous pouvez aussi remplacer</text:span></text:p>
      <text:p text:style-name="P17"><text:span text:style-name="Source_20_Text"><text:span text:style-name="T3">return 'À propos';</text:span></text:span></text:p>
      <text:p text:style-name="P17"><text:span text:style-name="T11">par </text:span><text:span text:style-name="Source_20_Text"><text:span text:style-name="T3">return view('a-propos');</text:span></text:span><text:span text:style-name="T3"> </text:span></text:p>
      <text:p text:style-name="P17"><text:span text:style-name="T11">puis créer le fichier </text:span><text:span text:style-name="Source_20_Text"><text:span text:style-name="T11">ressources/views/a-propos.blade.php</text:span></text:span><text:span text:style-name="T11"> avec du HTML.</text:span></text:p>
      <text:p text:style-name="P9"/>
      <text:h text:style-name="P65" text:outline-level="3"/>
      <text:p text:style-name="P45"/>
      <text:h text:style-name="Heading_20_1" text:outline-level="1"><text:soft-page-break/>Les paramètres <text:span text:style-name="T7">GET</text:span></text:h>
      <text:p text:style-name="P46"/>
      <text:p text:style-name="P28">Les paramètres <text:span text:style-name="T2">GET </text:span>sont les paramètres que nous envoyons dans l'URL via notre navigateur. Dans ce tutoriel nous allons voir comment les utiliser avec Laravel.</text:p>
      <text:h text:style-name="P60" text:outline-level="3"/>
      <text:h text:style-name="Heading_20_2" text:outline-level="2"><text:bookmark-start text:name="__RefHeading___Toc863_2619968216"/>Créer une nouvelle route<text:bookmark-end text:name="__RefHeading___Toc863_2619968216"/></text:h>
      <text:p text:style-name="P36"><text:span text:style-name="T11">Afin d'expérimenter avec les paramètres </text:span><text:span text:style-name="T3">GET</text:span><text:span text:style-name="T11"> nous allons créer une nouvelle route </text:span><text:span text:style-name="Source_20_Text"><text:span text:style-name="T11">/bonjour</text:span></text:span><text:span text:style-name="T11"> dans le fichier </text:span><text:span text:style-name="Source_20_Text"><text:span text:style-name="T11">routes/web.php</text:span></text:span><text:span text:style-name="T11"> qui répondra simplement « Bonjour ».</text:span></text:p>
      <text:p text:style-name="P49"><text:span text:style-name="Source_20_Text"><text:span text:style-name="T8">Route::get('/bonjour', function () {</text:span></text:span></text:p>
      <text:p text:style-name="P49"><text:span text:style-name="Source_20_Text"><text:span text:style-name="T8"><text:s text:c="4"/>return 'Bonjour';</text:span></text:span></text:p>
      <text:p text:style-name="P50"><text:span text:style-name="Source_20_Text"><text:span text:style-name="T8">});</text:span></text:span></text:p>
      <text:p text:style-name="P50"><text:span text:style-name="Source_20_Text"><text:span text:style-name="T11"/></text:span></text:p>
      <text:h text:style-name="Heading_20_2" text:outline-level="2"><text:span text:style-name="T11">Passer un paramètre via </text:span><text:span text:style-name="Source_20_Text"><text:span text:style-name="T11">?prenom=thibaud</text:span></text:span></text:h>
      <text:p text:style-name="P36"><text:span text:style-name="T11">L'objectif est maintenant d'affiche « Bonjour thibaud » si la personne nous envoie le paramètre </text:span><text:span text:style-name="Source_20_Text"><text:span text:style-name="T11">prenom=thibaud</text:span></text:span><text:span text:style-name="T11">. Nous pouvons utiliser la méthode PHP classique avec la variable globale </text:span><text:span text:style-name="Source_20_Text"><text:span text:style-name="T11">$_</text:span></text:span><text:span text:style-name="Source_20_Text"><text:span text:style-name="T3">GET</text:span></text:span><text:span text:style-name="T11">.</text:span></text:p>
      <text:p text:style-name="P49"><text:span text:style-name="Source_20_Text"><text:span text:style-name="T8">return 'Bonjour ' . $_GET['prenom'];</text:span></text:span></text:p>
      <text:p text:style-name="P49"><text:span text:style-name="Source_20_Text"><text:span text:style-name="T8"/></text:span></text:p>
      <text:p text:style-name="P36"><text:span text:style-name="T11">Ou la fonction Laravel </text:span><text:span text:style-name="Source_20_Text"><text:span text:style-name="T11">request()</text:span></text:span><text:span text:style-name="T11"> qui nous offrira par la suite plus de fonctionnalités et de libertés :</text:span></text:p>
      <text:p text:style-name="P49"><text:span text:style-name="Source_20_Text"><text:span text:style-name="T8">return 'Bonjour ' . request('prenom');</text:span></text:span></text:p>
      <text:p text:style-name="P49"><text:span text:style-name="Source_20_Text"><text:span text:style-name="T8"/></text:span></text:p>
      <text:p text:style-name="P35">Les deux résultats sont identiques mais nous préférerons utiliser la deuxième méthode dans un projet Laravel.</text:p>
      <text:h text:style-name="P76" text:outline-level="2"/>
      <text:h text:style-name="Heading_20_2" text:outline-level="2"><text:bookmark-start text:name="__RefHeading___Toc867_2619968216"/>Simplifier l'URL<text:bookmark-end text:name="__RefHeading___Toc867_2619968216"/></text:h>
      <text:p text:style-name="P36"><text:span text:style-name="T11">L'URL </text:span><text:a xlink:type="simple" xlink:href="http://localhost:8000/bonjour?prenom=thibaud" text:style-name="Internet_20_link" text:visited-style-name="Visited_20_Internet_20_Link"><text:span text:style-name="T11">http://localhost:8000/bonjour?prenom=thibaud</text:span></text:a><text:span text:style-name="T11"> est un peu complexe à utiliser. Nous allons préférer utiliser </text:span><text:a xlink:type="simple" xlink:href="http://localhost:8000/bonjour/thibaud" text:style-name="Internet_20_link" text:visited-style-name="Visited_20_Internet_20_Link"><text:span text:style-name="T11">http://localhost:8000/bonjour/thibaud</text:span></text:a><text:span text:style-name="T11">. Pour le moment ce lien nous affiche une 404, comment le faire fonctionner avec Laravel ? Nous allons utiliser les accolades dans la définition de notre route pour prévenir Laravel que nous attendons un paramètre à cet emplacement :</text:span></text:p>
      <text:p text:style-name="P49"><text:span text:style-name="Source_20_Text"><text:span text:style-name="T8">Route::get('/bonjour/{prenom}', function () {</text:span></text:span></text:p>
      <text:p text:style-name="P49"><text:span text:style-name="Source_20_Text"><text:span text:style-name="T8"><text:s text:c="4"/>return 'Bonjour ' . request('prenom');</text:span></text:span></text:p>
      <text:p text:style-name="P49"><text:span text:style-name="Source_20_Text"><text:span text:style-name="T8">});</text:span></text:span></text:p>
      <text:p text:style-name="P49"><text:span text:style-name="Source_20_Text"><text:span text:style-name="T11"/></text:span></text:p>
      <text:p text:style-name="P36"><text:span text:style-name="T11">Le « prenom » entre les accolades spécifie le nom du paramètre. Nous pouvons alors récupérer ce paramètre grâce à son nom avec la fonction </text:span><text:span text:style-name="Source_20_Text"><text:span text:style-name="T8">request('prenom')</text:span></text:span><text:span text:style-name="T8"> </text:span><text:span text:style-name="T11">comme auparavant.</text:span></text:p>
      <text:p text:style-name="P35">Dans le prochain tutoriel, nous verrons comment afficher ce prénom dans une vue à la place d'une chaîne de caractèr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1" text:outline-level="1"><text:soft-page-break/>Des Variables et des Vues</text:h>
      <text:p text:style-name="P28"/>
      <text:p text:style-name="P28">Dans ce tutoriel nous allons voir comment passer des variables à nos vues afin de les afficher.</text:p>
      <text:h text:style-name="P60" text:outline-level="3"/>
      <text:h text:style-name="Heading_20_2" text:outline-level="2"><text:bookmark-start text:name="__RefHeading___Toc869_2619968216"/>Retourner une vue<text:bookmark-end text:name="__RefHeading___Toc869_2619968216"/></text:h>
      <text:p text:style-name="P36"><text:span text:style-name="T11">Afin de retourner une vue dans notre route </text:span><text:span text:style-name="Source_20_Text"><text:span text:style-name="T11">/bonjour/{nom}</text:span></text:span><text:span text:style-name="T11">, je vais simplement remplacer la chaîne de caractère par un appel à la fonction </text:span><text:span text:style-name="Source_20_Text"><text:span text:style-name="T11">view('bonjour')</text:span></text:span><text:span text:style-name="T11">. Puis créer un nouveau fichier dans </text:span><text:span text:style-name="Source_20_Text"><text:span text:style-name="T15">ressources/views</text:span></text:span><text:span text:style-name="T11"> nommé </text:span><text:span text:style-name="Source_20_Text"><text:span text:style-name="T15">bonjour.blade.php</text:span></text:span><text:span text:style-name="T15">.</text:span></text:p>
      <text:p text:style-name="P49"><text:span text:style-name="Source_20_Text"><text:span text:style-name="T8">Route::get('/bonjour/{nom}', function () {</text:span></text:span></text:p>
      <text:p text:style-name="P49"><text:span text:style-name="Source_20_Text"><text:span text:style-name="T8"><text:s text:c="4"/>return view('bonjour');</text:span></text:span></text:p>
      <text:p text:style-name="P49"><text:span text:style-name="Source_20_Text"><text:span text:style-name="T8">});</text:span></text:span></text:p>
      <text:h text:style-name="P60" text:outline-level="3"/>
      <text:h text:style-name="Heading_20_2" text:outline-level="2"><text:bookmark-start text:name="__RefHeading___Toc871_2619968216"/>Afficher le nom de la personne<text:bookmark-end text:name="__RefHeading___Toc871_2619968216"/></text:h>
      <text:p text:style-name="P36"><text:span text:style-name="T11">Dans ma vue, je peux ouvrir des balises PHP et afficher avec </text:span><text:span text:style-name="Source_20_Text"><text:span text:style-name="T11">echo</text:span></text:span><text:span text:style-name="T11"> le résultat de la fonction </text:span><text:span text:style-name="Source_20_Text"><text:span text:style-name="T11">request('nom')</text:span></text:span><text:span text:style-name="T11"> comme auparavant.</text:span></text:p>
      <text:p text:style-name="P49"><text:span text:style-name="Source_20_Text"><text:span text:style-name="T8">&lt;h1&gt;Bonjour &lt;?php echo request('nom') ?&gt;&lt;/h1&gt;</text:span></text:span></text:p>
      <text:p text:style-name="P49"><text:span text:style-name="Source_20_Text"><text:span text:style-name="T8"/></text:span></text:p>
      <text:p text:style-name="P35">Notre code fonctionne maintenant de la même manière que lors de la vidéo précédente.</text:p>
      <text:h text:style-name="P60" text:outline-level="3"/>
      <text:h text:style-name="Heading_20_2" text:outline-level="2"><text:bookmark-start text:name="__RefHeading___Toc873_2619968216"/>Utilisation de Blade pour afficher les variables<text:bookmark-end text:name="__RefHeading___Toc873_2619968216"/></text:h>
      <text:p text:style-name="P41">Blade est le moteur de template de Laravel, c'est l'outil qui va nous permettre de coder nos vues. Blade nous fournit un raccourci pour afficher une variable dans nos vues : les doubles accolades.</text:p>
      <text:p text:style-name="P41">Nous pouvons donc modifier notre vue comme ceci :</text:p>
      <text:p text:style-name="P49"><text:span text:style-name="Source_20_Text"><text:span text:style-name="T8">&lt;h1&gt;Bonjour {{ request('nom') }}&lt;/h1&gt;</text:span></text:span></text:p>
      <text:h text:style-name="Heading_20_2" text:outline-level="2"><text:bookmark-start text:name="__RefHeading___Toc875_2619968216"/>Séparation du PHP et du HTML<text:bookmark-end text:name="__RefHeading___Toc875_2619968216"/></text:h>
      <text:p text:style-name="P36"><text:span text:style-name="T11">Afin de garder notre code propre et organisé, nous allons éviter de faire des appels de fonction ou des traitements trop lourd dans nos vues. Dans ce cas, </text:span><text:span text:style-name="Source_20_Text"><text:span text:style-name="T11">request('nom')</text:span></text:span><text:span text:style-name="T11"> est vraiment très simple, mais dans la vraie vie, ce code pourrait être plus compliqué. Nous allons donc enregistrer le résultat dans une variable et simplement afficher cette variable dans notre vue.</text:span></text:p>
      <text:p text:style-name="P49"><text:span text:style-name="Source_20_Text"><text:span text:style-name="T8">Route::get('/bonjour/{nom}', function () {</text:span></text:span></text:p>
      <text:p text:style-name="P49"><text:span text:style-name="Source_20_Text"><text:span text:style-name="T8"><text:s text:c="4"/>$nom = request('nom');</text:span></text:span></text:p>
      <text:p text:style-name="P54"/>
      <text:p text:style-name="P49"><text:span text:style-name="Source_20_Text"><text:span text:style-name="T8"><text:s text:c="4"/>return view('bonjour');</text:span></text:span></text:p>
      <text:p text:style-name="P49"><text:span text:style-name="Source_20_Text"><text:span text:style-name="T8">});</text:span></text:span></text:p>
      <text:p text:style-name="P49"><text:span text:style-name="Source_20_Text"><text:span text:style-name="T8">&lt;h1&gt;Bonjour {{ $nom }}&lt;/h1&gt;</text:span></text:span></text:p>
      <text:p text:style-name="P49"><text:span text:style-name="Source_20_Text"><text:span text:style-name="T8"/></text:span></text:p>
      <text:p text:style-name="P35">Ce code nous retourne une erreur car, par défaut, dans Laravel, les vues n'ont pas accès aux variables définies dans notre définition de route.</text:p>
      <text:p text:style-name="P35"/>
      <text:h text:style-name="Heading_20_2" text:outline-level="2"><text:bookmark-start text:name="__RefHeading___Toc877_2619968216"/>Passer une variable à la vue<text:bookmark-end text:name="__RefHeading___Toc877_2619968216"/></text:h>
      <text:p text:style-name="P36"><text:span text:style-name="T11">Pour passer une variable à la vue, nous pouvons envoyer un tableau en deuxième paramètre à la fonction </text:span><text:span text:style-name="Source_20_Text"><text:span text:style-name="T11">view()</text:span></text:span><text:span text:style-name="T11">.</text:span></text:p>
      <text:p text:style-name="P49"><text:span text:style-name="Source_20_Text"><text:span text:style-name="T8">Route::get('/bonjour/{nom}', function () {</text:span></text:span></text:p>
      <text:p text:style-name="P49"><text:span text:style-name="Source_20_Text"><text:span text:style-name="T8"><text:s text:c="4"/>$nom = request('nom');</text:span></text:span></text:p>
      <text:p text:style-name="P54"/>
      <text:p text:style-name="P49"><text:span text:style-name="Source_20_Text"><text:span text:style-name="T8"><text:s text:c="4"/>return view('bonjour', [</text:span></text:span></text:p>
      <text:p text:style-name="P49"><text:span text:style-name="Source_20_Text"><text:span text:style-name="T8"><text:s text:c="8"/>'nom' =&gt; $nom,</text:span></text:span></text:p>
      <text:p text:style-name="P49"><text:span text:style-name="Source_20_Text"><text:span text:style-name="T8"><text:s text:c="4"/>]);</text:span></text:span></text:p>
      <text:p text:style-name="P49"><text:span text:style-name="Source_20_Text"><text:span text:style-name="T8">});</text:span></text:span></text:p>
      <text:p text:style-name="P49"><text:span text:style-name="Source_20_Text"><text:span text:style-name="T8"/></text:span></text:p>
      <text:p text:style-name="P49"><text:span text:style-name="Source_20_Text"><text:span text:style-name="T8"/></text:span></text:p>
      <text:p text:style-name="P49"><text:span text:style-name="Source_20_Text"><text:span text:style-name="T8"/></text:span></text:p>
      <text:p text:style-name="P49"><text:span text:style-name="Source_20_Text"><text:span text:style-name="T8"/></text:span></text:p>
      <text:p text:style-name="P49"><text:span text:style-name="Source_20_Text"><text:span text:style-name="T8"/></text:span></text:p>
      <text:p text:style-name="P36"><text:soft-page-break/><text:span text:style-name="T11">La clé </text:span><text:span text:style-name="Source_20_Text"><text:span text:style-name="T11">'nom'</text:span></text:span><text:span text:style-name="T11"> du tableau correspond au nom de la variable utilisée dans la vue. La valeur associée </text:span><text:span text:style-name="Source_20_Text"><text:span text:style-name="T11">$nom</text:span></text:span><text:span text:style-name="T11"> correspond à la variable définie plus haut. Pour une meilleure compréhension, je vous conseille de renommer la variable dans la vue :</text:span></text:p>
      <text:p text:style-name="P49"><text:span text:style-name="Source_20_Text"><text:span text:style-name="T8">Route::get('/bonjour/{nom}', function () {</text:span></text:span></text:p>
      <text:p text:style-name="P49"><text:span text:style-name="Source_20_Text"><text:span text:style-name="T8"><text:s text:c="4"/>$nom = request('nom');</text:span></text:span></text:p>
      <text:p text:style-name="P54"/>
      <text:p text:style-name="P49"><text:span text:style-name="Source_20_Text"><text:span text:style-name="T8"><text:s text:c="4"/>return view('bonjour', [</text:span></text:span></text:p>
      <text:p text:style-name="P49"><text:span text:style-name="Source_20_Text"><text:span text:style-name="T8"><text:s text:c="8"/>'prenom' =&gt; $nom,</text:span></text:span></text:p>
      <text:p text:style-name="P49"><text:span text:style-name="Source_20_Text"><text:span text:style-name="T8"><text:s text:c="4"/>]);</text:span></text:span></text:p>
      <text:p text:style-name="P49"><text:span text:style-name="Source_20_Text"><text:span text:style-name="T8">});</text:span></text:span></text:p>
      <text:p text:style-name="P49"><text:span text:style-name="Source_20_Text"><text:span text:style-name="T8">&lt;h1&gt;Bonjour {{ $prenom }}&lt;/h1&gt;</text:span></text:span></text:p>
      <text:p text:style-name="P49"><text:span text:style-name="Source_20_Text"><text:span text:style-name="T8"/></text:span></text:p>
      <text:p text:style-name="P35">La différence est ainsi plus claire.</text:p>
      <text:p text:style-name="P36"><text:span text:style-name="T11">Nous pouvons encore améliorer notre code en éliminant la variable </text:span><text:span text:style-name="Source_20_Text"><text:span text:style-name="T11">$nom</text:span></text:span><text:span text:style-name="T11"> qui n'est pas très utile (utilisée à un seul endroit) :</text:span></text:p>
      <text:p text:style-name="P49"><text:span text:style-name="Source_20_Text"><text:span text:style-name="T8">Route::get('/bonjour/{nom}', function () {</text:span></text:span></text:p>
      <text:p text:style-name="P49"><text:span text:style-name="Source_20_Text"><text:span text:style-name="T8"><text:s text:c="4"/>return view('bonjour', [</text:span></text:span></text:p>
      <text:p text:style-name="P49"><text:span text:style-name="Source_20_Text"><text:span text:style-name="T8"><text:s text:c="8"/>'prenom' =&gt; request('nom'),</text:span></text:span></text:p>
      <text:p text:style-name="P49"><text:span text:style-name="Source_20_Text"><text:span text:style-name="T8"><text:s text:c="4"/>]);</text:span></text:span></text:p>
      <text:p text:style-name="P49"><text:span text:style-name="Source_20_Text"><text:span text:style-name="T8">});</text:spa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Structure de nos vues (en-tête et pied de page)</text:h>
      <text:p text:style-name="P45"/>
      <text:p text:style-name="P29">Dans ce tutoriel nous allons découvrir les « layouts » Blade permettant d'ajouter des headers et des footers à nos vues.</text:p>
      <text:h text:style-name="P76" text:outline-level="2"/>
      <text:h text:style-name="Heading_20_2" text:outline-level="2"><text:bookmark-start text:name="__RefHeading___Toc879_2619968216"/><text:span text:style-name="T11">Utilisation des </text:span><text:span text:style-name="Source_20_Text"><text:span text:style-name="T11">includes</text:span></text:span><text:bookmark-end text:name="__RefHeading___Toc879_2619968216"/></text:h>
      <text:p text:style-name="P36"><text:span text:style-name="T11">Les includes Blade, comme les includes PHP permettent d'inclure d'autres vues partielles dans nos vues. Nous pouvons utiliser la propriété </text:span><text:span text:style-name="Source_20_Text"><text:span text:style-name="T11">@include('')</text:span></text:span><text:span text:style-name="T11"> de Blade pour inclure une autre vue.</text:span></text:p>
      <text:p text:style-name="P49"><text:span text:style-name="Source_20_Text"><text:span text:style-name="T8">@include('header')</text:span></text:span></text:p>
      <text:p text:style-name="P54"/>
      <text:p text:style-name="P49"><text:span text:style-name="Source_20_Text"><text:span text:style-name="T8">&lt;div class="title m-b-md"&gt;</text:span></text:span></text:p>
      <text:p text:style-name="P49"><text:span text:style-name="Source_20_Text"><text:span text:style-name="T8"><text:s text:c="4"/>Bonjour</text:span></text:span></text:p>
      <text:p text:style-name="P49"><text:span text:style-name="Source_20_Text"><text:span text:style-name="T8">&lt;/div&gt;</text:span></text:span></text:p>
      <text:p text:style-name="P54"/>
      <text:p text:style-name="P49"><text:span text:style-name="Source_20_Text"><text:span text:style-name="T8">@include('footer')</text:span></text:span></text:p>
      <text:p text:style-name="P49"><text:span text:style-name="Source_20_Text"><text:span text:style-name="T8"/></text:span></text:p>
      <text:p text:style-name="P36"><text:span text:style-name="T11">Il ne nous reste plus qu'à créer deux fichiers </text:span><text:span text:style-name="Source_20_Text"><text:span text:style-name="T15">ressources/views/header.blade.php</text:span></text:span><text:span text:style-name="Source_20_Text"><text:span text:style-name="T11"> </text:span></text:span><text:span text:style-name="Source_20_Text"><text:span text:style-name="T12">e</text:span></text:span><text:span text:style-name="T11">t </text:span><text:span text:style-name="Source_20_Text"><text:span text:style-name="T15">ressources/views/footer.blade.php</text:span></text:span><text:span text:style-name="T11"> et d'y mettre notre en-tête et notre pied de page.</text:span></text:p>
      <text:p text:style-name="P35"/>
      <text:h text:style-name="Heading_20_2" text:outline-level="2"><text:bookmark-start text:name="__RefHeading___Toc881_2619968216"/><text:span text:style-name="T11">Utilisation des </text:span><text:span text:style-name="Source_20_Text"><text:span text:style-name="T11">layouts</text:span></text:span><text:bookmark-end text:name="__RefHeading___Toc881_2619968216"/></text:h>
      <text:p text:style-name="P36"><text:span text:style-name="T11">Les layouts sont une fonctionnalités de Blade plus intéressante pour réaliser la même chose que précédemment avec les </text:span><text:span text:style-name="Source_20_Text"><text:span text:style-name="T11">@include('')</text:span></text:span><text:span text:style-name="T11">. Un layout est une simple vue Blade, où nous ajoutons notre en-tête et notre pied de page à la suite. Nous ajoutons ensuite la propriété </text:span><text:span text:style-name="Source_20_Text"><text:span text:style-name="T11">@yield('')</text:span></text:span><text:span text:style-name="T11"> pour indiquer à Blade un emplacement où ajouter une certaine section. Vous pouvez avoir plusieurs </text:span><text:span text:style-name="Source_20_Text"><text:span text:style-name="T11">@yield('')</text:span></text:span><text:span text:style-name="T11"> dans un seul layout, chacun avec un nom différent.</text:span></text:p>
      <text:p text:style-name="P36"><text:span text:style-name="T11"/></text:p>
      <text:p text:style-name="P49"><text:soft-page-break/><text:span text:style-name="Source_20_Text"><text:span text:style-name="T8">&lt;!DOCTYPE html&gt;</text:span></text:span></text:p>
      <text:p text:style-name="P49"><text:span text:style-name="Source_20_Text"><text:span text:style-name="T8">&lt;html&gt;</text:span></text:span></text:p>
      <text:p text:style-name="P49"><text:span text:style-name="Source_20_Text"><text:span text:style-name="T8">&lt;head&gt;</text:span></text:span></text:p>
      <text:p text:style-name="P49"><text:span text:style-name="Source_20_Text"><text:span text:style-name="T8"><text:s text:c="4"/>&lt;title&gt;&lt;/title&gt;</text:span></text:span></text:p>
      <text:p text:style-name="P49"><text:span text:style-name="Source_20_Text"><text:span text:style-name="T8">&lt;/head&gt;</text:span></text:span></text:p>
      <text:p text:style-name="P49"><text:span text:style-name="Source_20_Text"><text:span text:style-name="T8">&lt;body&gt;</text:span></text:span></text:p>
      <text:p text:style-name="P49"><text:span text:style-name="Source_20_Text"><text:span text:style-name="T8"><text:s text:c="4"/>@yield('contenu')</text:span></text:span></text:p>
      <text:p text:style-name="P49"><text:span text:style-name="Source_20_Text"><text:span text:style-name="T8">&lt;/body&gt;</text:span></text:span></text:p>
      <text:p text:style-name="P49"><text:span text:style-name="Source_20_Text"><text:span text:style-name="T8">&lt;/html&gt;</text:span></text:span></text:p>
      <text:p text:style-name="P49"><text:span text:style-name="Source_20_Text"><text:span text:style-name="T8"/></text:span></text:p>
      <text:p text:style-name="P37"><text:span text:style-name="T11">Nos vues utilisent ensuite ce layout grâce à la propriété </text:span><text:span text:style-name="Source_20_Text"><text:span text:style-name="T11">@extends('nom-du-fichier-contenant-mon-layout')</text:span></text:span><text:span text:style-name="T11"> si le fichier de mon layout est </text:span><text:span text:style-name="Source_20_Text"><text:span text:style-name="T11">ressources/views/nom-du-fichier-contenant-mon-layout.blade.php</text:span></text:span><text:span text:style-name="T11">.</text:span></text:p>
      <text:p text:style-name="P37"><text:span text:style-name="T11">Nous utilisons ensuite </text:span><text:span text:style-name="Source_20_Text"><text:span text:style-name="T11">@section('')</text:span></text:span><text:span text:style-name="T11"> et </text:span><text:span text:style-name="Source_20_Text"><text:span text:style-name="T11">@endsection</text:span></text:span><text:span text:style-name="T11"> pour indiquer à Laravel le contenu que nous souhaitons ajouter à la place du yield correspondant.</text:span></text:p>
      <text:p text:style-name="P49"><text:span text:style-name="Source_20_Text"><text:span text:style-name="T8">@extends('nom-du-fichier-contenant-mon-layout')</text:span></text:span></text:p>
      <text:p text:style-name="P54"/>
      <text:p text:style-name="P49"><text:span text:style-name="Source_20_Text"><text:span text:style-name="T8">@section('contenu')</text:span></text:span></text:p>
      <text:p text:style-name="P49"><text:span text:style-name="Source_20_Text"><text:span text:style-name="T8"><text:s text:c="4"/>&lt;div class="title m-b-md"&gt;</text:span></text:span></text:p>
      <text:p text:style-name="P49"><text:span text:style-name="Source_20_Text"><text:span text:style-name="T8"><text:s text:c="8"/>Bonjour</text:span></text:span></text:p>
      <text:p text:style-name="P49"><text:span text:style-name="Source_20_Text"><text:span text:style-name="T8"><text:s text:c="4"/>&lt;/div&gt;</text:span></text:span></text:p>
      <text:p text:style-name="P49"><text:span text:style-name="Source_20_Text"><text:span text:style-name="T8">@endsection</text:span></text:span></text:p>
      <text:p text:style-name="P49"><text:span text:style-name="Source_20_Text"><text:span text:style-name="T8"/></text:span></text:p>
      <text:p text:style-name="P35">Cela peut vous sembler complexe à première vue, mais ne vous inquiètez pas, nous allons utiliser ces fonctionnalités dans presque toutes nos vues, les termes deviendront donc très vites naturels.</text:p>
      <text:p text:style-name="P35"/>
      <text:p text:style-name="P35"/>
      <text:p text:style-name="P35"/>
      <text:p text:style-name="P35"/>
      <text:p text:style-name="P35"/>
      <text:p text:style-name="P35"/>
      <text:p text:style-name="P35"/>
      <text:h text:style-name="Heading_20_1" text:outline-level="1">Créer un formulaire</text:h>
      <text:p text:style-name="P45"/>
      <text:p text:style-name="P30">Dans ce tutoriel nous allons créer les bases d'un formulaire d'inscription avec Laravel.</text:p>
      <text:p text:style-name="P30"/>
      <text:h text:style-name="Heading_20_2" text:outline-level="2"><text:bookmark-start text:name="__RefHeading___Toc883_2619968216"/>Ajout d'une nouvelle route pour le formulaire HTML<text:bookmark-end text:name="__RefHeading___Toc883_2619968216"/></text:h>
      <text:p text:style-name="P35">Afin d'affiche le formulaire HTML, nous avons besoin de créer une nouvelle route avec une nouvelle vue.</text:p>
      <text:p text:style-name="P49"><text:span text:style-name="Source_20_Text"><text:span text:style-name="T8">Route::get('/inscription', function () {</text:span></text:span></text:p>
      <text:p text:style-name="P49"><text:span text:style-name="Source_20_Text"><text:span text:style-name="T8"><text:s text:c="4"/>return view('inscription');</text:span></text:span></text:p>
      <text:p text:style-name="P49"><text:span text:style-name="Source_20_Text"><text:span text:style-name="T8">});</text:span></text:span></text:p>
      <text:p text:style-name="P49"><text:span text:style-name="Source_20_Text"><text:span text:style-name="T8">@extends('layout')</text:span></text:span></text:p>
      <text:p text:style-name="P54"/>
      <text:p text:style-name="P49"><text:span text:style-name="Source_20_Text"><text:span text:style-name="T8">@section('contenu')</text:span></text:span></text:p>
      <text:p text:style-name="P49"><text:span text:style-name="Source_20_Text"><text:span text:style-name="T8"><text:s text:c="4"/>&lt;form action="/inscription" method="post"&gt;</text:span></text:span></text:p>
      <text:p text:style-name="P49"><text:span text:style-name="Source_20_Text"><text:span text:style-name="T8"><text:s text:c="8"/>&lt;input type="email" name="email" placeholder="Email"&gt;</text:span></text:span></text:p>
      <text:p text:style-name="P49"><text:span text:style-name="Source_20_Text"><text:span text:style-name="T8"><text:s text:c="8"/>&lt;input type="password" name="password" placeholder="Mot de passe"&gt;</text:span></text:span></text:p>
      <text:p text:style-name="P49"><text:span text:style-name="Source_20_Text"><text:span text:style-name="T8"><text:s text:c="8"/>&lt;input type="password" name="password_confirmation" placeholder="Mot de passe (confirmation)"&gt;</text:span></text:span></text:p>
      <text:p text:style-name="P49"><text:span text:style-name="Source_20_Text"><text:span text:style-name="T8"><text:s text:c="8"/>&lt;input type="submit" value="M'inscrire"&gt;</text:span></text:span></text:p>
      <text:p text:style-name="P49"><text:span text:style-name="Source_20_Text"><text:span text:style-name="T8"><text:s text:c="4"/>&lt;/form&gt;</text:span></text:span></text:p>
      <text:p text:style-name="P49"><text:span text:style-name="Source_20_Text"><text:span text:style-name="T8">@endsection</text:span></text:span></text:p>
      <text:p text:style-name="P49"><text:span text:style-name="Source_20_Text"><text:span text:style-name="T11"/></text:span></text:p>
      <text:p text:style-name="P36"><text:span text:style-name="T11">Le formulaire HTML est très classique. Je le redirige vers l'URL </text:span><text:span text:style-name="Source_20_Text"><text:span text:style-name="T11">/inscription</text:span></text:span><text:span text:style-name="T11"> avec une méthode HTTP </text:span><text:span text:style-name="Source_20_Text"><text:span text:style-name="T11">POST</text:span></text:span><text:span text:style-name="T11">.</text:span></text:p>
      <text:p text:style-name="P36"><text:span text:style-name="T11">Lorsque nous essayons de valider ce formulaire, nous obtenons une erreur de type </text:span><text:span text:style-name="Source_20_Text"><text:span text:style-name="T11">MethodNotAllowedHttpException</text:span></text:span><text:span text:style-name="T11">. Pourquoi ?</text:span></text:p>
      <text:p text:style-name="P36"><text:span text:style-name="T11"/></text:p>
      <text:h text:style-name="Heading_20_2" text:outline-level="2"><text:bookmark-start text:name="__RefHeading___Toc885_2619968216"/><text:soft-page-break/>Ajout d'une nouvelle route pour traiter le formulaire<text:bookmark-end text:name="__RefHeading___Toc885_2619968216"/></text:h>
      <text:p text:style-name="P36"><text:span text:style-name="T11">L'URL </text:span><text:span text:style-name="Source_20_Text"><text:span text:style-name="T11">/inscription</text:span></text:span><text:span text:style-name="T11"> existe déjà dans notre fichier </text:span><text:span text:style-name="Source_20_Text"><text:span text:style-name="T11">routes/web.php</text:span></text:span><text:span text:style-name="T11"> mais la route existante ne répond qu'aux requêtes de type </text:span><text:span text:style-name="Source_20_Text"><text:span text:style-name="T3">GET</text:span></text:span><text:span text:style-name="T11">. Or, notre formulaire envoie une requête de type </text:span><text:span text:style-name="Source_20_Text"><text:span text:style-name="T11">POST</text:span></text:span><text:span text:style-name="T11">. Pour créer une route répondant au type </text:span><text:span text:style-name="Source_20_Text"><text:span text:style-name="T11">POST</text:span></text:span><text:span text:style-name="T11">, rien de plus simple :</text:span></text:p>
      <text:p text:style-name="P49"><text:span text:style-name="Source_20_Text"><text:span text:style-name="T3">Route::post('/inscription', function () {</text:span></text:span></text:p>
      <text:p text:style-name="P49"><text:span text:style-name="Source_20_Text"><text:span text:style-name="T3"><text:s text:c="4"/>return 'Formulaire reçu';</text:span></text:span></text:p>
      <text:p text:style-name="P49"><text:span text:style-name="Source_20_Text"><text:span text:style-name="T3">});</text:span></text:span></text:p>
      <text:p text:style-name="P49"><text:span text:style-name="Source_20_Text"><text:span text:style-name="T11"/></text:span></text:p>
      <text:p text:style-name="P35">Lorsque nous renvoyons à nouveau le formulaire, une nouvelle erreur s'affiche « This page has expired due to inactivity ».</text:p>
      <text:h text:style-name="P60" text:outline-level="3"/>
      <text:h text:style-name="Heading_20_2" text:outline-level="2"><text:bookmark-start text:name="__RefHeading___Toc887_2619968216"/>Le problème du CSRF<text:bookmark-end text:name="__RefHeading___Toc887_2619968216"/></text:h>
      <text:p text:style-name="P35">Le CSRF est un type d'attaque très répandu sur le web. Laravel nous protège par défaut de ces attaques dans nos formulaires. Mais pour prévenir Laravel que notre formulaire est sécurisé, nous avons besoin d'ajouter une ligne dans notre HTML :</text:p>
      <text:p text:style-name="P49"><text:span text:style-name="Source_20_Text"><text:span text:style-name="T3">@extends('layout')</text:span></text:span></text:p>
      <text:p text:style-name="P53"/>
      <text:p text:style-name="P49"><text:span text:style-name="Source_20_Text"><text:span text:style-name="T3">@section('contenu')</text:span></text:span></text:p>
      <text:p text:style-name="P49"><text:span text:style-name="Source_20_Text"><text:span text:style-name="T3"><text:s text:c="4"/>&lt;form action="/inscription" method="post"&gt;</text:span></text:span></text:p>
      <text:p text:style-name="P49"><text:span text:style-name="Source_20_Text"><text:span text:style-name="T3"><text:s text:c="8"/>{{ csrf_field() }}</text:span></text:span></text:p>
      <text:p text:style-name="P53"/>
      <text:p text:style-name="P49"><text:span text:style-name="Source_20_Text"><text:span text:style-name="T3"><text:s text:c="8"/>&lt;input type="email" name="email" placeholder="Email"&gt;</text:span></text:span></text:p>
      <text:p text:style-name="P49"><text:span text:style-name="Source_20_Text"><text:span text:style-name="T3"><text:s text:c="8"/>&lt;input type="password" name="password" placeholder="Mot de passe"&gt;</text:span></text:span></text:p>
      <text:p text:style-name="P49"><text:span text:style-name="Source_20_Text"><text:span text:style-name="T3"><text:s text:c="8"/>&lt;input type="password" name="password_confirmation" placeholder="Mot de passe (confirmation)"&gt;</text:span></text:span></text:p>
      <text:p text:style-name="P49"><text:span text:style-name="Source_20_Text"><text:span text:style-name="T3"><text:s text:c="8"/>&lt;input type="submit" value="M'inscrire"&gt;</text:span></text:span></text:p>
      <text:p text:style-name="P49"><text:span text:style-name="Source_20_Text"><text:span text:style-name="T3"><text:s text:c="4"/>&lt;/form&gt;</text:span></text:span></text:p>
      <text:p text:style-name="P49"><text:span text:style-name="Source_20_Text"><text:span text:style-name="T3">@endsection</text:span></text:span></text:p>
      <text:p text:style-name="P49"><text:span text:style-name="Source_20_Text"><text:span text:style-name="T11"/></text:span></text:p>
      <text:p text:style-name="P36"><text:span text:style-name="T11">Via la ligne </text:span><text:span text:style-name="Source_20_Text"><text:span text:style-name="T11">csrf_field()</text:span></text:span><text:span text:style-name="T11">, Laravel va ajouter un champ caché à notre formulaire (de type </text:span><text:span text:style-name="Source_20_Text"><text:span text:style-name="T11">hidden</text:span></text:span><text:span text:style-name="T11">) contenant une chaîne de caractères aléatoires. Et ce champ va lui permettre de protéger notre formulaire automatiquement contre les attaques de type CSRF. Nous verrons dans une future vidéo comment cette attaque peut être exploité et pourquoi nous devons ajouter cette ligne à nos formulaires.</text:span></text:p>
      <text:p text:style-name="P35">En entrant à nouveau les données dans notre formulaire, cette fois ci tout fonctionne !</text:p>
      <text:h text:style-name="P60" text:outline-level="3"/>
      <text:h text:style-name="Heading_20_2" text:outline-level="2"><text:bookmark-start text:name="__RefHeading___Toc889_2619968216"/>Récupération des données envoyées<text:bookmark-end text:name="__RefHeading___Toc889_2619968216"/></text:h>
      <text:p text:style-name="P35">Nous pouvons récupérer les données envoyés par le visiteur via la méthode PHP traditionnelle :</text:p>
      <text:p text:style-name="P49"><text:span text:style-name="Source_20_Text"><text:span text:style-name="T3">Route::post('/inscription', function () {</text:span></text:span></text:p>
      <text:p text:style-name="P49"><text:span text:style-name="Source_20_Text"><text:span text:style-name="T3"><text:s text:c="4"/>return 'Votre email est ' . $_POST['email'];</text:span></text:span></text:p>
      <text:p text:style-name="P49"><text:span text:style-name="Source_20_Text"><text:span text:style-name="T3">});</text:span></text:span></text:p>
      <text:p text:style-name="P49"><text:span text:style-name="Source_20_Text"><text:span text:style-name="T11"/></text:span></text:p>
      <text:p text:style-name="P36"><text:span text:style-name="T11">Nous pouvons également utiliser la méthode Laravel que vous connaissez déjà et qui permet de récupérer non seulement les paramètres de type </text:span><text:span text:style-name="Source_20_Text"><text:span text:style-name="T3">GET</text:span></text:span><text:span text:style-name="T11">, les paramètres des URLs mais aussi les paramètres de type </text:span><text:span text:style-name="Source_20_Text"><text:span text:style-name="T11">POST</text:span></text:span><text:span text:style-name="T11"> : la fonction </text:span><text:span text:style-name="Source_20_Text"><text:span text:style-name="T11">request()</text:span></text:span><text:span text:style-name="T11">.</text:span></text:p>
      <text:p text:style-name="P49"><text:span text:style-name="Source_20_Text"><text:span text:style-name="T11">Route::post('/inscription', function () {</text:span></text:span></text:p>
      <text:p text:style-name="P49"><text:span text:style-name="Source_20_Text"><text:span text:style-name="T11"><text:s text:c="4"/>return 'Votre email est ' . request('email');</text:span></text:span></text:p>
      <text:p text:style-name="P49"><text:span text:style-name="Source_20_Text"><text:span text:style-name="T11">});</text:span></text:span></text:p>
      <text:p text:style-name="P49"><text:span text:style-name="Source_20_Text"><text:span text:style-name="T11"/></text:span></text:p>
      <text:p text:style-name="P35">Dans la suite de ce guide, nous allons devoir enregistrer l'inscription des utilisateurs en base de données. Pour cela, dans les prochains tutoriels, nous allons créer et configurer notre base de données.</text:p>
      <text:p text:style-name="P35"/>
      <text:p text:style-name="P35"/>
      <text:p text:style-name="P35"/>
      <text:h text:style-name="Heading_20_1" text:outline-level="1"><text:soft-page-break/>Configurer une base de données SQLITE</text:h>
      <text:p text:style-name="P31">Dans ce tutoriel nous allons configurer PHP et Laravel pour utiliser une base de données SQLite.</text:p>
      <text:p text:style-name="P35">Laravel est compatible par défaut avec 4 types de bases de données : MySQL, PostgreSQL, SQLite et SQL Server. Vous avez sans doute l'habitude d'utiliser MySQL dans vos projets PHP mais pour ce tutoriel, nous allons utiliser SQLite car cette base de données est bien plus simple à installer et configurer.</text:p>
      <text:h text:style-name="P60" text:outline-level="3"/>
      <text:h text:style-name="Heading_20_2" text:outline-level="2"><text:bookmark-start text:name="__RefHeading___Toc891_2619968216"/>Configuration de PDO SQLite<text:bookmark-end text:name="__RefHeading___Toc891_2619968216"/></text:h>
      <text:p text:style-name="P35">Afin que PHP puisse communiquer avec SQLite, vous devez activer l'extension PDO SQLite.</text:p>
      <text:h text:style-name="Heading_20_3" text:outline-level="3"><text:bookmark-start text:name="__RefHeading___Toc893_2619968216"/>Ubuntu<text:bookmark-end text:name="__RefHeading___Toc893_2619968216"/></text:h>
      <text:p text:style-name="P36"><text:span text:style-name="T11">Avec Ubuntu 17.10, vous devez installer le paquet </text:span><text:span text:style-name="Source_20_Text"><text:span text:style-name="T11">php-pdo-sqlite</text:span></text:span><text:span text:style-name="T11"> :</text:span></text:p>
      <text:p text:style-name="P49"><text:span text:style-name="Source_20_Text"><text:span text:style-name="T11">sudo apt install php-pdo-sqlite</text:span></text:span></text:p>
      <text:p text:style-name="P51"><text:span text:style-name="Source_20_Text"><text:span text:style-name="T13">ou sudo apt-</text:span></text:span><text:span text:style-name="Source_20_Text"><text:span text:style-name="T4">get</text:span></text:span><text:span text:style-name="Source_20_Text"><text:span text:style-name="T13"> install php7.1-sqlite3</text:span></text:span></text:p>
      <text:h text:style-name="Heading_20_3" text:outline-level="3"><text:bookmark-start text:name="__RefHeading___Toc895_2619968216"/>macOS<text:bookmark-end text:name="__RefHeading___Toc895_2619968216"/></text:h>
      <text:p text:style-name="P35">Avec macOS Sierra, si vous avez suivi mon tutoriel précédent lors de l'installation de PHP, l'extension PDO SQLite est déjà activée par défaut.</text:p>
      <text:h text:style-name="Heading_20_3" text:outline-level="3"><text:bookmark-start text:name="__RefHeading___Toc897_2619968216"/>Windows<text:bookmark-end text:name="__RefHeading___Toc897_2619968216"/></text:h>
      <text:p text:style-name="P36"><text:span text:style-name="T11">Et avec Windows 10, vous devez activer l'extension dans le fichier </text:span><text:span text:style-name="Source_20_Text"><text:span text:style-name="T11">php.ini</text:span></text:span><text:span text:style-name="T11">. Pour cela, ouvrez le fichier </text:span><text:span text:style-name="Source_20_Text"><text:span text:style-name="T11">C:\PHP\php.init</text:span></text:span><text:span text:style-name="T11"> avec le bloc note et trouvez la ligne </text:span><text:span text:style-name="Source_20_Text"><text:span text:style-name="T11">;extension=php_pdo_sqlite.dll</text:span></text:span><text:span text:style-name="T11">. Pour activer l'extension, il suffit d'enlever le point-virgule au début de la ligne.</text:span></text:p>
      <text:h text:style-name="P60" text:outline-level="3"/>
      <text:h text:style-name="Heading_20_2" text:outline-level="2"><text:bookmark-start text:name="__RefHeading___Toc899_2619968216"/>Configurer Laravel<text:bookmark-end text:name="__RefHeading___Toc899_2619968216"/></text:h>
      <text:p text:style-name="P36"><text:span text:style-name="T11">La configuration de la base de données avec Laravel se situe dans le fichier </text:span><text:span text:style-name="Source_20_Text"><text:span text:style-name="T11">config/database.php</text:span></text:span><text:span text:style-name="T11">. Dans ce fichier, la clé </text:span><text:span text:style-name="Source_20_Text"><text:span text:style-name="T11">default</text:span></text:span><text:span text:style-name="T11"> permet de spécifier le type de base de données voulu. Par défaut, Laravel appelle la fonction </text:span><text:span text:style-name="Source_20_Text"><text:span text:style-name="T11">env()</text:span></text:span><text:span text:style-name="T11"> qui permet de récupérer une variable d'environnement. Une variable d'environnement est une variable propre à votre machine, sa valeur sera différente sur votre machine de test, sur votre serveur de production ou sur la machine d'un collègue. Même si il est possible d'enlever l'appel à la fonction </text:span><text:span text:style-name="Source_20_Text"><text:span text:style-name="T11">env()</text:span></text:span><text:span text:style-name="T11"> et simplement renseigner </text:span><text:span text:style-name="Source_20_Text"><text:span text:style-name="T11">'default' =&gt; 'sqlite'</text:span></text:span><text:span text:style-name="T11">, ce n'est pas considéré comme une bonne pratique. Nous allons plutôt modifier la variable d'environnement dans le fichier </text:span><text:span text:style-name="Source_20_Text"><text:span text:style-name="T11">.env</text:span></text:span><text:span text:style-name="T11"> situé à la racine du projet et remplacer </text:span><text:span text:style-name="Source_20_Text"><text:span text:style-name="T11">DB_CONNECTION=mysql</text:span></text:span><text:span text:style-name="T11"> par </text:span><text:span text:style-name="Source_20_Text"><text:span text:style-name="T11">DB_CONNECTION=sqlite</text:span></text:span><text:span text:style-name="T11">.</text:span></text:p>
      <text:p text:style-name="P36"><text:span text:style-name="T11"/></text:p>
      <text:p text:style-name="P36"><text:span text:style-name="T11">Pour le reste de la configuration de SQLite, tout est dans le fichier </text:span><text:span text:style-name="Source_20_Text"><text:span text:style-name="T11">config/database.php</text:span></text:span><text:span text:style-name="T11">. On peut d'ailleurs voir que les configurations possibles pour MySQL sont bien plus importantes que pour SQLite. Comme une base de données SQLite est un simple fichier, sans nom d'utilisateur, sans mot de passe, etc. nous n'avons qu'à spécifier le chemin vers le fichier dans la clé </text:span><text:span text:style-name="Source_20_Text"><text:span text:style-name="T11">'database' =&gt; env('DB_DATABASE', database_path('database.sqlite'))</text:span></text:span><text:span text:style-name="T11">. La valeur par défaut de cette configuration correspond au chemin </text:span><text:span text:style-name="Source_20_Text"><text:span text:style-name="T11">chemin/vers/mon-projet/database/database.sqlite</text:span></text:span><text:span text:style-name="T11">. Ce chemin est correct, nous allons l'utiliser.</text:span></text:p>
      <text:p text:style-name="P36"><text:span text:style-name="T11">Donc pour terminer la configuration de notre application Laravel, nous avons simplement besoin de supprimer les variables d'environnement inutiles en supprimant toutes les lignes commencant par </text:span><text:span text:style-name="Source_20_Text"><text:span text:style-name="T11">DB_*</text:span></text:span><text:span text:style-name="T11"> dans le fichier </text:span><text:span text:style-name="Source_20_Text"><text:span text:style-name="T11">.env</text:span></text:span><text:span text:style-name="T11"> sauf la ligne </text:span><text:span text:style-name="Source_20_Text"><text:span text:style-name="T11">DB_CONNECTION=sqlite</text:span></text:span><text:span text:style-name="T11">.</text:span></text:p>
      <text:p text:style-name="P35"/>
      <text:p text:style-name="P13"># DB_HOST=127.0.0.1</text:p>
      <text:p text:style-name="P8"># DB_PORT=3306</text:p>
      <text:p text:style-name="P8"># DB_DATABASE=dubois</text:p>
      <text:p text:style-name="P8"># DB_USERNAME=root</text:p>
      <text:p text:style-name="P8"># DB_PASSWORD=simplonco</text:p>
      <text:p text:style-name="P8"/>
      <text:h text:style-name="P60" text:outline-level="3"><text:bookmark-start text:name="__RefHeading___Toc901_2619968216"/>Création de la base de données<text:bookmark-end text:name="__RefHeading___Toc901_2619968216"/></text:h>
      <text:p text:style-name="P36"><text:span text:style-name="T11">Pour tester notre installation nous pouvons lancer la commande </text:span><text:span text:style-name="Source_20_Text"><text:span text:style-name="T11">php artisan migrate:status</text:span></text:span><text:span text:style-name="T11">. Cette commande nous retourne une </text:span><text:soft-page-break/><text:span text:style-name="T11">erreur car la base de données n'existe pas. Cela est normal car le fichier </text:span><text:span text:style-name="Source_20_Text"><text:span text:style-name="T11">database/database.sqlite</text:span></text:span><text:span text:style-name="T11"> n'existe pas dans notre projet.</text:span></text:p>
      <text:p text:style-name="P36"><text:span text:style-name="T11">Pour créer la base de données, nous avons simplement besoin de créer un fichier vide </text:span><text:span text:style-name="Source_20_Text"><text:span text:style-name="T11">database/database.sqlite</text:span></text:span><text:span text:style-name="T11"> avec Atom par exemple.</text:span></text:p>
      <text:p text:style-name="P36"><text:span text:style-name="T11">En relançant la commande </text:span><text:span text:style-name="Source_20_Text"><text:span text:style-name="T11">php artisan migrate:status</text:span></text:span><text:span text:style-name="T11">, le message « No migrations found. » devrait s'afficher. Ce message signifie que Laravel a bien réussi à se connecter à la base de données SQLite (donc que PHP et Laravel sont bien configurés) mais que cette base de données est vide. Nous verrons dans le prochain tutoriel comment créer nos tables dans la base de donnée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Gérer notre base de données</text:h>
      <text:p text:style-name="P10"/>
      <text:p text:style-name="P32">Dans ce tutoriel nous allons créer notre première table dans notre base de données SQLite.</text:p>
      <text:p text:style-name="P35">Si vous utilisiez MySQL dans vos applications PHP, vous avez sans doute déjà utilisé PHPMyAdmin pour visualiser et créer vos tables dans votre base de données. Le principal inconvénient de cette approche et pour le partage de la structure de la base de données. Si un collègue a besoin de tester l'application vous devez lui envoyer un export de la base ou si vous devez mettre en ligne l'application. Même chose lors de la mise en ligne de l'application. Laravel vient avec une solution à ce problème : les migrations.</text:p>
      <text:h text:style-name="P60" text:outline-level="3"/>
      <text:h text:style-name="Heading_20_2" text:outline-level="2"><text:bookmark-start text:name="__RefHeading___Toc903_2619968216"/>Présentation des migrations<text:bookmark-end text:name="__RefHeading___Toc903_2619968216"/></text:h>
      <text:p text:style-name="P36"><text:span text:style-name="T11">Les migrations sont de simples fichiers (classes) PHP qui contiennent une modification de la base de données (créer une table, ajouter une colonne à une table existante, supprimer une table…). Ces fichiers sont stockés dans le dossier </text:span><text:span text:style-name="Source_20_Text"><text:span text:style-name="T11">database/migrations</text:span></text:span><text:span text:style-name="T11">. L'installation de base de Laravel nous fournit deux exemples de migrations. Nous allons étudier celui de la table </text:span><text:span text:style-name="Source_20_Text"><text:span text:style-name="T11">users</text:span></text:span><text:span text:style-name="T11"> dans </text:span><text:span text:style-name="Source_20_Text"><text:span text:style-name="T11">2014_10_12_000000_create_users_table.php</text:span></text:span><text:span text:style-name="T11"> :</text:span></text:p>
      <text:p text:style-name="P49"><text:span text:style-name="Source_20_Text"><text:span text:style-name="T8">Schema::create('users', function (Blueprint $table) {</text:span></text:span></text:p>
      <text:p text:style-name="P49"><text:span text:style-name="Source_20_Text"><text:span text:style-name="T8"><text:s text:c="4"/>$table-&gt;increments('id');</text:span></text:span></text:p>
      <text:p text:style-name="P49"><text:span text:style-name="Source_20_Text"><text:span text:style-name="T8"><text:s text:c="4"/>$table-&gt;string('name');</text:span></text:span></text:p>
      <text:p text:style-name="P49"><text:span text:style-name="Source_20_Text"><text:span text:style-name="T8"><text:s text:c="4"/>$table-&gt;string('email')-&gt;unique();</text:span></text:span></text:p>
      <text:p text:style-name="P49"><text:span text:style-name="Source_20_Text"><text:span text:style-name="T8"><text:s text:c="4"/>$table-&gt;string('password');</text:span></text:span></text:p>
      <text:p text:style-name="P49"><text:span text:style-name="Source_20_Text"><text:span text:style-name="T8"><text:s text:c="4"/>$table-&gt;rememberToken();</text:span></text:span></text:p>
      <text:p text:style-name="P49"><text:span text:style-name="Source_20_Text"><text:span text:style-name="T8"><text:s text:c="4"/>$table-&gt;timestamps();</text:span></text:span></text:p>
      <text:p text:style-name="P49"><text:span text:style-name="Source_20_Text"><text:span text:style-name="T8">});</text:span></text:span></text:p>
      <text:p text:style-name="P49"><text:span text:style-name="Source_20_Text"><text:span text:style-name="T11"/></text:span></text:p>
      <text:p text:style-name="P36"><text:span text:style-name="T11">Ce code permet de créer une table (avec </text:span><text:span text:style-name="Source_20_Text"><text:span text:style-name="T11">Schema::create</text:span></text:span><text:span text:style-name="T11">), nommé </text:span><text:span text:style-name="Source_20_Text"><text:span text:style-name="T11">users</text:span></text:span><text:span text:style-name="T11">. Dans la fonction anonyme, vous retrouvez la description des colonnes de cette table. </text:span><text:span text:style-name="Source_20_Text"><text:span text:style-name="T11">increments</text:span></text:span><text:span text:style-name="T11"> permet de créer un entier auto-incrémenté. </text:span><text:span text:style-name="Source_20_Text"><text:span text:style-name="T11">string</text:span></text:span><text:span text:style-name="T11"> un champ de type </text:span><text:span text:style-name="Source_20_Text"><text:span text:style-name="T11">varchar</text:span></text:span><text:span text:style-name="T11">. </text:span><text:span text:style-name="Source_20_Text"><text:span text:style-name="T11">unique</text:span></text:span><text:span text:style-name="T11"> permet </text:span><text:soft-page-break/><text:span text:style-name="T11">de définir une contrainte d'unicité sur la colonne </text:span><text:span text:style-name="Source_20_Text"><text:span text:style-name="T11">email</text:span></text:span><text:span text:style-name="T11">. </text:span><text:span text:style-name="Source_20_Text"><text:span text:style-name="T11">rememberToken</text:span></text:span><text:span text:style-name="T11"> ne nous servira pas. Et finallement, </text:span><text:span text:style-name="Source_20_Text"><text:span text:style-name="T11">timestamps</text:span></text:span><text:span text:style-name="T11"> permet de créer deux colonnes, une </text:span><text:span text:style-name="Source_20_Text"><text:span text:style-name="T11">created_at</text:span></text:span><text:span text:style-name="T11"> qui enregistre la date d'insertion de la ligne, et une </text:span><text:span text:style-name="Source_20_Text"><text:span text:style-name="T11">updated_at</text:span></text:span><text:span text:style-name="T11"> qui enregistre la date de la dernière modification de la ligne.</text:span></text:p>
      <text:p text:style-name="P36"><text:span text:style-name="T11">On remarque aussi que la classe </text:span><text:span text:style-name="Source_20_Text"><text:span text:style-name="T11">CreateUsersTable</text:span></text:span><text:span text:style-name="T11"> contient une fonction </text:span><text:span text:style-name="Source_20_Text"><text:span text:style-name="T11">down</text:span></text:span><text:span text:style-name="T11">. Cette fonctionne représente l'inverse de la migration, c'est à dire, supprimer la table </text:span><text:span text:style-name="Source_20_Text"><text:span text:style-name="T11">users</text:span></text:span><text:span text:style-name="T11">. Cela permet à Laravel de revenir en arrière si besoin.</text:span></text:p>
      <text:h text:style-name="P60" text:outline-level="3"/>
      <text:h text:style-name="Heading_20_2" text:outline-level="2"><text:bookmark-start text:name="__RefHeading___Toc905_2619968216"/>Création d'une table<text:bookmark-end text:name="__RefHeading___Toc905_2619968216"/></text:h>
      <text:p text:style-name="P36"><text:span text:style-name="T11">Nous allons créer notre propre migration pour étudier la méthode. Avant cela, nous allons supprimer les deux migrations présentes dans le dossier </text:span><text:span text:style-name="Source_20_Text"><text:span text:style-name="T11">database/migrations</text:span></text:span><text:span text:style-name="T11">.</text:span></text:p>
      <text:p text:style-name="P36"><text:span text:style-name="T11">Nous pourrions créer notre propre migration manuellement en créant un nouveau fichier mais Laravel fournit avec </text:span><text:span text:style-name="Source_20_Text"><text:span text:style-name="T11">php artisan</text:span></text:span><text:span text:style-name="T11"> une commande pour créer une migration pré-remplie : </text:span><text:span text:style-name="Source_20_Text"><text:span text:style-name="T11">php artisan make:migration create_utilisateurs_table</text:span></text:span><text:span text:style-name="T11">.</text:span></text:p>
      <text:p text:style-name="P36"><text:span text:style-name="T11">Dans le nouveau fichier créé par Laravel on voit que la migration permet de créer une table </text:span><text:span text:style-name="Source_20_Text"><text:span text:style-name="T11">utilisateurs</text:span></text:span><text:span text:style-name="T11"> avec une colonne ID auto-incrémentée, et les dates </text:span><text:span text:style-name="Source_20_Text"><text:span text:style-name="T11">created_at</text:span></text:span><text:span text:style-name="T11"> et </text:span><text:span text:style-name="Source_20_Text"><text:span text:style-name="T11">updated_at</text:span></text:span><text:span text:style-name="T11">. Laravel a compris que nous voulions créer une table grâce au mot clé </text:span><text:span text:style-name="Source_20_Text"><text:span text:style-name="T11">create</text:span></text:span><text:span text:style-name="T11"> dans la commande Artisan.</text:span></text:p>
      <text:p text:style-name="P35">Nous n'avons plus qu'à rajouter notre colonne unique pour l'email et une colonne pour le mot de passe :</text:p>
      <text:p text:style-name="P49"><text:span text:style-name="Source_20_Text"><text:span text:style-name="T3">Schema::create('utilisateurs', function (Blueprint $table) {</text:span></text:span></text:p>
      <text:p text:style-name="P49"><text:span text:style-name="Source_20_Text"><text:span text:style-name="T3"><text:s text:c="4"/>$table-&gt;increments('id');</text:span></text:span></text:p>
      <text:p text:style-name="P49"><text:span text:style-name="Source_20_Text"><text:span text:style-name="T3"><text:s text:c="4"/>$table-&gt;string('email')-&gt;unique();</text:span></text:span></text:p>
      <text:p text:style-name="P49"><text:span text:style-name="Source_20_Text"><text:span text:style-name="T3"><text:s text:c="4"/>$table-&gt;string('mot_de_passe');</text:span></text:span></text:p>
      <text:p text:style-name="P49"><text:span text:style-name="Source_20_Text"><text:span text:style-name="T3"><text:s text:c="4"/>$table-&gt;timestamps();</text:span></text:span></text:p>
      <text:p text:style-name="P49"><text:span text:style-name="Source_20_Text"><text:span text:style-name="T3">});</text:span></text:span></text:p>
      <text:p text:style-name="P49"><text:span text:style-name="Source_20_Text"><text:span text:style-name="T11"/></text:span></text:p>
      <text:h text:style-name="Heading_20_2" text:outline-level="2"><text:bookmark-start text:name="__RefHeading___Toc907_2619968216"/>Exécuter les migrations<text:bookmark-end text:name="__RefHeading___Toc907_2619968216"/></text:h>
      <text:p text:style-name="P36"><text:span text:style-name="T11">Pour exécuter les migrations, nous pouvons utiliser la commande </text:span><text:span text:style-name="Source_20_Text"><text:span text:style-name="T11">php artisan migrate</text:span></text:span><text:span text:style-name="T11">. Cette commande ne va exécuter que les migrations qui ne sont pas déjà présentes dans la base de données. Vous pouvez faire le test en exécutant une deuxième fois la commande, rien ne devrait se passer.</text:span></text:p>
      <text:p text:style-name="P36"><text:span text:style-name="T11">Pour vérifier que tout a bien fonctionner, nous aurions besoin de visualiser notre base de données avec un outil du même genre que PHPMyAdmin. Je vous conseille d'utiliser </text:span><text:a xlink:type="simple" xlink:href="http://sqlitebrowser.org/" text:style-name="Internet_20_link" text:visited-style-name="Visited_20_Internet_20_Link"><text:span text:style-name="T11">DB Browser for SQLite</text:span></text:a><text:span text:style-name="T11">. Ce programme s'installe sur votre machine et vous pouvez ouvrir votre fichier </text:span><text:span text:style-name="Source_20_Text"><text:span text:style-name="T11">database/database.sqlite</text:span></text:span><text:span text:style-name="T11"> avec. Une fois ouvert, nous pouvons voir la table </text:span><text:span text:style-name="Source_20_Text"><text:span text:style-name="T11">migrations</text:span></text:span><text:span text:style-name="T11"> qui permet à Laravel de retenir quelle migration a été exécuté et quelles sont les nouvelles migrations. Nous avons également notre table </text:span><text:span text:style-name="Source_20_Text"><text:span text:style-name="T11">utilisateurs</text:span></text:span><text:span text:style-name="T11"> qui contient bien nos colonnes.</text:span></text:p>
      <text:p text:style-name="P35">Dans le prochain tutoriel nous allons exécuter nos premières requêtes SQL sur cette nouvelle tabl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Insertion en Base de Données</text:h>
      <text:p text:style-name="P14">Dans ce tutoriel nous allons insérer nos premières lignes en base de données via Eloquent.</text:p>
      <text:p text:style-name="P35">Si vous utilisiez simplement PHP pour votre application, vous devriez avoir à écrire vos requêtes SQL à la main. Ce n'est pas le cas avec Laravel qui fournit un outil, Eloquent, qui permet, dans la majorité des cas, d'utiliser de simples fonctions PHP à la place de requêtes SQL.</text:p>
      <text:p text:style-name="P35"/>
      <text:h text:style-name="Heading_20_2" text:outline-level="2"><text:bookmark-start text:name="__RefHeading___Toc909_2619968216"/>Création du modèle<text:bookmark-end text:name="__RefHeading___Toc909_2619968216"/></text:h>
      <text:p text:style-name="P36"><text:span text:style-name="T11">Eloquent fonctionne avec un système de modèle. Un modèle est une simple classe PHP qui représente une table de notre application. Nous allons créer le fichier </text:span><text:span text:style-name="Source_20_Text"><text:span text:style-name="T11">Utilisateur.php</text:span></text:span><text:span text:style-name="T11"> de cette classe dans le dossier </text:span><text:span text:style-name="Source_20_Text"><text:span text:style-name="T11">app</text:span></text:span><text:span text:style-name="T11"> qui contiendra toutes nos classes PHP.</text:span></text:p>
      <text:p text:style-name="P49"><text:span text:style-name="Source_20_Text"><text:span text:style-name="T3">&lt;?php</text:span></text:span></text:p>
      <text:p text:style-name="P49"><text:span text:style-name="Source_20_Text"><text:span text:style-name="T3">namespace App;</text:span></text:span></text:p>
      <text:p text:style-name="P49"><text:span text:style-name="Source_20_Text"><text:span text:style-name="T3">use Illuminate\Database\Eloquent\Model;</text:span></text:span></text:p>
      <text:p text:style-name="P49"><text:span text:style-name="Source_20_Text"><text:span text:style-name="T3">class Utilisateur extends Model {</text:span></text:span></text:p>
      <text:p text:style-name="P49"><text:span text:style-name="Source_20_Text"><text:span text:style-name="T3">}</text:span></text:span></text:p>
      <text:p text:style-name="P35"/>
      <text:p text:style-name="P36"><text:span text:style-name="T11">Nous héritons via </text:span><text:span text:style-name="Source_20_Text"><text:span text:style-name="T11">extends</text:span></text:span><text:span text:style-name="T11"> des fonctionnalités de Eloquent. La classe est également nommée </text:span><text:span text:style-name="Source_20_Text"><text:span text:style-name="T11">Utilisateur</text:span></text:span><text:span text:style-name="T11"> par convention afin de correspondre au nom de la table au singulier.</text:span></text:p>
      <text:h text:style-name="P60" text:outline-level="3"/>
      <text:h text:style-name="Heading_20_2" text:outline-level="2"><text:bookmark-start text:name="__RefHeading___Toc911_2619968216"/>Utilisation du modèle<text:bookmark-end text:name="__RefHeading___Toc911_2619968216"/></text:h>
      <text:p text:style-name="P35">Pour créer un utilisateur, c'est très simple, nous avons simplement à ajouter les données comme attributs de l'objet.</text:p>
      <text:p text:style-name="P49"><text:span text:style-name="Source_20_Text"><text:span text:style-name="T11">$utilisateur = new App\Utilisateur;</text:span></text:span></text:p>
      <text:p text:style-name="P49"><text:span text:style-name="Source_20_Text"><text:span text:style-name="T11">$utilisateur-&gt;email = request('email');</text:span></text:span></text:p>
      <text:p text:style-name="P49"><text:span text:style-name="Source_20_Text"><text:span text:style-name="T11">$utilisateur-&gt;mot_de_passe = request('password');</text:span></text:span></text:p>
      <text:p text:style-name="P36"><text:span text:style-name="T11">Dans cet exemple </text:span><text:span text:style-name="Source_20_Text"><text:span text:style-name="T11">-&gt;email</text:span></text:span><text:span text:style-name="T11"> et </text:span><text:span text:style-name="Source_20_Text"><text:span text:style-name="T11">-&gt;mot_de_passe</text:span></text:span><text:span text:style-name="T11"> correspondent au nom des colonnes de notre table. Tandis que </text:span><text:span text:style-name="Source_20_Text"><text:span text:style-name="T11">'email'</text:span></text:span><text:span text:style-name="T11"> et </text:span><text:span text:style-name="Source_20_Text"><text:span text:style-name="T11">'passwor'</text:span></text:span><text:span text:style-name="T11"> correspondent au nom des champs </text:span><text:span text:style-name="Source_20_Text"><text:span text:style-name="T11">input</text:span></text:span><text:span text:style-name="T11"> HTML. À ce point, l'utilisateur n'est pas encore stocké en base de données, il est simplement dans la mémoire de PHP. Pour le sauvegarder, nous avons simplement à rajouter la ligne :</text:span></text:p>
      <text:p text:style-name="P49"><text:span text:style-name="Source_20_Text"><text:span text:style-name="T3">$utilisateur→save();</text:span></text:span></text:p>
      <text:p text:style-name="P49"><text:span text:style-name="Source_20_Text"><text:span text:style-name="T11"/></text:span></text:p>
      <text:p text:style-name="P36"><text:span text:style-name="T11">Pour tester l'insertion, vous pouvez vous rendre sur </text:span><text:a xlink:type="simple" xlink:href="http://localhost:8000/inscription" text:style-name="Internet_20_link" text:visited-style-name="Visited_20_Internet_20_Link"><text:span text:style-name="T11">http://localhost:8000/inscription</text:span></text:a><text:span text:style-name="T11">, remplir le formulaire puis observer la table </text:span><text:span text:style-name="Source_20_Text"><text:span text:style-name="T11">utilisateurs</text:span></text:span><text:span text:style-name="T11"> via </text:span><text:a xlink:type="simple" xlink:href="http://sqlitebrowser.org/" text:style-name="Internet_20_link" text:visited-style-name="Visited_20_Internet_20_Link"><text:span text:style-name="T11">DB Browser for SQLite</text:span></text:a><text:span text:style-name="T11">.</text:span></text:p>
      <text:h text:style-name="P60" text:outline-level="3"/>
      <text:h text:style-name="Heading_20_2" text:outline-level="2"><text:bookmark-start text:name="__RefHeading___Toc913_2619968216"/>Sécurisation du mot de passe<text:bookmark-end text:name="__RefHeading___Toc913_2619968216"/></text:h>
      <text:p text:style-name="P36"><text:span text:style-name="T11">Nous observons que le mot de passe que vous avez entré dans le formulaire est visible, en clair, dans la base de données. C'est une très grosse faille de sécurité. Pour résoudre ce problème, nous devons masquer le mot de passe via un algorithme de hashage. Laravel fournit une fonction pour masquer les mots de passe, pour l'utiliser, il suffit de mettre à jour notre fichier </text:span><text:span text:style-name="Source_20_Text"><text:span text:style-name="T11">routes/web.php</text:span></text:span><text:span text:style-name="T11"> :</text:span></text:p>
      <text:p text:style-name="P49"><text:span text:style-name="Source_20_Text"><text:span text:style-name="T3">$utilisateur = new App\Utilisateur;</text:span></text:span></text:p>
      <text:p text:style-name="P49"><text:span text:style-name="Source_20_Text"><text:span text:style-name="T3">$utilisateur-&gt;email = request('email');</text:span></text:span></text:p>
      <text:p text:style-name="P49"><text:span text:style-name="Source_20_Text"><text:span text:style-name="T3">$utilisateur-&gt;mot_de_passe = bcrypt(request('password'));</text:span></text:span></text:p>
      <text:p text:style-name="P55"/>
      <text:p text:style-name="P49"><text:span text:style-name="Source_20_Text"><text:span text:style-name="T3">$utilisateur→save();</text:span></text:span></text:p>
      <text:p text:style-name="P49"><text:span text:style-name="Source_20_Text"><text:span text:style-name="T3"/></text:span></text:p>
      <text:p text:style-name="P35">En renvoyant à nouveau le formulaire, le nouveau mot de passe est maintenant incompréhensible. Nous verrons dans une future vidéo sur l'authentification comment vérifier que cette chaîne de caractère incompréhensible correspond bien au mot de passe de l'utilisateur.</text:p>
      <text:p text:style-name="P35">Dans les prochains tutoriels, nous simplifierons le code pour l'insertion et nous utiliserons une autre fonctionnalité d'Eloquent permettant de récupérer les données depuis notre base de données.</text:p>
      <text:p text:style-name="P11"/>
      <text:h text:style-name="Heading_20_1" text:outline-level="1"><text:bookmark-start text:name="__RefHeading___Toc915_2619968216"/><text:soft-page-break/>Astuces avec Eloquent et MassAssignmentException<text:bookmark-end text:name="__RefHeading___Toc915_2619968216"/></text:h>
      <text:p text:style-name="P14"><text:span text:style-name="T10">Dans ce tutoriel nous allons simplifier notre code avec Eloquent et résoudre le problème de </text:span><text:span text:style-name="Source_20_Text"><text:span text:style-name="T10">MassAssignmentException</text:span></text:span><text:span text:style-name="T10">.</text:span></text:p>
      <text:h text:style-name="P60" text:outline-level="3"/>
      <text:h text:style-name="Heading_20_2" text:outline-level="2"><text:bookmark-start text:name="__RefHeading___Toc917_2619968216"/>Simplification de notre code<text:bookmark-end text:name="__RefHeading___Toc917_2619968216"/></text:h>
      <text:p text:style-name="P36"><text:span text:style-name="T11">Lors de la création d'un utilisateur avec </text:span><text:span text:style-name="Source_20_Text"><text:span text:style-name="T11">new</text:span></text:span><text:span text:style-name="T11"> nous pouvons passer en premier paramètre du constructeur un tableau d'attributs.</text:span></text:p>
      <text:p text:style-name="P49"><text:span text:style-name="Source_20_Text"><text:span text:style-name="T3">$utilisateur = new App\Utilisateur([</text:span></text:span></text:p>
      <text:p text:style-name="P49"><text:span text:style-name="Source_20_Text"><text:span text:style-name="T3"><text:s text:c="4"/>'email' =&gt; request('email'),</text:span></text:span></text:p>
      <text:p text:style-name="P49"><text:span text:style-name="Source_20_Text"><text:span text:style-name="T3"><text:s text:c="4"/>'mot_de_passe' =&gt; bcrypt(request('password')),</text:span></text:span></text:p>
      <text:p text:style-name="P49"><text:span text:style-name="Source_20_Text"><text:span text:style-name="T3">]);</text:span></text:span></text:p>
      <text:p text:style-name="P49"><text:span text:style-name="Source_20_Text"><text:span text:style-name="T5"/></text:span></text:p>
      <text:p text:style-name="P36"><text:span text:style-name="T11">Nous pouvons également directement appeler la fonction statique </text:span><text:span text:style-name="Source_20_Text"><text:span text:style-name="T11">create</text:span></text:span><text:span text:style-name="T11"> de Eloquent pour automatiquement enregistrer notre utilisateur en base de données sans avoir à faire un </text:span><text:span text:style-name="Source_20_Text"><text:span text:style-name="T11">$utilisateur-&gt;save()</text:span></text:span><text:span text:style-name="T11"> manuellement.</text:span></text:p>
      <text:p text:style-name="P49"><text:span text:style-name="Source_20_Text"><text:span text:style-name="T3">Route::post('/inscription', function () {</text:span></text:span></text:p>
      <text:p text:style-name="P49"><text:span text:style-name="Source_20_Text"><text:span text:style-name="T3"><text:s text:c="4"/>$utilisateur = App\Utilisateur::create([</text:span></text:span></text:p>
      <text:p text:style-name="P49"><text:span text:style-name="Source_20_Text"><text:span text:style-name="T3"><text:s text:c="8"/>'email' =&gt; request('email'),</text:span></text:span></text:p>
      <text:p text:style-name="P49"><text:span text:style-name="Source_20_Text"><text:span text:style-name="T3"><text:s text:c="8"/>'mot_de_passe' =&gt; bcrypt(request('password')),</text:span></text:span></text:p>
      <text:p text:style-name="P49"><text:span text:style-name="Source_20_Text"><text:span text:style-name="T3"><text:s text:c="4"/>]);</text:span></text:span></text:p>
      <text:p text:style-name="P55"/>
      <text:p text:style-name="P49"><text:span text:style-name="Source_20_Text"><text:span text:style-name="T11"><text:s text:c="4"/></text:span></text:span><text:span text:style-name="Source_20_Text"><text:span text:style-name="T3">return "Nous avons reçu votre email qui est " . request('email') . ' et votre mot de passe est ' . request('password');</text:span></text:span></text:p>
      <text:p text:style-name="P49"><text:span text:style-name="Source_20_Text"><text:span text:style-name="T3">});</text:span></text:span></text:p>
      <text:p text:style-name="P49"><text:span text:style-name="Source_20_Text"><text:span text:style-name="T11"/></text:span></text:p>
      <text:h text:style-name="Heading_20_2" text:outline-level="2"><text:bookmark-start text:name="__RefHeading___Toc919_2619968216"/><text:span text:style-name="Source_20_Text">MassAssignmentException</text:span><text:bookmark-end text:name="__RefHeading___Toc919_2619968216"/></text:h>
      <text:p text:style-name="P36"><text:span text:style-name="T11">Si nous retestons notre formulaire avec ces changements, nous obtenons une erreur </text:span><text:span text:style-name="Source_20_Text"><text:span text:style-name="T11">MassAssignmentException</text:span></text:span><text:span text:style-name="T11"> pour le champ </text:span><text:span text:style-name="Source_20_Text"><text:span text:style-name="T11">email</text:span></text:span><text:span text:style-name="T11">. Cette erreur est une sécurité de Laravel par défaut lorsque nous utilisons des tableaux PHP pour spécifier notre attributs. Laravel exige que nous indiquions explicitement les colonnes autorisées à être remplies de cette manière.</text:span></text:p>
      <text:p text:style-name="P36"><text:span text:style-name="T11">Pour indiquer les colonnes autorisées à Laravel, nous devons créer dans notre modèle </text:span><text:span text:style-name="Source_20_Text"><text:span text:style-name="T11">Utilisateur</text:span></text:span><text:span text:style-name="T11">, un attribut </text:span><text:span text:style-name="Source_20_Text"><text:span text:style-name="T11">$fillable</text:span></text:span><text:span text:style-name="T11"> (« remplissable » en français).</text:span></text:p>
      <text:p text:style-name="P49"><text:span text:style-name="Source_20_Text"><text:span text:style-name="T3">&lt;?php</text:span></text:span></text:p>
      <text:p text:style-name="P49"><text:span text:style-name="Source_20_Text"><text:span text:style-name="T3">namespace App;</text:span></text:span></text:p>
      <text:p text:style-name="P53"/>
      <text:p text:style-name="P49"><text:span text:style-name="Source_20_Text"><text:span text:style-name="T3">use Illuminate\Database\Eloquent\Model;</text:span></text:span></text:p>
      <text:p text:style-name="P53"/>
      <text:p text:style-name="P49"><text:span text:style-name="Source_20_Text"><text:span text:style-name="T3">class Utilisateur extends Model {</text:span></text:span></text:p>
      <text:p text:style-name="P49"><text:span text:style-name="Source_20_Text"><text:span text:style-name="T3"><text:s text:c="4"/>protected $fillable = ['email'];</text:span></text:span></text:p>
      <text:p text:style-name="P49"><text:span text:style-name="Source_20_Text"><text:span text:style-name="T3">}</text:span></text:span></text:p>
      <text:p text:style-name="P49"><text:span text:style-name="Source_20_Text"><text:span text:style-name="T11"/></text:span></text:p>
      <text:p text:style-name="P36"><text:span text:style-name="T11">Une fois que le tableau </text:span><text:span text:style-name="Source_20_Text"><text:span text:style-name="T11">$fillable</text:span></text:span><text:span text:style-name="T11"> existe, Laravel va accepter d'envoyer nos données à la base de données mais nous allons obtenir une deuxième erreur, elle aussi liée au </text:span><text:span text:style-name="Source_20_Text"><text:span text:style-name="T11">MassAssignmentException</text:span></text:span><text:span text:style-name="T11"> mais moins explicite : </text:span><text:span text:style-name="Source_20_Text"><text:span text:style-name="T11">constraint failed</text:span></text:span><text:span text:style-name="T11"> en SQL. En effet, en regardant la requête effectuée par Laravel, la colonne </text:span><text:span text:style-name="Source_20_Text"><text:span text:style-name="T11">mot_de_passe</text:span></text:span><text:span text:style-name="T11"> n'est pas présente. Une fois que le tableau </text:span><text:span text:style-name="Source_20_Text"><text:span text:style-name="T11">$fillable</text:span></text:span><text:span text:style-name="T11"> existe, Laravel va automatiquement et silencieusement supprimer les champs non autorisés (comme </text:span><text:span text:style-name="Source_20_Text"><text:span text:style-name="T11">mot_de_passe</text:span></text:span><text:span text:style-name="T11">) et la base de données va donc refuser l'insertion car la colonne </text:span><text:span text:style-name="Source_20_Text"><text:span text:style-name="T11">mot_de_passe</text:span></text:span><text:span text:style-name="T11"> est obligatoire.</text:span></text:p>
      <text:p text:style-name="P35"/>
      <text:p text:style-name="P36"><text:span text:style-name="T11">Pour résoudre cette seconde erreur, nous avons simplement à ajouter </text:span><text:span text:style-name="Source_20_Text"><text:span text:style-name="T11">mot_de_passe</text:span></text:span><text:span text:style-name="T11"> aux champs autorisés.</text:span></text:p>
      <text:p text:style-name="P49"><text:span text:style-name="Source_20_Text"><text:span text:style-name="T11">protected $fillable = ['email', 'mot_de_passe'];</text:span></text:span></text:p>
      <text:p text:style-name="P35"/>
      <text:p text:style-name="P35">Normalement, tout fonctionne à nouveau après cette modification.</text:p>
      <text:p text:style-name="P42"/>
      <text:p text:style-name="P38"><text:span text:style-name="T11">Dans le prochain tutoriel, nous allons passer aux requêtes de </text:span><text:span text:style-name="T14">t</text:span><text:span text:style-name="T11">ype </text:span><text:span text:style-name="Source_20_Text"><text:span text:style-name="T11">SELECT</text:span></text:span><text:span text:style-name="T11"> et afficher la liste de nos utilisateurs sur une page.</text:span></text:p>
      <text:h text:style-name="P73" text:outline-level="1"><text:soft-page-break/></text:h>
      <text:h text:style-name="Heading_20_1" text:outline-level="1"><text:bookmark-start text:name="__RefHeading___Toc921_2619968216"/>Afficher nos utilisateurs avec Eloquent et Blade<text:bookmark-end text:name="__RefHeading___Toc921_2619968216"/></text:h>
      <text:p text:style-name="P14">Dans ce tutoriel nous allons récupérer nos utilisateurs depuis la base de données et les afficher dans une vue avec une boucle.</text:p>
      <text:h text:style-name="P60" text:outline-level="3"/>
      <text:h text:style-name="Heading_20_2" text:outline-level="2"><text:bookmark-start text:name="__RefHeading___Toc923_2619968216"/>Création d'une nouvelle route<text:bookmark-end text:name="__RefHeading___Toc923_2619968216"/></text:h>
      <text:p text:style-name="P36"><text:span text:style-name="T11">Nous allons créer une nouvelle page sur notre site, et donc une nouvelle route de type </text:span><text:span text:style-name="Source_20_Text"><text:span text:style-name="T3">GET</text:span></text:span><text:span text:style-name="T11"> car cette route affichera des données (contrairement aux routes </text:span><text:span text:style-name="Source_20_Text"><text:span text:style-name="T11">POST</text:span></text:span><text:span text:style-name="T11"> qui traitent les formulaires).</text:span></text:p>
      <text:p text:style-name="P49"><text:span text:style-name="Source_20_Text"><text:span text:style-name="T3">Route::get('/utilisateurs', function () {</text:span></text:span></text:p>
      <text:p text:style-name="P49"><text:span text:style-name="Source_20_Text"><text:span text:style-name="T3">});</text:span></text:span></text:p>
      <text:p text:style-name="P49"><text:span text:style-name="Source_20_Text"><text:span text:style-name="T11"/></text:span></text:p>
      <text:h text:style-name="Heading_20_2" text:outline-level="2"><text:bookmark-start text:name="__RefHeading___Toc925_2619968216"/>Récupération des données avec Eloquent<text:bookmark-end text:name="__RefHeading___Toc925_2619968216"/></text:h>
      <text:p text:style-name="P36"><text:span text:style-name="T11">Eloquent nous fournit une fonction pour récupérer toutes les lignes d'une table. C'est la fonction statique </text:span><text:span text:style-name="Source_20_Text"><text:span text:style-name="T11">all()</text:span></text:span><text:span text:style-name="T11"> qui nous retourne un tableau PHP.</text:span></text:p>
      <text:p text:style-name="P49"><text:span text:style-name="Source_20_Text"><text:span text:style-name="T3">Route::get('/utilisateurs', function () {</text:span></text:span></text:p>
      <text:p text:style-name="P49"><text:span text:style-name="Source_20_Text"><text:span text:style-name="T3"><text:s text:c="4"/>$utilisateurs = App\Utilisateur::all();</text:span></text:span></text:p>
      <text:p text:style-name="P49"><text:span text:style-name="Source_20_Text"><text:span text:style-name="T3">});</text:span></text:span></text:p>
      <text:h text:style-name="Heading_20_2" text:outline-level="2"><text:bookmark-start text:name="__RefHeading___Toc927_2619968216"/>Création d'une vue<text:bookmark-end text:name="__RefHeading___Toc927_2619968216"/></text:h>
      <text:p text:style-name="P35">Pour afficher nos utilisateurs, nous allons avoir besoin d'une vue. Nous avions vu dans une précédente vidéo que les vues n'ont pas accès directement aux variables de notre fonction anonyme, nous avons donc besoin de lui passer explicitement les données dans un tableau en second paramètre.</text:p>
      <text:p text:style-name="P49"><text:span text:style-name="Source_20_Text"><text:span text:style-name="T3">Route::get('/utilisateurs', function () {</text:span></text:span></text:p>
      <text:p text:style-name="P49"><text:span text:style-name="Source_20_Text"><text:span text:style-name="T3"><text:s text:c="4"/>$utilisateurs = App\Utilisateur::all();</text:span></text:span></text:p>
      <text:p text:style-name="P49"><text:span text:style-name="Source_20_Text"><text:span text:style-name="T3"><text:s text:c="4"/>return view('utilisateurs', [</text:span></text:span></text:p>
      <text:p text:style-name="P49"><text:span text:style-name="Source_20_Text"><text:span text:style-name="T3"><text:s text:c="8"/>'utilisateurs' =&gt; $utilisateurs</text:span></text:span></text:p>
      <text:p text:style-name="P49"><text:span text:style-name="Source_20_Text"><text:span text:style-name="T3"><text:s text:c="4"/>]);</text:span></text:span></text:p>
      <text:p text:style-name="P49"><text:span text:style-name="Source_20_Text"><text:span text:style-name="T3">});</text:span></text:span></text:p>
      <text:p text:style-name="P49"><text:span text:style-name="Source_20_Text"><text:span text:style-name="T11"/></text:span></text:p>
      <text:p text:style-name="P36"><text:span text:style-name="T11">Nous n'avons plus qu'à créer notre vue dans le dossier </text:span><text:span text:style-name="Source_20_Text"><text:span text:style-name="T11">ressources/views</text:span></text:span><text:span text:style-name="T11">. Notre vue va hériter de la structure par défaut de notre application qui contient notre en-tête et notre pied de page. Et nous allons mettre le HTML propre à la page dans la section « contenu ».</text:span></text:p>
      <text:p text:style-name="P49"><text:span text:style-name="Source_20_Text"><text:span text:style-name="T3">@extends('layout')</text:span></text:span></text:p>
      <text:p text:style-name="P53"/>
      <text:p text:style-name="P49"><text:span text:style-name="Source_20_Text"><text:span text:style-name="T3">@section('contenu')</text:span></text:span></text:p>
      <text:p text:style-name="P49"><text:span text:style-name="Source_20_Text"><text:span text:style-name="T3"><text:s text:c="4"/>&lt;h1&gt;Les utilisateurs&lt;/h1&gt;</text:span></text:span></text:p>
      <text:p text:style-name="P53"/>
      <text:p text:style-name="P49"><text:span text:style-name="Source_20_Text"><text:span text:style-name="T3"><text:s text:c="4"/>&lt;ul&gt;</text:span></text:span></text:p>
      <text:p text:style-name="P49"><text:span text:style-name="Source_20_Text"><text:span text:style-name="T3"><text:s text:c="8"/>&lt;li&gt;…&lt;/li&gt;</text:span></text:span></text:p>
      <text:p text:style-name="P49"><text:span text:style-name="Source_20_Text"><text:span text:style-name="T3"><text:s text:c="4"/>&lt;/ul&gt;</text:span></text:span></text:p>
      <text:p text:style-name="P49"><text:span text:style-name="Source_20_Text"><text:span text:style-name="T3">@endsection</text:span></text:span></text:p>
      <text:h text:style-name="P60" text:outline-level="3"/>
      <text:h text:style-name="Heading_20_2" text:outline-level="2"><text:bookmark-start text:name="__RefHeading___Toc929_2619968216"/>Une boucle avec Blade<text:bookmark-end text:name="__RefHeading___Toc929_2619968216"/></text:h>
      <text:p text:style-name="P36"><text:span text:style-name="T11">Pour afficher la liste de nos utilisateurs, nous avons besoin de faire une boucle. Les boucles avec Blade ressemblent à celle en PHP à quelques détails près. Au lieu d'utiliser </text:span><text:span text:style-name="Source_20_Text"><text:span text:style-name="T11">foreach() { … }</text:span></text:span><text:span text:style-name="T11"> nous allons utiliser </text:span><text:span text:style-name="Source_20_Text"><text:span text:style-name="T11">@foreach() … @endforeach</text:span></text:span><text:span text:style-name="T11">. Pour afficher l'email à l'intérieur de la boucle nous allons utiliser les doubles accolades </text:span><text:span text:style-name="Source_20_Text"><text:span text:style-name="T11">{{ }}</text:span></text:span><text:span text:style-name="T11">.</text:span></text:p>
      <text:p text:style-name="P49"><text:span text:style-name="Source_20_Text"><text:span text:style-name="T3">@extends('layout')</text:span></text:span></text:p>
      <text:p text:style-name="P53"/>
      <text:p text:style-name="P49"><text:span text:style-name="Source_20_Text"><text:span text:style-name="T3">@section('contenu')</text:span></text:span></text:p>
      <text:p text:style-name="P49"><text:span text:style-name="Source_20_Text"><text:span text:style-name="T3"><text:s text:c="4"/>&lt;h1&gt;Les utilisateurs&lt;/h1&gt;</text:span></text:span></text:p>
      <text:p text:style-name="P53"/>
      <text:p text:style-name="P49"><text:span text:style-name="Source_20_Text"><text:span text:style-name="T3"><text:s text:c="4"/>&lt;ul&gt;</text:span></text:span></text:p>
      <text:p text:style-name="P49"><text:span text:style-name="Source_20_Text"><text:span text:style-name="T3"><text:s text:c="8"/>@foreach($utilisateurs as $utilisateur)</text:span></text:span></text:p>
      <text:p text:style-name="P49"><text:span text:style-name="Source_20_Text"><text:span text:style-name="T3"><text:s text:c="12"/>&lt;li&gt;{{ $utilisateur-&gt;email }}&lt;/li&gt;</text:span></text:span></text:p>
      <text:p text:style-name="P49"><text:span text:style-name="Source_20_Text"><text:span text:style-name="T3"><text:s text:c="8"/>@endforeach</text:span></text:span></text:p>
      <text:p text:style-name="P49"><text:span text:style-name="Source_20_Text"><text:span text:style-name="T3"><text:s text:c="4"/>&lt;/ul&gt;</text:span></text:span></text:p>
      <text:p text:style-name="P49"><text:span text:style-name="Source_20_Text"><text:span text:style-name="T3">@endsection</text:span></text:span></text:p>
      <text:p text:style-name="P49"><text:soft-page-break/><text:span text:style-name="Source_20_Text"><text:span text:style-name="T11"/></text:span></text:p>
      <text:h text:style-name="Heading_20_1" text:outline-level="1"><text:bookmark-start text:name="__RefHeading___Toc931_2619968216"/><text:span text:style-name="Source_20_Text">Validation des formulaires</text:span><text:bookmark-end text:name="__RefHeading___Toc931_2619968216"/></text:h>
      <text:p text:style-name="P36"><text:span text:style-name="Source_20_Text"><text:span text:style-name="T11">Pour le moment, les données envoyées par l'utilisateur ne sont pas validées. Dans ce tutoriel, nous allons utiliser le système de validation de Laravel pour vérifier que les données envoyées sur notre formulaire d'inscription sont correctes.</text:span></text:span></text:p>
      <text:h text:style-name="P60" text:outline-level="3"/>
      <text:h text:style-name="Heading_20_2" text:outline-level="2"><text:bookmark-start text:name="__RefHeading___Toc933_2619968216"/>Valider la requête<text:bookmark-end text:name="__RefHeading___Toc933_2619968216"/></text:h>
      <text:p text:style-name="P36"><text:span text:style-name="T11">Laravel fournit une fonction </text:span><text:span text:style-name="Source_20_Text"><text:span text:style-name="T11">validate()</text:span></text:span><text:span text:style-name="T11"> qui permet de valider une requête. Pour obtenir la requête de l'utilisateur, nous pouvons utiliser la fonction </text:span><text:span text:style-name="Source_20_Text"><text:span text:style-name="T11">request()</text:span></text:span><text:span text:style-name="T11"> sans aucun paramètre. Puis nous pouvons appeler la fonction </text:span><text:span text:style-name="Source_20_Text"><text:span text:style-name="T11">validate()</text:span></text:span><text:span text:style-name="T11"> qui prend en paramètre un tableau de règles.</text:span></text:p>
      <text:p text:style-name="P49"><text:span text:style-name="Source_20_Text"><text:span text:style-name="T3">Route::post('/inscription', function () {</text:span></text:span></text:p>
      <text:p text:style-name="P49"><text:span text:style-name="Source_20_Text"><text:span text:style-name="T3"><text:s text:c="4"/>request()-&gt;validate([</text:span></text:span></text:p>
      <text:p text:style-name="P49"><text:span text:style-name="Source_20_Text"><text:span text:style-name="T3"><text:s text:c="8"/>'email' =&gt; [],</text:span></text:span></text:p>
      <text:p text:style-name="P49"><text:span text:style-name="Source_20_Text"><text:span text:style-name="T3"><text:s text:c="8"/>'password' =&gt; [],</text:span></text:span></text:p>
      <text:p text:style-name="P49"><text:span text:style-name="Source_20_Text"><text:span text:style-name="T3"><text:s text:c="8"/>'password_confirmation' =&gt; [],</text:span></text:span></text:p>
      <text:p text:style-name="P49"><text:span text:style-name="Source_20_Text"><text:span text:style-name="T3"><text:s text:c="4"/>]);</text:span></text:span></text:p>
      <text:p text:style-name="P53"/>
      <text:p text:style-name="P49"><text:span text:style-name="Source_20_Text"><text:span text:style-name="T3"><text:s text:c="4"/>$utilisateur = App\Utilisateur::create([</text:span></text:span></text:p>
      <text:p text:style-name="P49"><text:span text:style-name="Source_20_Text"><text:span text:style-name="T3"><text:s text:c="8"/>'email' =&gt; request('email'),</text:span></text:span></text:p>
      <text:p text:style-name="P49"><text:span text:style-name="Source_20_Text"><text:span text:style-name="T3"><text:s text:c="8"/>'mot_de_passe' =&gt; bcrypt(request('password')),</text:span></text:span></text:p>
      <text:p text:style-name="P49"><text:span text:style-name="Source_20_Text"><text:span text:style-name="T3"><text:s text:c="4"/>]);</text:span></text:span></text:p>
      <text:p text:style-name="P55"/>
      <text:p text:style-name="P49"><text:span text:style-name="Source_20_Text"><text:span text:style-name="T11"><text:s text:c="4"/></text:span></text:span><text:span text:style-name="Source_20_Text"><text:span text:style-name="T3">return "Nous avons reçu votre email qui est " . request('email') . ' et votre mot de passe est ' . request('password');</text:span></text:span></text:p>
      <text:p text:style-name="P49"><text:span text:style-name="Source_20_Text"><text:span text:style-name="T3">});</text:span></text:span></text:p>
      <text:p text:style-name="P49"><text:span text:style-name="Source_20_Text"><text:span text:style-name="T11"/></text:span></text:p>
      <text:p text:style-name="P35">Pour le moment, j'initialise des tableaux vides pour chaque champ du formulaire. Cela signifie que aucune règle n'est attendue.</text:p>
      <text:h text:style-name="P60" text:outline-level="3"/>
      <text:h text:style-name="Heading_20_2" text:outline-level="2"><text:bookmark-start text:name="__RefHeading___Toc935_2619968216"/>Règles de validation<text:bookmark-end text:name="__RefHeading___Toc935_2619968216"/></text:h>
      <text:p text:style-name="P36"><text:span text:style-name="T11">Les règles de validation disponibles par défaut sont décrites </text:span><text:a xlink:type="simple" xlink:href="https://laravel.com/docs/5.5/validation#available-validation-rules" text:style-name="Internet_20_link" text:visited-style-name="Visited_20_Internet_20_Link"><text:span text:style-name="T11">dans la documentation de Laravel</text:span></text:a><text:span text:style-name="T11">. Je vous conseille de regarder les différentes possibilités, il y a de fortes chances pour que ce que vous cherchez soit déjà disponible.</text:span></text:p>
      <text:p text:style-name="P36"><text:span text:style-name="T11">Nous sommes intéressés par la règle </text:span><text:span text:style-name="Source_20_Text"><text:span text:style-name="T11">required</text:span></text:span><text:span text:style-name="T11"> qui permet de vérifier que le champ est présent et non vide. Nous sommes également intéressé par la règle </text:span><text:span text:style-name="Source_20_Text"><text:span text:style-name="T11">email</text:span></text:span><text:span text:style-name="T11"> pour vérifier que l'adresse envoyée par l'utilisateur est bien une adresse email.</text:span></text:p>
      <text:p text:style-name="P36"><text:span text:style-name="T11">Concernant le mot de passe, nous pouvons utiliser la règle </text:span><text:span text:style-name="Source_20_Text"><text:span text:style-name="T11">confirmed</text:span></text:span><text:span text:style-name="T11"> qui permet de vérifier automatiquement que le champ </text:span><text:span text:style-name="Source_20_Text"><text:span text:style-name="T11">foo</text:span></text:span><text:span text:style-name="T11"> et le champ </text:span><text:span text:style-name="Source_20_Text"><text:span text:style-name="T11">foo_confirmation</text:span></text:span><text:span text:style-name="T11"> sont identique (dans notre cas </text:span><text:span text:style-name="Source_20_Text"><text:span text:style-name="T11">foo</text:span></text:span><text:span text:style-name="T11"> est </text:span><text:span text:style-name="Source_20_Text"><text:span text:style-name="T11">password</text:span></text:span><text:span text:style-name="T11"> et </text:span><text:span text:style-name="Source_20_Text"><text:span text:style-name="T11">foo_confirmation</text:span></text:span><text:span text:style-name="T11"> est </text:span><text:span text:style-name="Source_20_Text"><text:span text:style-name="T11">password_confirmation</text:span></text:span><text:span text:style-name="T11">). Laravel ajoute simplement </text:span><text:span text:style-name="Source_20_Text"><text:span text:style-name="T11">_confirmation</text:span></text:span><text:span text:style-name="T11"> au nom du champ.</text:span></text:p>
      <text:p text:style-name="P35"/>
      <text:p text:style-name="P36"><text:span text:style-name="T11">Nous pouvons également ajouter une règle pour un minimum de caractères dans le mot de passe avec la règle </text:span><text:span text:style-name="Source_20_Text"><text:span text:style-name="T11">min:value</text:span></text:span><text:span text:style-name="T11">. Le </text:span><text:span text:style-name="Source_20_Text"><text:span text:style-name="T11">:value</text:span></text:span><text:span text:style-name="T11"> est un paramètre pour la règle </text:span><text:span text:style-name="Source_20_Text"><text:span text:style-name="T11">min</text:span></text:span><text:span text:style-name="T11"> qui nous permet de spécifier le nombre attendu. Dans notre cas, nous pouvons utiliser </text:span><text:span text:style-name="Source_20_Text"><text:span text:style-name="T11">min:8</text:span></text:span><text:span text:style-name="T11"> pour un mot de passe d'au moins 8 caractères.</text:span></text:p>
      <text:p text:style-name="P35">Finallement, notre fonction de validation ressemble à :</text:p>
      <text:p text:style-name="P49"><text:span text:style-name="Source_20_Text"><text:span text:style-name="T3">request()-&gt;validate([</text:span></text:span></text:p>
      <text:p text:style-name="P49"><text:span text:style-name="Source_20_Text"><text:span text:style-name="T3"><text:s text:c="4"/>'email' =&gt; ['required', 'email'],</text:span></text:span></text:p>
      <text:p text:style-name="P49"><text:span text:style-name="Source_20_Text"><text:span text:style-name="T3"><text:s text:c="4"/>'password' =&gt; ['required', 'confirmed', 'min:8'],</text:span></text:span></text:p>
      <text:p text:style-name="P49"><text:span text:style-name="Source_20_Text"><text:span text:style-name="T3"><text:s text:c="4"/>'password_confirmation' =&gt; ['required'],</text:span></text:span></text:p>
      <text:p text:style-name="P49"><text:span text:style-name="Source_20_Text"><text:span text:style-name="T3">]);</text:span></text:span></text:p>
      <text:p text:style-name="P49"><text:span text:style-name="Source_20_Text"><text:span text:style-name="T11"/></text:span></text:p>
      <text:p text:style-name="P35">Si nous essayons maintenant d'envoyer le formulaire avec des données incorrects, nous sommes redirigés vers le formulaire et nous ne voyons plus d'erreur SQL.</text:p>
      <text:p text:style-name="P35">Dans la prochaine vidéo, nous allons afficher les erreurs de validation dans notre vue pour que l'utilisateur puisse savoir quels étaient les problèmes.</text:p>
      <text:p text:style-name="P49"><text:span text:style-name="Source_20_Text"><text:span text:style-name="T11"/></text:span></text:p>
      <text:h text:style-name="Heading_20_1" text:outline-level="1"><text:bookmark-start text:name="__RefHeading___Toc937_2619968216"/><text:soft-page-break/>Afficher les erreurs du formulaire à l'utilisateur<text:bookmark-end text:name="__RefHeading___Toc937_2619968216"/></text:h>
      <text:p text:style-name="P14">Dans le tutoriel précédent, notre validation était en place mais lors d'un problème avec l'envoi de l'utilisateur, aucun message d'erreur ne s'affichait.</text:p>
      <text:p text:style-name="P14"/>
      <text:h text:style-name="Heading_20_2" text:outline-level="2"><text:bookmark-start text:name="__RefHeading___Toc939_2619968216"/><text:span text:style-name="T19">Utilisation de la variable </text:span><text:span text:style-name="Source_20_Text"><text:span text:style-name="T19">$errors</text:span></text:span><text:bookmark-end text:name="__RefHeading___Toc939_2619968216"/></text:h>
      <text:p text:style-name="P36"><text:span text:style-name="T11">Par défaut, dans toutes nos vues, Laravel nous fournit une variable </text:span><text:span text:style-name="Source_20_Text"><text:span text:style-name="T11">$errors</text:span></text:span><text:span text:style-name="T11"> qui contient les erreurs des formulaires, si il y en a. Cette variable nous fournit deux méthodes utilise parmis d'autres : </text:span><text:span text:style-name="Source_20_Text"><text:span text:style-name="T11">has()</text:span></text:span><text:span text:style-name="T11"> et </text:span><text:span text:style-name="Source_20_Text"><text:span text:style-name="T11">first()</text:span></text:span><text:span text:style-name="T11">. La fonction </text:span><text:span text:style-name="Source_20_Text"><text:span text:style-name="T11">has()</text:span></text:span><text:span text:style-name="T11"> permet de vérifier si un champ de notre formulaire contient une erreur, nous allons l'utiliser dans une condition. Pour faire une condition avec Blade, nous pouvons utiliser </text:span><text:span text:style-name="Source_20_Text"><text:span text:style-name="T3">@if() … @endif</text:span></text:span><text:span text:style-name="T3">.</text:span></text:p>
      <text:p text:style-name="P49"><text:span text:style-name="Source_20_Text"><text:span text:style-name="T3">&lt;p&gt;&lt;input type="email" name="email" placeholder="Email"&gt;&lt;/p&gt;</text:span></text:span></text:p>
      <text:p text:style-name="P49"><text:span text:style-name="Source_20_Text"><text:span text:style-name="T3">@if($errors-&gt;has('email'))</text:span></text:span></text:p>
      <text:p text:style-name="P49"><text:span text:style-name="Source_20_Text"><text:span text:style-name="T3"><text:s text:c="4"/>&lt;p&gt;Le champ « Email » a une erreur&lt;/p&gt;</text:span></text:span></text:p>
      <text:p text:style-name="P49"><text:span text:style-name="Source_20_Text"><text:span text:style-name="T3">@endif</text:span></text:span></text:p>
      <text:p text:style-name="P49"><text:span text:style-name="Source_20_Text"><text:span text:style-name="T3"/></text:span></text:p>
      <text:p text:style-name="P36"><text:span text:style-name="T11">La fonction </text:span><text:span text:style-name="Source_20_Text"><text:span text:style-name="T11">first()</text:span></text:span><text:span text:style-name="T11"> permet de récupérer la première erreur pour un champ du formulaire. Nous pouvons afficher le résultat avec les doubles accolades </text:span><text:span text:style-name="Source_20_Text"><text:span text:style-name="T11">{{ }}</text:span></text:span><text:span text:style-name="T11">.</text:span></text:p>
      <text:p text:style-name="P49"><text:span text:style-name="Source_20_Text"><text:span text:style-name="T3">&lt;p&gt;&lt;input type="email" name="email" placeholder="Email"&gt;&lt;/p&gt;</text:span></text:span></text:p>
      <text:p text:style-name="P49"><text:span text:style-name="Source_20_Text"><text:span text:style-name="T3">@if($errors-&gt;has('email'))</text:span></text:span></text:p>
      <text:p text:style-name="P49"><text:span text:style-name="Source_20_Text"><text:span text:style-name="T3"><text:s text:c="4"/>&lt;p&gt;{{ $errors-&gt;first('email') }}&lt;/p&gt;</text:span></text:span></text:p>
      <text:p text:style-name="P49"><text:span text:style-name="Source_20_Text"><text:span text:style-name="T3">@endif</text:span></text:span></text:p>
      <text:p text:style-name="P49"><text:span text:style-name="Source_20_Text"><text:span text:style-name="T3"/></text:span></text:p>
      <text:p text:style-name="P43">Ǹous pouvons répéter l'opération pour le mot de passe et la confirmation du mot de passe.</text:p>
      <text:h text:style-name="P60" text:outline-level="3"/>
      <text:h text:style-name="Heading_20_2" text:outline-level="2"><text:bookmark-start text:name="__RefHeading___Toc941_2619968216"/><text:span text:style-name="T19">Utilisation de fonction </text:span><text:span text:style-name="Source_20_Text"><text:span text:style-name="T19">old()</text:span></text:span><text:bookmark-end text:name="__RefHeading___Toc941_2619968216"/></text:h>
      <text:p text:style-name="P36"><text:span text:style-name="T11">Lorsque nous envoyons notre formulaire avec une adresse email valide, mais un mot de passe incorrect (par exemple de moins de 8 caractères), l'email précédemment entré disparaît. C'est une bonne pratique de pré-remplir le formulaire avec les données déjà envoyées par l'utilisateur. Pour cela, nous pouvons utiliser la fonction </text:span><text:span text:style-name="Source_20_Text"><text:span text:style-name="T11">old()</text:span></text:span><text:span text:style-name="T11"> fournie par Laravel qui permet de récupérer la valeur précédemment envoyée. Nous pouvons afficher le résultat de cette fonction dans la vue dans l'attribut </text:span><text:span text:style-name="Source_20_Text"><text:span text:style-name="T11">value</text:span></text:span><text:span text:style-name="T11"> de notre balise </text:span><text:span text:style-name="Source_20_Text"><text:span text:style-name="T11">input</text:span></text:span><text:span text:style-name="T11">.</text:span></text:p>
      <text:p text:style-name="P49"><text:span text:style-name="Source_20_Text"><text:span text:style-name="T3">&lt;p&gt;&lt;input type="email" name="email" placeholder="Email" value="{{ old('email') }}"&gt;&lt;/p&gt;</text:span></text:span></text:p>
      <text:p text:style-name="P49"><text:span text:style-name="Source_20_Text"><text:span text:style-name="T3">@if($errors-&gt;has('email'))</text:span></text:span></text:p>
      <text:p text:style-name="P49"><text:span text:style-name="Source_20_Text"><text:span text:style-name="T3"><text:s text:c="4"/>&lt;p&gt;{{ $errors-&gt;first('email') }}&lt;/p&gt;</text:span></text:span></text:p>
      <text:p text:style-name="P49"><text:span text:style-name="Source_20_Text"><text:span text:style-name="T3">@endif</text:span></text:span></text:p>
      <text:p text:style-name="P49"><text:span text:style-name="Source_20_Text"><text:span text:style-name="T11"/></text:span></text:p>
      <text:p text:style-name="P35">Il est conseillé de pré-remplir uniquement les champs non sensibles comme l'adresse email, et de réinitialiser les champs de mot de passe.</text:p>
      <text:p text:style-name="P35">Dans le prochain tutoriel, nous styliserons notre application avec un framework CSS. Et ensuite, nous devrons traduire les messages d'erreur avec Laravel.</text:p>
      <text:h text:style-name="P73" text:outline-level="1"/>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943_2619968216"/><text:soft-page-break/>Styliser notre application avec Bulma<text:bookmark-end text:name="__RefHeading___Toc943_2619968216"/></text:h>
      <text:p text:style-name="P14"><text:span text:style-name="T10">Dans ce tutoriel, nous n'allons pas parler de Laravel mais plutôt de framework CSS. Je vais utiliser </text:span><text:a xlink:type="simple" xlink:href="https://bulma.io/" text:style-name="Internet_20_link" text:visited-style-name="Visited_20_Internet_20_Link"><text:span text:style-name="T10">Bulma</text:span></text:a><text:span text:style-name="T10"> qui est une alternative à </text:span><text:a xlink:type="simple" xlink:href="http://getbootstrap.com/" text:style-name="Internet_20_link" text:visited-style-name="Visited_20_Internet_20_Link"><text:span text:style-name="T10">Bootstrap</text:span></text:a><text:span text:style-name="T10"> dont vous avez sans doute déjà entendu parler.</text:span></text:p>
      <text:h text:style-name="P60" text:outline-level="3"/>
      <text:h text:style-name="Heading_20_2" text:outline-level="2"><text:bookmark-start text:name="__RefHeading___Toc945_2619968216"/>Mettre à jour notre structure<text:bookmark-end text:name="__RefHeading___Toc945_2619968216"/></text:h>
      <text:p text:style-name="P36"><text:span text:style-name="T11">Tout d'abord nous allons modifier notre fichier </text:span><text:span text:style-name="Source_20_Text"><text:span text:style-name="T11">layout.blade.php</text:span></text:span><text:span text:style-name="T11"> afin d'ajouter le lien vers </text:span><text:a xlink:type="simple" xlink:href="https://cdnjs.com/libraries/bulma" text:style-name="Internet_20_link" text:visited-style-name="Visited_20_Internet_20_Link"><text:span text:style-name="T11">le CDN de Bulma</text:span></text:a><text:span text:style-name="T11">.</text:span></text:p>
      <text:p text:style-name="P49"><text:span text:style-name="Source_20_Text"><text:span text:style-name="T3">&lt;!doctype html&gt;</text:span></text:span></text:p>
      <text:p text:style-name="P49"><text:span text:style-name="Source_20_Text"><text:span text:style-name="T3">&lt;html lang="{{ app()-&gt;getLocale() }}"&gt;</text:span></text:span></text:p>
      <text:p text:style-name="P49"><text:span text:style-name="Source_20_Text"><text:span text:style-name="T3"><text:s text:c="4"/>&lt;head&gt;</text:span></text:span></text:p>
      <text:p text:style-name="P49"><text:span text:style-name="Source_20_Text"><text:span text:style-name="T3"><text:s text:c="8"/>&lt;meta charset="utf-8"&gt;</text:span></text:span></text:p>
      <text:p text:style-name="P49"><text:span text:style-name="Source_20_Text"><text:span text:style-name="T3"><text:s text:c="8"/>&lt;meta http-equiv="X-UA-Compatible" content="IE=edge"&gt;</text:span></text:span></text:p>
      <text:p text:style-name="P49"><text:span text:style-name="Source_20_Text"><text:span text:style-name="T3"><text:s text:c="8"/>&lt;meta name="viewport" content="width=device-width, initial-scale=1"&gt;</text:span></text:span></text:p>
      <text:p text:style-name="P55"/>
      <text:p text:style-name="P49"><text:span text:style-name="Source_20_Text"><text:span text:style-name="T11"><text:s text:c="7"/></text:span></text:span><text:span text:style-name="Source_20_Text"><text:span text:style-name="T3"><text:s/>&lt;title&gt;Laravel&lt;/title&gt;</text:span></text:span></text:p>
      <text:p text:style-name="P49"><text:span text:style-name="Source_20_Text"><text:span text:style-name="T3">&lt;link rel="stylesheet" href="https://cdnjs.cloudflare.com/ajax/libs/bulma/0.6.1/css/bulma.css" /&gt;</text:span></text:span></text:p>
      <text:p text:style-name="P49"><text:span text:style-name="Source_20_Text"><text:span text:style-name="T3"><text:s text:c="4"/>&lt;/head&gt;</text:span></text:span></text:p>
      <text:p text:style-name="P49"><text:span text:style-name="Source_20_Text"><text:span text:style-name="T3"><text:s text:c="4"/>&lt;body&gt;</text:span></text:span></text:p>
      <text:p text:style-name="P49"><text:span text:style-name="Source_20_Text"><text:span text:style-name="T3"><text:s text:c="8"/>&lt;div class="container"&gt;</text:span></text:span></text:p>
      <text:p text:style-name="P49"><text:span text:style-name="Source_20_Text"><text:span text:style-name="T3"><text:s text:c="12"/>@yield('contenu')</text:span></text:span></text:p>
      <text:p text:style-name="P49"><text:span text:style-name="Source_20_Text"><text:span text:style-name="T3"><text:s text:c="8"/>&lt;/div&gt;</text:span></text:span></text:p>
      <text:p text:style-name="P49"><text:span text:style-name="Source_20_Text"><text:span text:style-name="T3"><text:s text:c="4"/>&lt;/body&gt;</text:span></text:span></text:p>
      <text:p text:style-name="P49"><text:span text:style-name="Source_20_Text"><text:span text:style-name="T3">&lt;/html&gt;</text:span></text:span></text:p>
      <text:p text:style-name="P49"><text:span text:style-name="Source_20_Text"><text:span text:style-name="T3"/></text:span></text:p>
      <text:h text:style-name="Heading_20_2" text:outline-level="2"><text:bookmark-start text:name="__RefHeading___Toc947_2619968216"/>Styliser notre formulaire<text:bookmark-end text:name="__RefHeading___Toc947_2619968216"/></text:h>
      <text:p text:style-name="P36"><text:span text:style-name="T11">Nous allons nous rendre dans la documentation de Bulma pour les formulaires et copier un champ de type texte par défaut puis ajouter notre </text:span><text:span text:style-name="Source_20_Text"><text:span text:style-name="T11">label</text:span></text:span><text:span text:style-name="T11">, et nos différents attributs sur la balise </text:span><text:span text:style-name="Source_20_Text"><text:span text:style-name="T11">input</text:span></text:span></text:p>
      <text:p text:style-name="P49"><text:span text:style-name="Source_20_Text"><text:span text:style-name="T3">&lt;div class="field"&gt;</text:span></text:span></text:p>
      <text:p text:style-name="P49"><text:span text:style-name="Source_20_Text"><text:span text:style-name="T3"><text:s text:c="4"/>&lt;label class="label"&gt;Adresse e-mail&lt;/label&gt;</text:span></text:span></text:p>
      <text:p text:style-name="P49"><text:span text:style-name="Source_20_Text"><text:span text:style-name="T3"><text:s text:c="4"/>&lt;div class="control"&gt;</text:span></text:span></text:p>
      <text:p text:style-name="P49"><text:span text:style-name="Source_20_Text"><text:span text:style-name="T3"><text:s text:c="8"/>&lt;input class="input" type="email" name="email" value="{{ old('email') }}"&gt;</text:span></text:span></text:p>
      <text:p text:style-name="P49"><text:span text:style-name="Source_20_Text"><text:span text:style-name="T3"><text:s text:c="4"/>&lt;/div&gt;</text:span></text:span></text:p>
      <text:p text:style-name="P49"><text:span text:style-name="Source_20_Text"><text:span text:style-name="T3">&lt;/div&gt;</text:span></text:span></text:p>
      <text:p text:style-name="P49"><text:span text:style-name="Source_20_Text"><text:span text:style-name="T11"/></text:span></text:p>
      <text:p text:style-name="P36"><text:span text:style-name="T11">Bulma nous fournit également deux classes utiles pour les erreurs : </text:span><text:span text:style-name="Source_20_Text"><text:span text:style-name="T11">help</text:span></text:span><text:span text:style-name="T11"> et </text:span><text:span text:style-name="Source_20_Text"><text:span text:style-name="T11">is-danger</text:span></text:span><text:span text:style-name="T11">. Le champ final pour notre adresse e-mail ressemble donc à :</text:span></text:p>
      <text:p text:style-name="P49"><text:span text:style-name="Source_20_Text"><text:span text:style-name="T3">&lt;div class="field"&gt;</text:span></text:span></text:p>
      <text:p text:style-name="P49"><text:span text:style-name="Source_20_Text"><text:span text:style-name="T3"><text:s text:c="4"/>&lt;label class="label"&gt;Adresse e-mail&lt;/label&gt;</text:span></text:span></text:p>
      <text:p text:style-name="P49"><text:span text:style-name="Source_20_Text"><text:span text:style-name="T3"><text:s text:c="4"/>&lt;div class="control"&gt;</text:span></text:span></text:p>
      <text:p text:style-name="P49"><text:span text:style-name="Source_20_Text"><text:span text:style-name="T3"><text:s text:c="8"/>&lt;input class="input" type="email" name="email" value="{{ old('email') }}"&gt;</text:span></text:span></text:p>
      <text:p text:style-name="P49"><text:span text:style-name="Source_20_Text"><text:span text:style-name="T3"><text:s text:c="4"/>&lt;/div&gt;</text:span></text:span></text:p>
      <text:p text:style-name="P49"><text:span text:style-name="Source_20_Text"><text:span text:style-name="T11"><text:s text:c="3"/></text:span></text:span><text:span text:style-name="Source_20_Text"><text:span text:style-name="T3"><text:s/>@if($errors-&gt;has('email'))</text:span></text:span></text:p>
      <text:p text:style-name="P49"><text:span text:style-name="Source_20_Text"><text:span text:style-name="T3"><text:s text:c="8"/>&lt;p class="help is-danger"&gt;{{ $errors-&gt;first('email') }}&lt;/p&gt;</text:span></text:span></text:p>
      <text:p text:style-name="P49"><text:span text:style-name="Source_20_Text"><text:span text:style-name="T3"><text:s text:c="4"/>@endif</text:span></text:span></text:p>
      <text:p text:style-name="P49"><text:span text:style-name="Source_20_Text"><text:span text:style-name="T3">&lt;/div&gt;</text:span></text:span></text:p>
      <text:p text:style-name="P49"><text:span text:style-name="Source_20_Text"><text:span text:style-name="T3"/></text:span></text:p>
      <text:p text:style-name="P36"><text:span text:style-name="T11">Nous pouvons faire la même chose pour les champs </text:span><text:span text:style-name="Source_20_Text"><text:span text:style-name="T11">password</text:span></text:span><text:span text:style-name="T11"> et </text:span><text:span text:style-name="Source_20_Text"><text:span text:style-name="T11">password_confirmation</text:span></text:span><text:span text:style-name="T11">.</text:span></text:p>
      <text:p text:style-name="P49"><text:span text:style-name="Source_20_Text"><text:span text:style-name="T3">&lt;div class="field"&gt;</text:span></text:span></text:p>
      <text:p text:style-name="P49"><text:span text:style-name="Source_20_Text"><text:span text:style-name="T3"><text:s text:c="4"/>&lt;label class="label"&gt;Mot de passe&lt;/label&gt;</text:span></text:span></text:p>
      <text:p text:style-name="P49"><text:span text:style-name="Source_20_Text"><text:span text:style-name="T3"><text:s text:c="4"/>&lt;div class="control"&gt;</text:span></text:span></text:p>
      <text:p text:style-name="P49"><text:span text:style-name="Source_20_Text"><text:span text:style-name="T3"><text:s text:c="8"/>&lt;input class="input" type="password" name="password"&gt;</text:span></text:span></text:p>
      <text:p text:style-name="P49"><text:span text:style-name="Source_20_Text"><text:span text:style-name="T3"><text:s text:c="4"/>&lt;/div&gt;</text:span></text:span></text:p>
      <text:p text:style-name="P49"><text:span text:style-name="Source_20_Text"><text:span text:style-name="T3"><text:s text:c="4"/>@if($errors-&gt;has('password'))</text:span></text:span></text:p>
      <text:p text:style-name="P49"><text:span text:style-name="Source_20_Text"><text:span text:style-name="T3"><text:s text:c="8"/>&lt;p class="help is-danger"&gt;{{ $errors-&gt;first('password') }}&lt;/p&gt;</text:span></text:span></text:p>
      <text:p text:style-name="P49"><text:span text:style-name="Source_20_Text"><text:span text:style-name="T3"><text:s text:c="4"/>@endif</text:span></text:span></text:p>
      <text:p text:style-name="P49"><text:span text:style-name="Source_20_Text"><text:span text:style-name="T3">&lt;/div&gt;</text:span></text:span></text:p>
      <text:p text:style-name="P53"/>
      <text:p text:style-name="P49"><text:span text:style-name="Source_20_Text"><text:span text:style-name="T3">&lt;div class="field"&gt;</text:span></text:span></text:p>
      <text:p text:style-name="P49"><text:span text:style-name="Source_20_Text"><text:span text:style-name="T3"><text:s text:c="4"/>&lt;label class="label"&gt;Mot de passe (confirmation)&lt;/label&gt;</text:span></text:span></text:p>
      <text:p text:style-name="P49"><text:span text:style-name="Source_20_Text"><text:span text:style-name="T3"><text:s text:c="4"/>&lt;div class="control"&gt;</text:span></text:span></text:p>
      <text:p text:style-name="P49"><text:soft-page-break/><text:span text:style-name="Source_20_Text"><text:span text:style-name="T3"><text:s text:c="8"/>&lt;input class="input" type="password" name="password_confirmation"&gt;</text:span></text:span></text:p>
      <text:p text:style-name="P49"><text:span text:style-name="Source_20_Text"><text:span text:style-name="T3"><text:s text:c="4"/>&lt;/div&gt;</text:span></text:span></text:p>
      <text:p text:style-name="P49"><text:span text:style-name="Source_20_Text"><text:span text:style-name="T3"><text:s text:c="4"/>@if($errors-&gt;has('password_confirmation'))</text:span></text:span></text:p>
      <text:p text:style-name="P49"><text:span text:style-name="Source_20_Text"><text:span text:style-name="T3"><text:s text:c="8"/>&lt;p class="help is-danger"&gt;{{ $errors-&gt;first('password_confirmation') }}&lt;/p&gt;</text:span></text:span></text:p>
      <text:p text:style-name="P49"><text:span text:style-name="Source_20_Text"><text:span text:style-name="T3"><text:s text:c="4"/>@endif</text:span></text:span></text:p>
      <text:p text:style-name="P49"><text:span text:style-name="Source_20_Text"><text:span text:style-name="T3">&lt;/div&gt;</text:span></text:span></text:p>
      <text:p text:style-name="P49"><text:span text:style-name="Source_20_Text"><text:span text:style-name="T3"/></text:span></text:p>
      <text:p text:style-name="P43">Concernant le bouton « M'inscrire », les balises sont presques identiques :</text:p>
      <text:p text:style-name="P49"><text:span text:style-name="Source_20_Text"><text:span text:style-name="T3">&lt;div class="field"&gt;</text:span></text:span></text:p>
      <text:p text:style-name="P49"><text:span text:style-name="Source_20_Text"><text:span text:style-name="T3"><text:s text:c="4"/>&lt;div class="control"&gt;</text:span></text:span></text:p>
      <text:p text:style-name="P49"><text:span text:style-name="Source_20_Text"><text:span text:style-name="T3"><text:tab/></text:span></text:span><text:span text:style-name="Source_20_Text"><text:span text:style-name="T3">&lt;button class="button is-link" type="submit"&gt;M'inscrire&lt;/button&gt;</text:span></text:span></text:p>
      <text:p text:style-name="P49"><text:span text:style-name="Source_20_Text"><text:span text:style-name="T3"><text:s text:c="4"/>&lt;/div&gt;</text:span></text:span></text:p>
      <text:p text:style-name="P49"><text:span text:style-name="Source_20_Text"><text:span text:style-name="T3">&lt;/div&gt;</text:span></text:span></text:p>
      <text:p text:style-name="P49"><text:span text:style-name="Source_20_Text"><text:span text:style-name="T3"/></text:span></text:p>
      <text:p text:style-name="P36"><text:span text:style-name="T11">J'ai également ajouté une classe </text:span><text:span text:style-name="Source_20_Text"><text:span text:style-name="T11">section</text:span></text:span><text:span text:style-name="T11"> à la balise </text:span><text:span text:style-name="Source_20_Text"><text:span text:style-name="T11">form</text:span></text:span><text:span text:style-name="T11"> de mon formulaire.</text:span></text:p>
      <text:p text:style-name="P35">Notre application est bien plus jolie maintenant, nous pouvons passer au prochain tutoriel afin de traduire les différents messages d'erreur.</text:p>
      <text:h text:style-name="P73" text:outline-level="1"/>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949_2619968216"/>Personnaliser nos messages d'erreur<text:bookmark-end text:name="__RefHeading___Toc949_2619968216"/></text:h>
      <text:p text:style-name="P14">Dans ce tutoriel, nous allons traduire les messages d'erreur de base de Laravel et créer un message d'erreur spécifique.</text:p>
      <text:h text:style-name="P61" text:outline-level="3"/>
      <text:h text:style-name="Heading_20_2" text:outline-level="2">Fichiers de langues</text:h>
      <text:p text:style-name="P36"><text:span text:style-name="T11">Laravel utilise son système de traduction pour afficher les messages d'erreur des règles par défaut. Les fichiers de traduction sont situés dans </text:span><text:span text:style-name="Source_20_Text"><text:span text:style-name="T11">ressources/lang</text:span></text:span><text:span text:style-name="T11">. Dans ce dossier nous avons un dossier par langue, pour le moment, seul le dossier </text:span><text:span text:style-name="Source_20_Text"><text:span text:style-name="T11">en</text:span></text:span><text:span text:style-name="T11"> est présent. Dans le dossier nous avons plusieurs fichiers mais celui qui nous intéresse est le fichier </text:span><text:span text:style-name="Source_20_Text"><text:span text:style-name="T11">validation.php</text:span></text:span><text:span text:style-name="T11">.</text:span></text:p>
      <text:p text:style-name="P36"><text:span text:style-name="T11">Nous pourrions modifier directement le fichier </text:span><text:span text:style-name="Source_20_Text"><text:span text:style-name="T11">ressources/lang/en/validation.php</text:span></text:span><text:span text:style-name="T11"> mais la bonne pratique est de créer un nouveau dossier </text:span><text:span text:style-name="Source_20_Text"><text:span text:style-name="T11">fr</text:span></text:span><text:span text:style-name="T11"> avant de changer les textes. Nous pouvons donc dupliquer le dossier </text:span><text:span text:style-name="Source_20_Text"><text:span text:style-name="T11">en</text:span></text:span><text:span text:style-name="T11"> en </text:span><text:span text:style-name="Source_20_Text"><text:span text:style-name="T11">fr</text:span></text:span><text:span text:style-name="T11"> avec Atom. Puis modifier le fichier </text:span><text:span text:style-name="Source_20_Text"><text:span text:style-name="T11">ressources/lang/fr/validation.php</text:span></text:span><text:span text:style-name="T11">.</text:span></text:p>
      <text:p text:style-name="P36"><text:span text:style-name="T11">Dans ce fichier, chaque clé correspond à une règle de validation. Nous pouvons donc modifier les clés </text:span><text:span text:style-name="Source_20_Text"><text:span text:style-name="T11">required</text:span></text:span><text:span text:style-name="T11">, </text:span><text:span text:style-name="Source_20_Text"><text:span text:style-name="T11">email</text:span></text:span><text:span text:style-name="T11">, </text:span><text:span text:style-name="Source_20_Text"><text:span text:style-name="T11">confirmed</text:span></text:span><text:span text:style-name="T11"> et </text:span><text:span text:style-name="Source_20_Text"><text:span text:style-name="T11">min</text:span></text:span><text:span text:style-name="T11">. Je n'utilise que très rarement la variable </text:span><text:span text:style-name="Source_20_Text"><text:span text:style-name="T11">:attribute</text:span></text:span><text:span text:style-name="T11"> qui est remplacée par le nom du champ car mes champs sont souvent écris en anglais (comme "password" dans notre application).</text:span></text:p>
      <text:p text:style-name="P36"><text:span text:style-name="T11">Pour la clé </text:span><text:span text:style-name="Source_20_Text"><text:span text:style-name="T11">min</text:span></text:span><text:span text:style-name="T11">, nous avons un sous-tableau en fonction du type de données car la règle </text:span><text:span text:style-name="Source_20_Text"><text:span text:style-name="T11">min</text:span></text:span><text:span text:style-name="T11"> fonctionne pour les chiffres, les fichiers, les chaînes de caractères et les tableaux. Nous pouvons donc remplacer la sous-clé </text:span><text:span text:style-name="Source_20_Text"><text:span text:style-name="T11">string</text:span></text:span><text:span text:style-name="T11"> dans notre cas. Nous pouvons également utiliser la variable </text:span><text:span text:style-name="Source_20_Text"><text:span text:style-name="T11">:min</text:span></text:span><text:span text:style-name="T11"> qui sera remplacé par le paramètre de la règle </text:span><text:span text:style-name="Source_20_Text"><text:span text:style-name="T11">min</text:span></text:span><text:span text:style-name="T11"> (8 dans notre cas).</text:span></text:p>
      <text:h text:style-name="P60" text:outline-level="3"/>
      <text:h text:style-name="Heading_20_2" text:outline-level="2"><text:bookmark-start text:name="__RefHeading___Toc953_2619968216"/>Configuration de la langue de l'application<text:bookmark-end text:name="__RefHeading___Toc953_2619968216"/></text:h>
      <text:p text:style-name="P36"><text:span text:style-name="T11">Si nous réactualisons notre formulaire maintenant, les messages sont toujours en anglais. C'est parce que notre application est toujours en langue anglaise par défaut. Pour changer ça, nous </text:span><text:soft-page-break/><text:span text:style-name="T11">pouvons aller dans le fichier de configuration </text:span><text:span text:style-name="Source_20_Text"><text:span text:style-name="T11">config/app.php</text:span></text:span><text:span text:style-name="T11"> et changer la clé </text:span><text:span text:style-name="Source_20_Text"><text:span text:style-name="T11">locale</text:span></text:span><text:span text:style-name="T11"> en </text:span><text:span text:style-name="Source_20_Text"><text:span text:style-name="T11">fr</text:span></text:span><text:span text:style-name="T11">.</text:span></text:p>
      <text:p text:style-name="P35">Les messages d'erreur devraient maintenant s'afficher en français.</text:p>
      <text:h text:style-name="P60" text:outline-level="3"/>
      <text:h text:style-name="Heading_20_2" text:outline-level="2"><text:bookmark-start text:name="__RefHeading___Toc955_2619968216"/>Message d'erreur spécifique<text:bookmark-end text:name="__RefHeading___Toc955_2619968216"/></text:h>
      <text:p text:style-name="P36"><text:span text:style-name="T11">Il est également possible de créer un message d'erreur spécifique pour un formulaire. Pour cela, la fonction </text:span><text:span text:style-name="Source_20_Text"><text:span text:style-name="T11">validate</text:span></text:span><text:span text:style-name="T11"> prend un tableau de messages en deuxième paramètre.</text:span></text:p>
      <text:p text:style-name="P36"><text:span text:style-name="T11">Par exemple, pour modifier le message de ce formulaire du champ </text:span><text:span text:style-name="Source_20_Text"><text:span text:style-name="T11">password</text:span></text:span><text:span text:style-name="T11"> pour la règle </text:span><text:span text:style-name="Source_20_Text"><text:span text:style-name="T11">min</text:span></text:span><text:span text:style-name="T11">, nous pouvons lui passer une clé </text:span><text:span text:style-name="Source_20_Text"><text:span text:style-name="T11">password.min</text:span></text:span><text:span text:style-name="T11"> :</text:span></text:p>
      <text:p text:style-name="P49"><text:span text:style-name="Source_20_Text"><text:span text:style-name="T3">request()-&gt;validate([</text:span></text:span></text:p>
      <text:p text:style-name="P49"><text:span text:style-name="Source_20_Text"><text:span text:style-name="T3"><text:s text:c="4"/>'email' =&gt; ['required', 'email'],</text:span></text:span></text:p>
      <text:p text:style-name="P49"><text:span text:style-name="Source_20_Text"><text:span text:style-name="T3"><text:s text:c="4"/>'password' =&gt; ['required', 'confirmed', 'min:8'],</text:span></text:span></text:p>
      <text:p text:style-name="P49"><text:span text:style-name="Source_20_Text"><text:span text:style-name="T3"><text:s text:c="4"/>'password_confirmation' =&gt; ['required'],</text:span></text:span></text:p>
      <text:p text:style-name="P49"><text:span text:style-name="Source_20_Text"><text:span text:style-name="T3">], [</text:span></text:span></text:p>
      <text:p text:style-name="P49"><text:span text:style-name="Source_20_Text"><text:span text:style-name="T3"><text:s text:c="4"/>'password.min' =&gt; 'Pour des raisons de sécurité, votre mot de passe doit faire :min caractères.'</text:span></text:span></text:p>
      <text:p text:style-name="P49"><text:span text:style-name="Source_20_Text"><text:span text:style-name="T3">]);</text:span></text:span></text:p>
      <text:p text:style-name="P49"><text:span text:style-name="Source_20_Text"><text:span text:style-name="T11"/></text:span></text:p>
      <text:p text:style-name="P35">Essayez de vous inscrire avec un mot de passe inférieur à 8 caractères pour voir le nouveau message d'erreur.</text:p>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957_2619968216"/>Simplifier nos routes avec des contrôleurs<text:bookmark-end text:name="__RefHeading___Toc957_2619968216"/></text:h>
      <text:p text:style-name="P36"><text:span text:style-name="T11">Dans ce tutoriel, nous allons ranger notre fichier </text:span><text:span text:style-name="Source_20_Text"><text:span text:style-name="T11">routes/web.php</text:span></text:span><text:span text:style-name="T11"> dans plusieurs nouveaux fichiers nommés des « contrôleurs ».</text:span></text:p>
      <text:h text:style-name="P60" text:outline-level="3"/>
      <text:h text:style-name="Heading_20_2" text:outline-level="2"><text:bookmark-start text:name="__RefHeading___Toc959_2619968216"/>Architecture MVC<text:bookmark-end text:name="__RefHeading___Toc959_2619968216"/></text:h>
      <text:p text:style-name="P35">L'architecture MVC est utilisé dans de nombreux frameworks web (en PHP ou dans d'autres langages), et permet d'organiser notre code en 3 grandes catégories.</text:p>
      <text:h text:style-name="P67" text:outline-level="4"/>
      <text:h text:style-name="Heading_20_2" text:outline-level="2"><text:bookmark-start text:name="__RefHeading___Toc961_2619968216"/>Models, les modèles<text:bookmark-end text:name="__RefHeading___Toc961_2619968216"/></text:h>
      <text:p text:style-name="P36"><text:span text:style-name="T11">Les modèles sont les fichiers et les fonctions permettant d'intéragir avec notre base de données. Dans notre application Laravel, cela correspond à notre fichier </text:span><text:span text:style-name="Source_20_Text"><text:span text:style-name="T11">app/Utilisateur.php</text:span></text:span><text:span text:style-name="T11">.</text:span></text:p>
      <text:h text:style-name="P67" text:outline-level="4"/>
      <text:h text:style-name="Heading_20_2" text:outline-level="2"><text:bookmark-start text:name="__RefHeading___Toc963_2619968216"/>Views, les vues<text:bookmark-end text:name="__RefHeading___Toc963_2619968216"/></text:h>
      <text:p text:style-name="P36"><text:span text:style-name="T11">Les vues permettent de gérer l'affichage de notre application. Se sont nos fichiers </text:span><text:span text:style-name="Source_20_Text"><text:span text:style-name="T11">.blade.php</text:span></text:span><text:span text:style-name="T11"> dans notre dossier </text:span><text:span text:style-name="Source_20_Text"><text:span text:style-name="T11">ressources/views</text:span></text:span><text:span text:style-name="T11">.</text:span></text:p>
      <text:h text:style-name="P67" text:outline-level="4"/>
      <text:h text:style-name="Heading_20_2" text:outline-level="2"><text:bookmark-start text:name="__RefHeading___Toc965_2619968216"/>Controllers, les contrôleurs<text:bookmark-end text:name="__RefHeading___Toc965_2619968216"/></text:h>
      <text:p text:style-name="P36"><text:span text:style-name="T11">Les contrôleurs sont le reste de notre application PHP, ils vont se charger de faire le lien entre nos modèles et nos vues. Pour le moment, les contrôleurs sont représentés par notre fonctions anonymes dans le fichier </text:span><text:span text:style-name="Source_20_Text"><text:span text:style-name="T11">routes/web.php</text:span></text:span><text:span text:style-name="T11">.</text:span></text:p>
      <text:h text:style-name="P60" text:outline-level="3"/>
      <text:h text:style-name="Heading_20_2" text:outline-level="2"><text:bookmark-start text:name="__RefHeading___Toc967_2619968216"/>Notre premier contrôleur<text:bookmark-end text:name="__RefHeading___Toc967_2619968216"/></text:h>
      <text:p text:style-name="P36"><text:span text:style-name="T11">Nos vues et nos modèles sont plutôt bien rangés. Une vue par page, un modèle par table dans notre base de données. Nos </text:span><text:soft-page-break/><text:span text:style-name="T11">contrôleurs, eux, sont plutôt tous en vrac dans le fichier </text:span><text:span text:style-name="Source_20_Text"><text:span text:style-name="T11">routes/web.php</text:span></text:span><text:span text:style-name="T11">. Nous allons donc créer un fichier « contrôleur » par thématique comme par exemple : l'inscription, la gestion des utilisateurs, l'accueil…</text:span></text:p>
      <text:p text:style-name="P36"><text:span text:style-name="T11">Pour créer notre premier contrôleur nous allons appeler la commande Laravel </text:span><text:span text:style-name="Source_20_Text"><text:span text:style-name="T11">php artisan make:controller UtilisateursController</text:span></text:span><text:span text:style-name="T11">. Puis nous rendre dans le nouveau fichier créé, qui est une simple classe PHP, à l'emplacement </text:span><text:span text:style-name="Source_20_Text"><text:span text:style-name="T11">app/Http/Controllers/UtilisateursController.php</text:span></text:span><text:span text:style-name="T11">.</text:span></text:p>
      <text:p text:style-name="P35"/>
      <text:p text:style-name="P36"><text:span text:style-name="T11">Dans cette classe, nous pouvons mettre plusieurs méthode pour plusieurs pages liées. Dans notre cas, nous avons une seule page de gestion des utilisateurs, celle qui liste les adresses e-mail. Nous allons donc créer une simple méthode </text:span><text:span text:style-name="Source_20_Text"><text:span text:style-name="T11">liste()</text:span></text:span><text:span text:style-name="T11"> et la remplir avec le contenu de la fonction anonyme située dans </text:span><text:span text:style-name="Source_20_Text"><text:span text:style-name="T11">routes/web.php</text:span></text:span><text:span text:style-name="T11">.</text:span></text:p>
      <text:p text:style-name="P49"><text:span text:style-name="Source_20_Text"><text:span text:style-name="T3">&lt;?php</text:span></text:span></text:p>
      <text:p text:style-name="P49"><text:span text:style-name="Source_20_Text"><text:span text:style-name="T3">namespace App\Http\Controllers;</text:span></text:span></text:p>
      <text:p text:style-name="P49"><text:span text:style-name="Source_20_Text"><text:span text:style-name="T3">use Illuminate\Http\Request;</text:span></text:span></text:p>
      <text:p text:style-name="P49"><text:span text:style-name="Source_20_Text"><text:span text:style-name="T3">class UtilisateursController extends Controller</text:span></text:span></text:p>
      <text:p text:style-name="P49"><text:span text:style-name="Source_20_Text"><text:span text:style-name="T3">{</text:span></text:span></text:p>
      <text:p text:style-name="P49"><text:span text:style-name="Source_20_Text"><text:span text:style-name="T3"><text:s text:c="4"/>public function liste()</text:span></text:span></text:p>
      <text:p text:style-name="P49"><text:span text:style-name="Source_20_Text"><text:span text:style-name="T3"><text:s text:c="4"/>{</text:span></text:span></text:p>
      <text:p text:style-name="P49"><text:span text:style-name="Source_20_Text"><text:span text:style-name="T3"><text:s text:c="8"/>$utilisateurs = App\Utilisateur::all();</text:span></text:span></text:p>
      <text:p text:style-name="P49"><text:span text:style-name="Source_20_Text"><text:span text:style-name="T3"><text:s text:c="8"/>return view('utilisateurs', [</text:span></text:span></text:p>
      <text:p text:style-name="P49"><text:span text:style-name="Source_20_Text"><text:span text:style-name="T3"><text:s text:c="12"/>'utilisateurs' =&gt; $utilisateurs,</text:span></text:span></text:p>
      <text:p text:style-name="P49"><text:span text:style-name="Source_20_Text"><text:span text:style-name="T3"><text:s text:c="8"/>]);</text:span></text:span></text:p>
      <text:p text:style-name="P49"><text:span text:style-name="Source_20_Text"><text:span text:style-name="T3"><text:s text:c="4"/>}</text:span></text:span></text:p>
      <text:p text:style-name="P49"><text:span text:style-name="Source_20_Text"><text:span text:style-name="T3">}</text:span></text:span></text:p>
      <text:p text:style-name="P49"><text:span text:style-name="Source_20_Text"><text:span text:style-name="T3"/></text:span></text:p>
      <text:p text:style-name="P35">Nous pouvons maintenant supprimer notre fonction anonyme et dire à Laravel d'utiliser notre nouveau contrôleur :</text:p>
      <text:p text:style-name="P49"><text:span text:style-name="Source_20_Text"><text:span text:style-name="T11">Route::</text:span></text:span><text:span text:style-name="Source_20_Text"><text:span text:style-name="T3">get</text:span></text:span><text:span text:style-name="Source_20_Text"><text:span text:style-name="T11">('/utilisateurs', 'UtilisateursController@liste');</text:span></text:span></text:p>
      <text:p text:style-name="P36"><text:span text:style-name="T11">Par défaut, Laravel va chercher le contrôleur dans </text:span><text:span text:style-name="Source_20_Text"><text:span text:style-name="T11">app/Http/Controllers</text:span></text:span><text:span text:style-name="T11">. Nous spécifions également après le </text:span><text:span text:style-name="Source_20_Text"><text:span text:style-name="T11">@</text:span></text:span><text:span text:style-name="T11">, que la fonction à appeler est </text:span><text:span text:style-name="Source_20_Text"><text:span text:style-name="T11">liste</text:span></text:span><text:span text:style-name="T11">.</text:span></text:p>
      <text:p text:style-name="P36"><text:span text:style-name="T11">Si nous essayons ce code, nous obtenons une erreur PHP car la classe </text:span><text:span text:style-name="Source_20_Text"><text:span text:style-name="T11">Utilisateur</text:span></text:span><text:span text:style-name="T11"> est introuvable. Lorsque nous sommes dans un </text:span><text:span text:style-name="Source_20_Text"><text:span text:style-name="T11">namespace</text:span></text:span><text:span text:style-name="T11"> (comme c'est le cas avec notre contrôleur dans le </text:span><text:span text:style-name="Source_20_Text"><text:span text:style-name="T11">namespace</text:span></text:span><text:span text:style-name="T11"> </text:span><text:span text:style-name="Source_20_Text"><text:span text:style-name="T11">App\Http\Controllers</text:span></text:span><text:span text:style-name="T11">), PHP cherche les classes directement sous ce </text:span><text:span text:style-name="Source_20_Text"><text:span text:style-name="T11">namespace</text:span></text:span><text:span text:style-name="T11">, d'où la recherche de la classe Utilisateur dans </text:span><text:span text:style-name="Source_20_Text"><text:span text:style-name="T11">App\Http\Controllers\App\Utilisateur</text:span></text:span><text:span text:style-name="T11">. Pour lui dire de cherche de manière absolue depuis la racine du site, nous pouvons ajouter un </text:span><text:span text:style-name="Source_20_Text"><text:span text:style-name="T11">\</text:span></text:span><text:span text:style-name="T11"> avant le chemin : </text:span><text:span text:style-name="Source_20_Text"><text:span text:style-name="T11">\App\Utilisateur::all()</text:span></text:span><text:span text:style-name="T11">. Ou nous pouvons inclure la classe utilisateur avec un </text:span><text:span text:style-name="Source_20_Text"><text:span text:style-name="T11">use</text:span></text:span><text:span text:style-name="T11"> de la même manière que le </text:span><text:span text:style-name="Source_20_Text"><text:span text:style-name="T11">use Illuminate\Http\Request;</text:span></text:span><text:span text:style-name="T11">. Dans ce cas, nous pouvons simplement utiliser </text:span><text:span text:style-name="Source_20_Text"><text:span text:style-name="T11">Utilisateur</text:span></text:span><text:span text:style-name="T11"> sans spécifier le chemin complet.</text:span></text:p>
      <text:p text:style-name="P49"><text:span text:style-name="Source_20_Text"><text:span text:style-name="T3">&lt;?php</text:span></text:span></text:p>
      <text:p text:style-name="P49"><text:span text:style-name="Source_20_Text"><text:span text:style-name="T3">namespace App\Http\Controllers;</text:span></text:span></text:p>
      <text:p text:style-name="P53"/>
      <text:p text:style-name="P49"><text:span text:style-name="Source_20_Text"><text:span text:style-name="T3">use App\Utilisateur;</text:span></text:span></text:p>
      <text:p text:style-name="P53"/>
      <text:p text:style-name="P49"><text:span text:style-name="Source_20_Text"><text:span text:style-name="T3">class UtilisateursController extends Controller</text:span></text:span></text:p>
      <text:p text:style-name="P49"><text:span text:style-name="Source_20_Text"><text:span text:style-name="T3">{</text:span></text:span></text:p>
      <text:p text:style-name="P49"><text:span text:style-name="Source_20_Text"><text:span text:style-name="T3"><text:s text:c="4"/>public function liste()</text:span></text:span></text:p>
      <text:p text:style-name="P49"><text:span text:style-name="Source_20_Text"><text:span text:style-name="T3"><text:s text:c="4"/>{</text:span></text:span></text:p>
      <text:p text:style-name="P49"><text:span text:style-name="Source_20_Text"><text:span text:style-name="T3"><text:s text:c="8"/>$utilisateurs = Utilisateur::all();</text:span></text:span></text:p>
      <text:p text:style-name="P53"/>
      <text:p text:style-name="P49"><text:span text:style-name="Source_20_Text"><text:span text:style-name="T3"><text:s text:c="8"/>return view('utilisateurs', [</text:span></text:span></text:p>
      <text:p text:style-name="P49"><text:span text:style-name="Source_20_Text"><text:span text:style-name="T3"><text:s text:c="12"/>'utilisateurs' =&gt; $utilisateurs,</text:span></text:span></text:p>
      <text:p text:style-name="P49"><text:span text:style-name="Source_20_Text"><text:span text:style-name="T3"><text:s text:c="8"/>]);</text:span></text:span></text:p>
      <text:p text:style-name="P49"><text:span text:style-name="Source_20_Text"><text:span text:style-name="T3"><text:s text:c="4"/>}</text:span></text:span></text:p>
      <text:p text:style-name="P49"><text:span text:style-name="Source_20_Text"><text:span text:style-name="T3">}</text:span></text:span></text:p>
      <text:p text:style-name="P49"><text:span text:style-name="Source_20_Text"><text:span text:style-name="T3"/></text:span></text:p>
      <text:h text:style-name="Heading_20_2" text:outline-level="2"><text:bookmark-start text:name="__RefHeading___Toc969_2619968216"/>Créer le contrôleur pour l'inscription<text:bookmark-end text:name="__RefHeading___Toc969_2619968216"/></text:h>
      <text:p text:style-name="P36"><text:span text:style-name="T11">Nous allons procéder de la même manière pour l'inscription en créant un nouveau contrôleur avec </text:span><text:span text:style-name="Source_20_Text"><text:span text:style-name="T11">php artisan make:controller InscriptionController</text:span></text:span><text:span text:style-name="T11"> puis en le remplissant avec le contenu des fonctions anonymes et en corrigeant le chemin vers </text:span><text:span text:style-name="Source_20_Text"><text:span text:style-name="T11">Utilisateur</text:span></text:span><text:span text:style-name="T11">.</text:span></text:p>
      <text:p text:style-name="P49"><text:span text:style-name="Source_20_Text"><text:span text:style-name="T3">&lt;?php</text:span></text:span></text:p>
      <text:p text:style-name="P49"><text:soft-page-break/><text:span text:style-name="Source_20_Text"><text:span text:style-name="T3">namespace App\Http\Controllers;</text:span></text:span></text:p>
      <text:p text:style-name="P53"/>
      <text:p text:style-name="P49"><text:span text:style-name="Source_20_Text"><text:span text:style-name="T3">use App\Utilisateur;</text:span></text:span></text:p>
      <text:p text:style-name="P53"/>
      <text:p text:style-name="P49"><text:span text:style-name="Source_20_Text"><text:span text:style-name="T3">class InscriptionController extends Controller</text:span></text:span></text:p>
      <text:p text:style-name="P49"><text:span text:style-name="Source_20_Text"><text:span text:style-name="T3">{</text:span></text:span></text:p>
      <text:p text:style-name="P49"><text:span text:style-name="Source_20_Text"><text:span text:style-name="T3"><text:s text:c="4"/>public function formulaire()</text:span></text:span></text:p>
      <text:p text:style-name="P49"><text:span text:style-name="Source_20_Text"><text:span text:style-name="T3"><text:s text:c="4"/>{ return view('inscription'); <text:s text:c="2"/>}</text:span></text:span></text:p>
      <text:p text:style-name="P53"/>
      <text:p text:style-name="P49"><text:span text:style-name="Source_20_Text"><text:span text:style-name="T3"><text:s text:c="4"/>public function traitement()</text:span></text:span></text:p>
      <text:p text:style-name="P52"><text:span text:style-name="Source_20_Text"><text:span text:style-name="T3"><text:s text:c="4"/>{ </text:span></text:span></text:p>
      <text:p text:style-name="P52"><text:span text:style-name="Source_20_Text"><text:span text:style-name="T3"><text:tab/>request()-&gt;validate([</text:span></text:span></text:p>
      <text:p text:style-name="P49"><text:span text:style-name="Source_20_Text"><text:span text:style-name="T3"><text:s text:c="6"/><text:tab/>'email' =&gt; ['required', 'email'],</text:span></text:span></text:p>
      <text:p text:style-name="P49"><text:span text:style-name="Source_20_Text"><text:span text:style-name="T3"><text:s text:c="6"/><text:tab/>'password' =&gt; ['required', 'confirmed', 'min:8'],</text:span></text:span></text:p>
      <text:p text:style-name="P49"><text:span text:style-name="Source_20_Text"><text:span text:style-name="T3"><text:s text:c="6"/><text:tab/>'password_confirmation' =&gt; ['required'],</text:span></text:span></text:p>
      <text:p text:style-name="P49"><text:span text:style-name="Source_20_Text"><text:span text:style-name="T3"><text:s text:c="8"/>], [</text:span></text:span></text:p>
      <text:p text:style-name="P49"><text:span text:style-name="Source_20_Text"><text:span text:style-name="T3"><text:s text:c="12"/>'password.min' =&gt; 'Pour des raisons de sécurité, votre mot de passe doit faire :min caractères.'</text:span></text:span></text:p>
      <text:p text:style-name="P49"><text:span text:style-name="Source_20_Text"><text:span text:style-name="T3"><text:s text:c="8"/>]);</text:span></text:span></text:p>
      <text:p text:style-name="P53"/>
      <text:p text:style-name="P49"><text:span text:style-name="Source_20_Text"><text:span text:style-name="T3"><text:s text:c="8"/>$utilisateur = Utilisateur::create([</text:span></text:span></text:p>
      <text:p text:style-name="P49"><text:span text:style-name="Source_20_Text"><text:span text:style-name="T3"><text:s text:c="12"/>'email' =&gt; request('email'),</text:span></text:span></text:p>
      <text:p text:style-name="P49"><text:span text:style-name="Source_20_Text"><text:span text:style-name="T3"><text:s text:c="12"/>'mot_de_passe' =&gt; bcrypt(request('password')),</text:span></text:span></text:p>
      <text:p text:style-name="P49"><text:span text:style-name="Source_20_Text"><text:span text:style-name="T3"><text:s text:c="8"/>]);</text:span></text:span></text:p>
      <text:p text:style-name="P55"/>
      <text:p text:style-name="P49"><text:span text:style-name="Source_20_Text"><text:span text:style-name="T11"><text:s text:c="5"/><text:tab/></text:span></text:span><text:span text:style-name="Source_20_Text"><text:span text:style-name="T3">return "Nous avons reçu votre email qui est " . request('email') . ' et votre mot de passe est ' . request('password');</text:span></text:span></text:p>
      <text:p text:style-name="P49"><text:span text:style-name="Source_20_Text"><text:span text:style-name="T11"><text:s text:c="3"/></text:span></text:span><text:span text:style-name="Source_20_Text"><text:span text:style-name="T3"><text:s/>}</text:span></text:span></text:p>
      <text:p text:style-name="P49"><text:span text:style-name="Source_20_Text"><text:span text:style-name="T3">}</text:span></text:span></text:p>
      <text:p text:style-name="P35">Nous devons également changer nos routes :</text:p>
      <text:p text:style-name="P49"><text:span text:style-name="Source_20_Text"><text:span text:style-name="T11">Route::</text:span></text:span><text:span text:style-name="Source_20_Text"><text:span text:style-name="T3">get</text:span></text:span><text:span text:style-name="Source_20_Text"><text:span text:style-name="T11">('/inscription', 'InscriptionController@formulaire');</text:span></text:span></text:p>
      <text:p text:style-name="P49"><text:span text:style-name="Source_20_Text"><text:span text:style-name="T11">Route::post('/inscription', 'InscriptionController@traitement');</text:span></text:span></text:p>
      <text:h text:style-name="P60" text:outline-level="3"/>
      <text:h text:style-name="Heading_20_2" text:outline-level="2"><text:bookmark-start text:name="__RefHeading___Toc971_2619968216"/>Les dernières routes<text:bookmark-end text:name="__RefHeading___Toc971_2619968216"/></text:h>
      <text:p text:style-name="P36"><text:span text:style-name="T11">Nous pouvons supprimer les routes vers </text:span><text:span text:style-name="Source_20_Text"><text:span text:style-name="T11">/bonjour/</text:span></text:span><text:span text:style-name="T11"> et </text:span><text:span text:style-name="Source_20_Text"><text:span text:style-name="T11">/a-propos</text:span></text:span><text:span text:style-name="T11"> qui ne nous sont plus utile. Pour la page d'accueil, au lieu de créer un contrôleur pour simplement </text:span><text:span text:style-name="Source_20_Text"><text:span text:style-name="T11">return view('welcome')</text:span></text:span><text:span text:style-name="T11">, Laravel nous fournit un raccourci avec la fonction </text:span><text:span text:style-name="Source_20_Text"><text:span text:style-name="T11">Route::view()</text:span></text:span><text:span text:style-name="T11">.</text:span></text:p>
      <text:p text:style-name="P49"><text:span text:style-name="Source_20_Text"><text:span text:style-name="T3">Route::view('/', 'welcome');</text:span></text:span></text:p>
      <text:p text:style-name="P49"><text:span text:style-name="Source_20_Text"><text:span text:style-name="T3"/></text:span></text:p>
      <text:p text:style-name="P36"><text:span text:style-name="T11">Cette fonction charge la vue </text:span><text:span text:style-name="Source_20_Text"><text:span text:style-name="T11">welcome</text:span></text:span><text:span text:style-name="T11"> lorsque nous nous rendons sur l'URL </text:span><text:span text:style-name="Source_20_Text"><text:span text:style-name="T11">/</text:span></text:span><text:span text:style-name="T11">.</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973_2619968216"/><text:soft-page-break/>Créer un formulaire de connexion<text:bookmark-end text:name="__RefHeading___Toc973_2619968216"/></text:h>
      <text:p text:style-name="P35">Ce tutoriel est un simple récapitulatif de toutes les fonctionnalités vues précédemment afin de préparer la mise en place de l'authentification dans le prochain tutoriel.</text:p>
      <text:h text:style-name="P60" text:outline-level="3"/>
      <text:h text:style-name="Heading_20_2" text:outline-level="2"><text:bookmark-start text:name="__RefHeading___Toc975_2619968216"/>Création d'un contrôleur<text:bookmark-end text:name="__RefHeading___Toc975_2619968216"/></text:h>
      <text:p text:style-name="P36"><text:span text:style-name="T11">Nous allons créer un contrôleur via la commande </text:span><text:span text:style-name="Source_20_Text"><text:span text:style-name="T11">php artisan make:controller ConnexionController</text:span></text:span><text:span text:style-name="T11">. Puis nous allons le remplir avec deux fonctions, une pour afficher le formulaire et une pour traiter le formulaire.</text:span></text:p>
      <text:p text:style-name="P49"><text:span text:style-name="Source_20_Text"><text:span text:style-name="T3">&lt;?php</text:span></text:span></text:p>
      <text:p text:style-name="P49"><text:span text:style-name="Source_20_Text"><text:span text:style-name="T3">namespace App\Http\Controllers;</text:span></text:span></text:p>
      <text:p text:style-name="P53"/>
      <text:p text:style-name="P49"><text:span text:style-name="Source_20_Text"><text:span text:style-name="T3">use Illuminate\Http\Request;</text:span></text:span></text:p>
      <text:p text:style-name="P53"/>
      <text:p text:style-name="P49"><text:span text:style-name="Source_20_Text"><text:span text:style-name="T3">class ConnexionController extends Controller</text:span></text:span></text:p>
      <text:p text:style-name="P49"><text:span text:style-name="Source_20_Text"><text:span text:style-name="T3">{</text:span></text:span></text:p>
      <text:p text:style-name="P49"><text:span text:style-name="Source_20_Text"><text:span text:style-name="T3"><text:s text:c="4"/>public function formulaire()</text:span></text:span></text:p>
      <text:p text:style-name="P49"><text:span text:style-name="Source_20_Text"><text:span text:style-name="T3"><text:s text:c="4"/>{</text:span></text:span></text:p>
      <text:p text:style-name="P49"><text:span text:style-name="Source_20_Text"><text:span text:style-name="T3"><text:s text:c="8"/>return view('connexion');</text:span></text:span></text:p>
      <text:p text:style-name="P49"><text:span text:style-name="Source_20_Text"><text:span text:style-name="T11"><text:s text:c="4"/></text:span></text:span><text:span text:style-name="Source_20_Text"><text:span text:style-name="T3">}</text:span></text:span></text:p>
      <text:p text:style-name="P53"/>
      <text:p text:style-name="P49"><text:span text:style-name="Source_20_Text"><text:span text:style-name="T3"><text:s text:c="4"/>public function traitement()</text:span></text:span></text:p>
      <text:p text:style-name="P49"><text:span text:style-name="Source_20_Text"><text:span text:style-name="T3"><text:s text:c="4"/>{</text:span></text:span></text:p>
      <text:p text:style-name="P49"><text:span text:style-name="Source_20_Text"><text:span text:style-name="T3"><text:s text:c="8"/>return 'Traitement formulaire connexion';</text:span></text:span></text:p>
      <text:p text:style-name="P49"><text:span text:style-name="Source_20_Text"><text:span text:style-name="T3"><text:s text:c="4"/>}</text:span></text:span></text:p>
      <text:p text:style-name="P49"><text:span text:style-name="Source_20_Text"><text:span text:style-name="T3">}</text:span></text:span></text:p>
      <text:p text:style-name="P49"><text:span text:style-name="Source_20_Text"><text:span text:style-name="T3"/></text:span></text:p>
      <text:h text:style-name="Heading_20_2" text:outline-level="2"><text:bookmark-start text:name="__RefHeading___Toc977_2619968216"/>Création des routes<text:bookmark-end text:name="__RefHeading___Toc977_2619968216"/></text:h>
      <text:p text:style-name="P36"><text:span text:style-name="T11">Nous allons maintenant créer les deux routes nécessaires, une de type </text:span><text:span text:style-name="Source_20_Text"><text:span text:style-name="T3">GET</text:span></text:span><text:span text:style-name="T11"> pour afficher le formulaire, et une de type </text:span><text:span text:style-name="Source_20_Text"><text:span text:style-name="T11">POST</text:span></text:span><text:span text:style-name="T11"> pour traiter le formulaire.</text:span></text:p>
      <text:p text:style-name="P49"><text:span text:style-name="Source_20_Text"><text:span text:style-name="T11">Route::</text:span></text:span><text:span text:style-name="Source_20_Text"><text:span text:style-name="T3">get</text:span></text:span><text:span text:style-name="Source_20_Text"><text:span text:style-name="T11">('/connexion', 'ConnexionController@formulaire');</text:span></text:span></text:p>
      <text:p text:style-name="P49"><text:span text:style-name="Source_20_Text"><text:span text:style-name="T11">Route::post('/connexion', 'ConnexionController@traitement');</text:span></text:span></text:p>
      <text:h text:style-name="P60" text:outline-level="3"/>
      <text:h text:style-name="Heading_20_2" text:outline-level="2"><text:bookmark-start text:name="__RefHeading___Toc979_2619968216"/>Création de la vue<text:bookmark-end text:name="__RefHeading___Toc979_2619968216"/></text:h>
      <text:p text:style-name="P36"><text:span text:style-name="T11">Nous pouvons simplement copier la vue d'inscription en changeant l'URL de l'</text:span><text:span text:style-name="Source_20_Text"><text:span text:style-name="T11">action</text:span></text:span><text:span text:style-name="T11"> de la balise </text:span><text:span text:style-name="Source_20_Text"><text:span text:style-name="T11">form</text:span></text:span><text:span text:style-name="T11">, en supprimant le champ de confirmation du mot de passe et en renommant le bouton « M'inscrire » en « Se connecter ».</text:span></text:p>
      <text:p text:style-name="P49"><text:span text:style-name="Source_20_Text"><text:span text:style-name="T3">@extends('layout')</text:span></text:span></text:p>
      <text:p text:style-name="P53"/>
      <text:p text:style-name="P49"><text:span text:style-name="Source_20_Text"><text:span text:style-name="T3">@section('contenu')</text:span></text:span></text:p>
      <text:p text:style-name="P49"><text:span text:style-name="Source_20_Text"><text:span text:style-name="T3"><text:s text:c="4"/>&lt;form action="/connexion" method="post" class="section"&gt;</text:span></text:span></text:p>
      <text:p text:style-name="P49"><text:span text:style-name="Source_20_Text"><text:span text:style-name="T3"><text:s text:c="8"/>{{ csrf_field() }}</text:span></text:span></text:p>
      <text:p text:style-name="P53"/>
      <text:p text:style-name="P49"><text:span text:style-name="Source_20_Text"><text:span text:style-name="T3"><text:s text:c="8"/>&lt;div class="field"&gt;</text:span></text:span></text:p>
      <text:p text:style-name="P49"><text:span text:style-name="Source_20_Text"><text:span text:style-name="T3"><text:s text:c="12"/>&lt;label class="label"&gt;Adresse e-mail&lt;/label&gt;</text:span></text:span></text:p>
      <text:p text:style-name="P49"><text:span text:style-name="Source_20_Text"><text:span text:style-name="T3"><text:s text:c="12"/>&lt;div class="control"&gt;</text:span></text:span></text:p>
      <text:p text:style-name="P49"><text:span text:style-name="Source_20_Text"><text:span text:style-name="T3"><text:s text:c="16"/>&lt;input class="input" type="email" name="email" value="{{ old('email') }}"&gt;</text:span></text:span></text:p>
      <text:p text:style-name="P49"><text:span text:style-name="Source_20_Text"><text:span text:style-name="T3"><text:s text:c="12"/>&lt;/div&gt;</text:span></text:span></text:p>
      <text:p text:style-name="P49"><text:span text:style-name="Source_20_Text"><text:span text:style-name="T3"><text:s text:c="12"/>@if($errors-&gt;has('email'))</text:span></text:span></text:p>
      <text:p text:style-name="P49"><text:span text:style-name="Source_20_Text"><text:span text:style-name="T11"><text:s text:c="13"/></text:span></text:span><text:span text:style-name="Source_20_Text"><text:span text:style-name="T3"><text:s text:c="3"/>&lt;p class="help is-danger"&gt;{{ $errors-&gt;first('email') }}&lt;/p&gt;</text:span></text:span></text:p>
      <text:p text:style-name="P49"><text:span text:style-name="Source_20_Text"><text:span text:style-name="T3"><text:s text:c="12"/>@endif</text:span></text:span></text:p>
      <text:p text:style-name="P49"><text:span text:style-name="Source_20_Text"><text:span text:style-name="T3"><text:s text:c="8"/>&lt;/div&gt;</text:span></text:span></text:p>
      <text:p text:style-name="P53"/>
      <text:p text:style-name="P49"><text:span text:style-name="Source_20_Text"><text:span text:style-name="T3"><text:s text:c="8"/>&lt;div class="field"&gt;</text:span></text:span></text:p>
      <text:p text:style-name="P49"><text:span text:style-name="Source_20_Text"><text:span text:style-name="T3"><text:s text:c="12"/>&lt;label class="label"&gt;Mot de passe&lt;/label&gt;</text:span></text:span></text:p>
      <text:p text:style-name="P49"><text:span text:style-name="Source_20_Text"><text:span text:style-name="T3"><text:s text:c="12"/>&lt;div class="control"&gt;</text:span></text:span></text:p>
      <text:p text:style-name="P49"><text:span text:style-name="Source_20_Text"><text:span text:style-name="T3"><text:s text:c="16"/>&lt;input class="input" type="password" name="password"&gt;</text:span></text:span></text:p>
      <text:p text:style-name="P49"><text:span text:style-name="Source_20_Text"><text:span text:style-name="T3"><text:s text:c="12"/>&lt;/div&gt;</text:span></text:span></text:p>
      <text:p text:style-name="P49"><text:span text:style-name="Source_20_Text"><text:span text:style-name="T3"><text:s text:c="12"/>@if($errors-&gt;has('password'))</text:span></text:span></text:p>
      <text:p text:style-name="P49"><text:span text:style-name="Source_20_Text"><text:span text:style-name="T3"><text:s text:c="16"/>&lt;p class="help is-danger"&gt;{{ $errors-&gt;first('password') }}&lt;/p&gt;</text:span></text:span></text:p>
      <text:p text:style-name="P49"><text:span text:style-name="Source_20_Text"><text:span text:style-name="T3"><text:s text:c="12"/>@endif</text:span></text:span></text:p>
      <text:p text:style-name="P49"><text:span text:style-name="Source_20_Text"><text:span text:style-name="T3"><text:s text:c="8"/>&lt;/div&gt;</text:span></text:span></text:p>
      <text:p text:style-name="P53"/>
      <text:p text:style-name="P49"><text:soft-page-break/><text:span text:style-name="Source_20_Text"><text:span text:style-name="T3"><text:s text:c="8"/>&lt;div class="field"&gt;</text:span></text:span></text:p>
      <text:p text:style-name="P49"><text:span text:style-name="Source_20_Text"><text:span text:style-name="T3"><text:s text:c="12"/>&lt;div class="control"&gt;</text:span></text:span></text:p>
      <text:p text:style-name="P49"><text:span text:style-name="Source_20_Text"><text:span text:style-name="T3"><text:s text:c="16"/>&lt;button class="button is-link" type="submit"&gt;Se connecter&lt;/button&gt;</text:span></text:span></text:p>
      <text:p text:style-name="P49"><text:span text:style-name="Source_20_Text"><text:span text:style-name="T3"><text:s text:c="12"/>&lt;/div&gt;</text:span></text:span></text:p>
      <text:p text:style-name="P49"><text:span text:style-name="Source_20_Text"><text:span text:style-name="T3"><text:s text:c="8"/>&lt;/div&gt;</text:span></text:span></text:p>
      <text:p text:style-name="P49"><text:span text:style-name="Source_20_Text"><text:span text:style-name="T3"><text:s text:c="4"/>&lt;/form&gt;</text:span></text:span></text:p>
      <text:p text:style-name="P49"><text:span text:style-name="Source_20_Text"><text:span text:style-name="T3">@endsection</text:span></text:span></text:p>
      <text:p text:style-name="P49"><text:span text:style-name="Source_20_Text"><text:span text:style-name="T3"/></text:span></text:p>
      <text:h text:style-name="Heading_20_2" text:outline-level="2"><text:bookmark-start text:name="__RefHeading___Toc981_2619968216"/>Mise en place de la validation<text:bookmark-end text:name="__RefHeading___Toc981_2619968216"/></text:h>
      <text:p text:style-name="P35">Nous pouvons mettre en place quelques règles de validation dans notre fonction de traitement avant de vérifier que l'email et le mot de passe sont corrects.</text:p>
      <text:p text:style-name="P49"><text:span text:style-name="Source_20_Text"><text:span text:style-name="T3">public function traitement()</text:span></text:span></text:p>
      <text:p text:style-name="P49"><text:span text:style-name="Source_20_Text"><text:span text:style-name="T3">{</text:span></text:span></text:p>
      <text:p text:style-name="P49"><text:span text:style-name="Source_20_Text"><text:span text:style-name="T3"><text:s text:c="4"/>request()-&gt;validate([</text:span></text:span></text:p>
      <text:p text:style-name="P49"><text:span text:style-name="Source_20_Text"><text:span text:style-name="T3"><text:s text:c="8"/>'email' =&gt; ['required', 'email'],</text:span></text:span></text:p>
      <text:p text:style-name="P49"><text:span text:style-name="Source_20_Text"><text:span text:style-name="T3"><text:s text:c="8"/>'password' =&gt; ['required'],</text:span></text:span></text:p>
      <text:p text:style-name="P49"><text:span text:style-name="Source_20_Text"><text:span text:style-name="T11"><text:s text:c="4"/></text:span></text:span><text:span text:style-name="Source_20_Text"><text:span text:style-name="T3">]);</text:span></text:span></text:p>
      <text:p text:style-name="P55"/>
      <text:p text:style-name="P49"><text:span text:style-name="Source_20_Text"><text:span text:style-name="T11"><text:s text:c="4"/>// À faire : vérification que l'email et le mot de passe sont corrects.</text:span></text:span></text:p>
      <text:p text:style-name="P55"/>
      <text:p text:style-name="P49"><text:span text:style-name="Source_20_Text"><text:span text:style-name="T11"><text:s text:c="4"/></text:span></text:span><text:span text:style-name="Source_20_Text"><text:span text:style-name="T3">return 'Traitement formulaire connexion';</text:span></text:span></text:p>
      <text:p text:style-name="P49"><text:span text:style-name="Source_20_Text"><text:span text:style-name="T3">}</text:span></text:span></text:p>
      <text:p text:style-name="P44"/>
      <text:p text:style-name="P44"/>
      <text:p text:style-name="P44"/>
      <text:p text:style-name="P44"/>
      <text:p text:style-name="P44"/>
      <text:p text:style-name="P44"/>
      <text:p text:style-name="P44"/>
      <text:h text:style-name="Heading_20_1" text:outline-level="1"><text:bookmark-start text:name="__RefHeading___Toc983_2619968216"/>Authentifier nos utilisateurs<text:bookmark-end text:name="__RefHeading___Toc983_2619968216"/></text:h>
      <text:p text:style-name="P35">Ce tutoriel va être un peu plus compliqué que les autres si vous n'avez pas de bonnes connaissances en programmation orienté objet avec PHP. nous allons utiliser le système d'authentification de Laravel pour vérifier les identifiants de nos utilisateurs.</text:p>
      <text:h text:style-name="P60" text:outline-level="3"/>
      <text:h text:style-name="Heading_20_2" text:outline-level="2"><text:bookmark-start text:name="__RefHeading___Toc985_2619968216"/>Accéder au système d'authentification<text:bookmark-end text:name="__RefHeading___Toc985_2619968216"/></text:h>
      <text:p text:style-name="P36"><text:span text:style-name="T11">Comme pour la requête de l'utilisateur avec la fonction </text:span><text:span text:style-name="Source_20_Text"><text:span text:style-name="T11">request()</text:span></text:span><text:span text:style-name="T11">, Laravel nous fournit une fonction pour récupérer le système d'authentification : </text:span><text:span text:style-name="Source_20_Text"><text:span text:style-name="T11">auth()</text:span></text:span><text:span text:style-name="T11">.</text:span></text:p>
      <text:p text:style-name="P36"><text:span text:style-name="T11">Nous pouvons utiliser beaucoup de méthode après cette fonction mais celle qui nous intéresse est la méthode </text:span><text:span text:style-name="Source_20_Text"><text:span text:style-name="T11">attempt()</text:span></text:span><text:span text:style-name="T11"> qui permet d'essayer d'authentifier un utilisateur via des paramètres. Si l'authentification réussit, l'utilisateur sera stocké en session et pourra naviguer sur les pages protégées du site, si elle échoue, la fonction retourne </text:span><text:span text:style-name="Source_20_Text"><text:span text:style-name="T11">false</text:span></text:span><text:span text:style-name="T11">.</text:span></text:p>
      <text:h text:style-name="P60" text:outline-level="3"/>
      <text:h text:style-name="Heading_20_2" text:outline-level="2"><text:bookmark-start text:name="__RefHeading___Toc987_2619968216"/><text:span text:style-name="T19">Les paramètres de la fonction </text:span><text:span text:style-name="Source_20_Text"><text:span text:style-name="T19">attempt()</text:span></text:span><text:bookmark-end text:name="__RefHeading___Toc987_2619968216"/></text:h>
      <text:p text:style-name="P36"><text:span text:style-name="T11">La fonction prend en paramètre un tableau contenant à la clé </text:span><text:span text:style-name="Source_20_Text"><text:span text:style-name="T11">password</text:span></text:span><text:span text:style-name="T11"> le mot de passe renseigné, et toutes les autres clés doivent correspondre à des colonnes de la base de données : dans notre cas, seulement la colonne </text:span><text:span text:style-name="Source_20_Text"><text:span text:style-name="T11">email</text:span></text:span><text:span text:style-name="T11">.</text:span></text:p>
      <text:p text:style-name="P49"><text:span text:style-name="Source_20_Text"><text:span text:style-name="T3">auth()-&gt;attempt([</text:span></text:span></text:p>
      <text:p text:style-name="P49"><text:span text:style-name="Source_20_Text"><text:span text:style-name="T3"><text:s text:c="4"/>'email' =&gt; request('email'),</text:span></text:span></text:p>
      <text:p text:style-name="P49"><text:span text:style-name="Source_20_Text"><text:span text:style-name="T3"><text:s text:c="4"/>'password' =&gt; request('password'),</text:span></text:span></text:p>
      <text:p text:style-name="P49"><text:span text:style-name="Source_20_Text"><text:span text:style-name="T3">]);</text:span></text:span></text:p>
      <text:p text:style-name="P36"><text:span text:style-name="T11">Cela peut paraître étrange car nous utilisons </text:span><text:span text:style-name="Source_20_Text"><text:span text:style-name="T11">password</text:span></text:span><text:span text:style-name="T11"> à la place de </text:span><text:span text:style-name="Source_20_Text"><text:span text:style-name="T11">mot_de_passe</text:span></text:span><text:span text:style-name="T11"> en clé du tableau mais c'est normal. Nous verrons plus tard où renseigner le nom de la colonne du mot de passe.</text:span></text:p>
      <text:h text:style-name="P60" text:outline-level="3"><text:soft-page-break/></text:h>
      <text:h text:style-name="Heading_20_2" text:outline-level="2"><text:bookmark-start text:name="__RefHeading___Toc989_2619968216"/>Configuration du modèle à utiliser<text:bookmark-end text:name="__RefHeading___Toc989_2619968216"/></text:h>
      <text:p text:style-name="P36"><text:span text:style-name="T11">Si nous essayons de nous connecter avec un compte existant dans la base de données, nous obtenons une erreur SQL comme quoi la table </text:span><text:span text:style-name="Source_20_Text"><text:span text:style-name="T11">users</text:span></text:span><text:span text:style-name="T11"> n'existe pas. Par défaut, Laravel va utiliser le modèle </text:span><text:span text:style-name="Source_20_Text"><text:span text:style-name="T11">app/User.php</text:span></text:span><text:span text:style-name="T11"> à la place de notre modèle </text:span><text:span text:style-name="Source_20_Text"><text:span text:style-name="T11">app/Utilisateur.php</text:span></text:span><text:span text:style-name="T11">.</text:span></text:p>
      <text:p text:style-name="P36"><text:span text:style-name="T11">Pour configurer cela, nous devons aller dans </text:span><text:span text:style-name="Source_20_Text"><text:span text:style-name="T11">config/auth.php</text:span></text:span><text:span text:style-name="T11"> et remplacer </text:span><text:span text:style-name="Source_20_Text"><text:span text:style-name="T11">App\User::class</text:span></text:span><text:span text:style-name="T11"> par </text:span><text:span text:style-name="Source_20_Text"><text:span text:style-name="T11">App\Utilisateur::class</text:span></text:span><text:span text:style-name="T11">.</text:span></text:p>
      <text:h text:style-name="P60" text:outline-level="3"/>
      <text:h text:style-name="Heading_20_2" text:outline-level="2"><text:bookmark-start text:name="__RefHeading___Toc991_2619968216"/><text:span text:style-name="T19">Rendre notre utilisateur </text:span><text:span text:style-name="Source_20_Text"><text:span text:style-name="T19">Authenticatable</text:span></text:span><text:bookmark-end text:name="__RefHeading___Toc991_2619968216"/></text:h>
      <text:p text:style-name="P36"><text:span text:style-name="T11">Nous obtenons maintenant une erreur sur le fait que notre classe </text:span><text:span text:style-name="Source_20_Text"><text:span text:style-name="T11">App\Utilisateur</text:span></text:span><text:span text:style-name="T11"> n'est pas une instance de l'interface </text:span><text:span text:style-name="Source_20_Text"><text:span text:style-name="T11">Illuminate\Contracts\Auth\Authenticatable</text:span></text:span><text:span text:style-name="T11">. Pour remédier à cette erreur, nous devons implémenter l'interface dans notre modèle.</text:span></text:p>
      <text:p text:style-name="P49"><text:span text:style-name="Source_20_Text"><text:span text:style-name="T11">&lt;?php</text:span></text:span></text:p>
      <text:p text:style-name="P49"><text:span text:style-name="Source_20_Text"><text:span text:style-name="T3">namespace App;</text:span></text:span></text:p>
      <text:p text:style-name="P53"/>
      <text:p text:style-name="P49"><text:span text:style-name="Source_20_Text"><text:span text:style-name="T3">use Illuminate\Database\Eloquent\Model;</text:span></text:span></text:p>
      <text:p text:style-name="P49"><text:span text:style-name="Source_20_Text"><text:span text:style-name="T3">use Illuminate\Contracts\Auth\Authenticatable;</text:span></text:span></text:p>
      <text:p text:style-name="P53"/>
      <text:p text:style-name="P49"><text:span text:style-name="Source_20_Text"><text:span text:style-name="T3">class Utilisateur extends Model implements Authenticatable</text:span></text:span></text:p>
      <text:p text:style-name="P49"><text:span text:style-name="Source_20_Text"><text:span text:style-name="T3">{</text:span></text:span></text:p>
      <text:p text:style-name="P49"><text:span text:style-name="Source_20_Text"><text:span text:style-name="T3"><text:s text:c="4"/>protected $fillable = ['email', 'mot_de_passe'];</text:span></text:span></text:p>
      <text:p text:style-name="P49"><text:span text:style-name="Source_20_Text"><text:span text:style-name="T3">}</text:span></text:span></text:p>
      <text:p text:style-name="P49"><text:span text:style-name="Source_20_Text"><text:span text:style-name="T3"/></text:span></text:p>
      <text:p text:style-name="P36"><text:span text:style-name="T11">L'interface </text:span><text:span text:style-name="Source_20_Text"><text:span text:style-name="T11">Authenticatable</text:span></text:span><text:span text:style-name="T11"> contient 6 méthodes obligatoires. Nous pourrions écrire toutes ces méthodes à la main, mais Laravel nous fournit un trait que nous pouvons utiliser.</text:span></text:p>
      <text:p text:style-name="P36"><text:span text:style-name="T11">Ce trait s'appelle également </text:span><text:span text:style-name="Source_20_Text"><text:span text:style-name="T11">Authenticatable</text:span></text:span><text:span text:style-name="T11">, nous devons donc changer son nom avec </text:span><text:span text:style-name="Source_20_Text"><text:span text:style-name="T11">as</text:span></text:span><text:span text:style-name="T11"> pour pouvoir l'utiliser.</text:span></text:p>
      <text:p text:style-name="P49"><text:span text:style-name="Source_20_Text"><text:span text:style-name="T3">&lt;?php</text:span></text:span></text:p>
      <text:p text:style-name="P49"><text:span text:style-name="Source_20_Text"><text:span text:style-name="T3">namespace App;</text:span></text:span></text:p>
      <text:p text:style-name="P53"/>
      <text:p text:style-name="P49"><text:span text:style-name="Source_20_Text"><text:span text:style-name="T3">use Illuminate\Database\Eloquent\Model;</text:span></text:span></text:p>
      <text:p text:style-name="P49"><text:span text:style-name="Source_20_Text"><text:span text:style-name="T3">use Illuminate\Contracts\Auth\Authenticatable;</text:span></text:span></text:p>
      <text:p text:style-name="P49"><text:span text:style-name="Source_20_Text"><text:span text:style-name="T3">use Illuminate\Auth\Authenticatable as BasicAuthenticatable;</text:span></text:span></text:p>
      <text:p text:style-name="P53"/>
      <text:p text:style-name="P49"><text:span text:style-name="Source_20_Text"><text:span text:style-name="T3">class Utilisateur extends Model implements Authenticatable</text:span></text:span></text:p>
      <text:p text:style-name="P49"><text:span text:style-name="Source_20_Text"><text:span text:style-name="T3">{</text:span></text:span></text:p>
      <text:p text:style-name="P49"><text:span text:style-name="Source_20_Text"><text:span text:style-name="T3"><text:s text:c="4"/>use BasicAuthenticatable;</text:span></text:span></text:p>
      <text:p text:style-name="P53"/>
      <text:p text:style-name="P49"><text:span text:style-name="Source_20_Text"><text:span text:style-name="T3"><text:s text:c="4"/>protected $fillable = ['email', 'mot_de_passe'];</text:span></text:span></text:p>
      <text:p text:style-name="P49"><text:span text:style-name="Source_20_Text"><text:span text:style-name="T3">}</text:span></text:span></text:p>
      <text:p text:style-name="P49"><text:span text:style-name="Source_20_Text"><text:span text:style-name="T3"/></text:span></text:p>
      <text:p text:style-name="P36"><text:span text:style-name="T11">Vous pouvez voir les méthodes apportées par ce trait dans le fichier </text:span><text:span text:style-name="Source_20_Text"><text:span text:style-name="T11">vendor/laravel/framework/src/Illuminate/Auth/Authenticatable.php</text:span></text:span><text:span text:style-name="T11">. La plupart des méthodes par défaut sont correctes, sauf la méthode </text:span><text:span text:style-name="Source_20_Text"><text:span text:style-name="T3">get</text:span></text:span><text:span text:style-name="Source_20_Text"><text:span text:style-name="T11">AuthPassword()</text:span></text:span><text:span text:style-name="T11"> qui retourne </text:span><text:span text:style-name="Source_20_Text"><text:span text:style-name="T11">$this-&gt;password</text:span></text:span><text:span text:style-name="T11">, or, notre modèle ne possède pas de colonne </text:span><text:span text:style-name="Source_20_Text"><text:span text:style-name="T11">password</text:span></text:span><text:span text:style-name="T11">, nous devons donc réécrire cette méthode pour retourner </text:span><text:span text:style-name="Source_20_Text"><text:span text:style-name="T11">$this-&gt;mot_de_passe</text:span></text:span><text:span text:style-name="T11">.</text:span></text:p>
      <text:p text:style-name="P49"><text:span text:style-name="Source_20_Text"><text:span text:style-name="T3">&lt;?php</text:span></text:span></text:p>
      <text:p text:style-name="P49"><text:span text:style-name="Source_20_Text"><text:span text:style-name="T3">namespace App;</text:span></text:span></text:p>
      <text:p text:style-name="P53"/>
      <text:p text:style-name="P49"><text:span text:style-name="Source_20_Text"><text:span text:style-name="T3">use Illuminate\Database\Eloquent\Model;</text:span></text:span></text:p>
      <text:p text:style-name="P49"><text:span text:style-name="Source_20_Text"><text:span text:style-name="T3">use Illuminate\Contracts\Auth\Authenticatable;</text:span></text:span></text:p>
      <text:p text:style-name="P49"><text:span text:style-name="Source_20_Text"><text:span text:style-name="T3">use Illuminate\Auth\Authenticatable as BasicAuthenticatable;</text:span></text:span></text:p>
      <text:p text:style-name="P53"/>
      <text:p text:style-name="P49"><text:span text:style-name="Source_20_Text"><text:span text:style-name="T3">class Utilisateur extends Model implements Authenticatable</text:span></text:span></text:p>
      <text:p text:style-name="P49"><text:span text:style-name="Source_20_Text"><text:span text:style-name="T3">{</text:span></text:span></text:p>
      <text:p text:style-name="P49"><text:span text:style-name="Source_20_Text"><text:span text:style-name="T3"><text:s text:c="4"/>use BasicAuthenticatable;</text:span></text:span></text:p>
      <text:p text:style-name="P53"/>
      <text:p text:style-name="P49"><text:span text:style-name="Source_20_Text"><text:span text:style-name="T3"><text:s text:c="4"/>protected $fillable = ['email', 'mot_de_passe'];</text:span></text:span></text:p>
      <text:p text:style-name="P53"/>
      <text:p text:style-name="P49"><text:span text:style-name="Source_20_Text"><text:span text:style-name="T3"><text:s text:c="4"/>/**</text:span></text:span></text:p>
      <text:p text:style-name="P49"><text:span text:style-name="Source_20_Text"><text:span text:style-name="T3"><text:s text:c="5"/>* Get the password for the user.</text:span></text:span></text:p>
      <text:p text:style-name="P49"><text:span text:style-name="Source_20_Text"><text:span text:style-name="T3"><text:s text:c="5"/>*</text:span></text:span></text:p>
      <text:p text:style-name="P49"><text:span text:style-name="Source_20_Text"><text:span text:style-name="T3"><text:s text:c="5"/>* @return string</text:span></text:span></text:p>
      <text:p text:style-name="P49"><text:span text:style-name="Source_20_Text"><text:span text:style-name="T3"><text:s text:c="5"/>*/</text:span></text:span></text:p>
      <text:p text:style-name="P49"><text:soft-page-break/><text:span text:style-name="Source_20_Text"><text:span text:style-name="T3"><text:s text:c="4"/>public function getAuthPassword()</text:span></text:span></text:p>
      <text:p text:style-name="P49"><text:span text:style-name="Source_20_Text"><text:span text:style-name="T3"><text:s text:c="4"/>{</text:span></text:span></text:p>
      <text:p text:style-name="P49"><text:span text:style-name="Source_20_Text"><text:span text:style-name="T3"><text:s text:c="8"/>return $this-&gt;mot_de_passe;</text:span></text:span></text:p>
      <text:p text:style-name="P49"><text:span text:style-name="Source_20_Text"><text:span text:style-name="T3"><text:s text:c="4"/>}</text:span></text:span></text:p>
      <text:p text:style-name="P49"><text:span text:style-name="Source_20_Text"><text:span text:style-name="T3">}</text:span></text:span></text:p>
      <text:p text:style-name="P49"><text:span text:style-name="Source_20_Text"><text:span text:style-name="T11"/></text:span></text:p>
      <text:p text:style-name="P36"><text:span text:style-name="T11">Les autres méthodes sont correctes, sauf les dernières méthodes concernant le bouton « Se souvenir de moi » (</text:span><text:span text:style-name="Source_20_Text"><text:span text:style-name="T11">rememberToken</text:span></text:span><text:span text:style-name="T11">). Comme pour la colonne </text:span><text:span text:style-name="Source_20_Text"><text:span text:style-name="T11">password</text:span></text:span><text:span text:style-name="T11">, nous ne possèdons pas de colonne </text:span><text:span text:style-name="Source_20_Text"><text:span text:style-name="T11">remember_token</text:span></text:span><text:span text:style-name="T11">. Mais comme nous n'utilisons pas cette fonctionnalité, ne rien changer ne devrait pas poser de problèm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993_2619968216"/>Rediriger après un formulaire<text:bookmark-end text:name="__RefHeading___Toc993_2619968216"/></text:h>
      <text:p text:style-name="P36"><text:span text:style-name="T11">Dans ce tutoriel, nous allons créer une nouvelle page </text:span><text:span text:style-name="Source_20_Text"><text:span text:style-name="T11">/mon-compte</text:span></text:span><text:span text:style-name="T11"> et rediriger nos utilisateurs en cas de réussite de la connexion. En cas d'échec, nous allons apprendre à les rediriger vers le formulaire en affichant une erreur.</text:span></text:p>
      <text:h text:style-name="P60" text:outline-level="3"/>
      <text:h text:style-name="Heading_20_2" text:outline-level="2"><text:bookmark-start text:name="__RefHeading___Toc995_2619968216"/><text:span text:style-name="T11">Créer une nouvelle page </text:span><text:span text:style-name="Source_20_Text"><text:span text:style-name="T11">/mon-compte</text:span></text:span><text:bookmark-end text:name="__RefHeading___Toc995_2619968216"/></text:h>
      <text:p text:style-name="P36"><text:span text:style-name="T11">Pour créer une nouvelle page, nous avons besoin d'ajouter une route, dans le fichier </text:span><text:span text:style-name="Source_20_Text"><text:span text:style-name="T11">routes/web.php</text:span></text:span><text:span text:style-name="T11"> :</text:span></text:p>
      <text:p text:style-name="P49"><text:span text:style-name="Source_20_Text"><text:span text:style-name="T3">Route::view('/mon-compte', 'mon-compte');</text:span></text:span></text:p>
      <text:p text:style-name="P49"><text:span text:style-name="Source_20_Text"><text:span text:style-name="T3"/></text:span></text:p>
      <text:p text:style-name="P36"><text:span text:style-name="T11">Et de créer une nouvelle vue </text:span><text:span text:style-name="Source_20_Text"><text:span text:style-name="T11">ressources/views/mon-compte.blade.php</text:span></text:span><text:span text:style-name="T11"> :</text:span></text:p>
      <text:p text:style-name="P49"><text:span text:style-name="Source_20_Text"><text:span text:style-name="T3">@extends('layout')</text:span></text:span></text:p>
      <text:p text:style-name="P53"/>
      <text:p text:style-name="P49"><text:span text:style-name="Source_20_Text"><text:span text:style-name="T3">@section('contenu')</text:span></text:span></text:p>
      <text:p text:style-name="P49"><text:span text:style-name="Source_20_Text"><text:span text:style-name="T3"><text:s text:c="4"/>&lt;div class="section"&gt;</text:span></text:span></text:p>
      <text:p text:style-name="P49"><text:span text:style-name="Source_20_Text"><text:span text:style-name="T3"><text:s text:c="8"/>&lt;h1 class="title is-1"&gt;Mon compte&lt;/h1&gt;</text:span></text:span></text:p>
      <text:p text:style-name="P53"/>
      <text:p text:style-name="P49"><text:span text:style-name="Source_20_Text"><text:span text:style-name="T3"><text:s text:c="8"/>&lt;p&gt;Vous êtes bien connecté.&lt;/p&gt;</text:span></text:span></text:p>
      <text:p text:style-name="P49"><text:span text:style-name="Source_20_Text"><text:span text:style-name="T3"><text:s text:c="4"/>&lt;/div&gt;</text:span></text:span></text:p>
      <text:p text:style-name="P49"><text:span text:style-name="Source_20_Text"><text:span text:style-name="T3">@endsection</text:span></text:span></text:p>
      <text:h text:style-name="P60" text:outline-level="3"/>
      <text:h text:style-name="Heading_20_2" text:outline-level="2"><text:bookmark-start text:name="__RefHeading___Toc997_2619968216"/>Redirection vers la nouvelle page<text:bookmark-end text:name="__RefHeading___Toc997_2619968216"/></text:h>
      <text:p text:style-name="P36"><text:span text:style-name="T11">En cas de réussite, donc si </text:span><text:span text:style-name="Source_20_Text"><text:span text:style-name="T11">$resultat</text:span></text:span><text:span text:style-name="T11"> est vrai, nous pouvons rediriger vers l'URL </text:span><text:span text:style-name="Source_20_Text"><text:span text:style-name="T11">/mon-compte</text:span></text:span><text:span text:style-name="T11"> avec la fonction </text:span><text:span text:style-name="Source_20_Text"><text:span text:style-name="T11">redirect()</text:span></text:span><text:span text:style-name="T11"> :</text:span></text:p>
      <text:p text:style-name="P49"><text:span text:style-name="Source_20_Text"><text:span text:style-name="T3">if ($resultat) {</text:span></text:span></text:p>
      <text:p text:style-name="P49"><text:span text:style-name="Source_20_Text"><text:span text:style-name="T3"><text:s text:c="4"/>return redirect('/mon-compte');</text:span></text:span></text:p>
      <text:p text:style-name="P49"><text:span text:style-name="Source_20_Text"><text:span text:style-name="T3">}</text:span></text:span></text:p>
      <text:p text:style-name="P49"><text:span text:style-name="Source_20_Text"><text:span text:style-name="T11"/></text:span></text:p>
      <text:h text:style-name="Heading_20_2" text:outline-level="2"><text:bookmark-start text:name="__RefHeading___Toc999_2619968216"/><text:soft-page-break/>Redirection en cas d'échec<text:bookmark-end text:name="__RefHeading___Toc999_2619968216"/></text:h>
      <text:p text:style-name="P36"><text:span text:style-name="T11">En cas d'échec, nous pouvons soit rediriger vers </text:span><text:span text:style-name="Source_20_Text"><text:span text:style-name="T11">/connexion</text:span></text:span><text:span text:style-name="T11"> avec </text:span><text:span text:style-name="Source_20_Text"><text:span text:style-name="T11">redirect('/connexion')</text:span></text:span><text:span text:style-name="T11"> soit dire à Laravel de rediriger vers la page précédente avec </text:span><text:span text:style-name="Source_20_Text"><text:span text:style-name="T11">return back()</text:span></text:span><text:span text:style-name="T11">.</text:span></text:p>
      <text:p text:style-name="P35">La redirection vers le formulaire fonctionne mais l'adresse email a disparu, et il n'y a aucun message d'erreur.</text:p>
      <text:p text:style-name="P36"><text:span text:style-name="T11">Pour rediriger avec l'adresse mail, nous pouvons utiliser la fonction </text:span><text:span text:style-name="Source_20_Text"><text:span text:style-name="T11">withInput()</text:span></text:span><text:span text:style-name="T11">.</text:span></text:p>
      <text:p text:style-name="P49"><text:span text:style-name="Source_20_Text"><text:span text:style-name="T3">return back()→withInput();</text:span></text:span></text:p>
      <text:p text:style-name="P49"><text:span text:style-name="Source_20_Text"><text:span text:style-name="T3"/></text:span></text:p>
      <text:p text:style-name="P36"><text:span text:style-name="T11">Pour rediriger avec un message d'erreur, nous pouvons utiliser la fonction </text:span><text:span text:style-name="Source_20_Text"><text:span text:style-name="T11">withErrors()</text:span></text:span><text:span text:style-name="T11"> :</text:span></text:p>
      <text:p text:style-name="P49"><text:span text:style-name="Source_20_Text"><text:span text:style-name="T3">return back()-&gt;withInput()-&gt;withErrors([</text:span></text:span></text:p>
      <text:p text:style-name="P49"><text:span text:style-name="Source_20_Text"><text:span text:style-name="T3"><text:s text:c="4"/>'email' =&gt; 'Vos identifiants sont incorrects.',</text:span></text:span></text:p>
      <text:p text:style-name="P49"><text:span text:style-name="Source_20_Text"><text:span text:style-name="T3">]);</text:spa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1001_2619968216"/>Vérifier si un utilisateur est connecté<text:bookmark-end text:name="__RefHeading___Toc1001_2619968216"/></text:h>
      <text:p text:style-name="P36"><text:span text:style-name="T11">Dans le tutoriel précédent nous avions créé une nouvelle page </text:span><text:span text:style-name="Source_20_Text"><text:span text:style-name="T11">/mon-compte</text:span></text:span><text:span text:style-name="T11">. Cette page est accessible à tout le monde alors qu'elle devrait être réservée aux utilisateurs connectés. Nous allons voir pour protéger cette page et rediriger vers la page de connexion si la personne n'est pas connectée.</text:span></text:p>
      <text:h text:style-name="P60" text:outline-level="3"/>
      <text:h text:style-name="Heading_20_2" text:outline-level="2"><text:bookmark-start text:name="__RefHeading___Toc1003_2619968216"/>Création d'un contrôleur<text:bookmark-end text:name="__RefHeading___Toc1003_2619968216"/></text:h>
      <text:p text:style-name="P36"><text:span text:style-name="T11">La route est pour le moment une simple vue avec </text:span><text:span text:style-name="Source_20_Text"><text:span text:style-name="T11">Route::view()</text:span></text:span><text:span text:style-name="T11">. Nous allons transformer cette route pour utiliser un contrôleur.</text:span></text:p>
      <text:p text:style-name="P49"><text:span text:style-name="Source_20_Text"><text:span text:style-name="T3">Route::get('/mon-compte',</text:span></text:span><text:span text:style-name="Source_20_Text"><text:span text:style-name="T6"> 'CompteController@accueil</text:span></text:span><text:span text:style-name="Source_20_Text"><text:span text:style-name="T3">');</text:span></text:span></text:p>
      <text:p text:style-name="P49"><text:span text:style-name="Source_20_Text"><text:span text:style-name="T3"/></text:span></text:p>
      <text:p text:style-name="P36"><text:span text:style-name="T11">Puis créer le contrôleur dans </text:span><text:span text:style-name="Source_20_Text"><text:span text:style-name="T11">app/Http/Controllers/CompteController.php</text:span></text:span><text:span text:style-name="T11"> avec </text:span><text:span text:style-name="Source_20_Text"><text:span text:style-name="T11">php artisan make:controller CompteController</text:span></text:span><text:span text:style-name="T11"> :</text:span></text:p>
      <text:p text:style-name="P49"><text:span text:style-name="Source_20_Text"><text:span text:style-name="T3">&lt;?php</text:span></text:span></text:p>
      <text:p text:style-name="P49"><text:span text:style-name="Source_20_Text"><text:span text:style-name="T3">namespace App\Http\Controllers;</text:span></text:span></text:p>
      <text:p text:style-name="P53"/>
      <text:p text:style-name="P49"><text:span text:style-name="Source_20_Text"><text:span text:style-name="T3">use Illuminate\Http\Request;</text:span></text:span></text:p>
      <text:p text:style-name="P53"/>
      <text:p text:style-name="P49"><text:span text:style-name="Source_20_Text"><text:span text:style-name="T3">class CompteController extends Controller</text:span></text:span></text:p>
      <text:p text:style-name="P49"><text:span text:style-name="Source_20_Text"><text:span text:style-name="T3">{</text:span></text:span></text:p>
      <text:p text:style-name="P49"><text:span text:style-name="Source_20_Text"><text:span text:style-name="T3"><text:s text:c="4"/>public function accueil()</text:span></text:span></text:p>
      <text:p text:style-name="P49"><text:span text:style-name="Source_20_Text"><text:span text:style-name="T3"><text:s text:c="4"/>{</text:span></text:span></text:p>
      <text:p text:style-name="P49"><text:span text:style-name="Source_20_Text"><text:span text:style-name="T3"><text:s text:c="8"/>return view('mon-compte');</text:span></text:span></text:p>
      <text:p text:style-name="P49"><text:span text:style-name="Source_20_Text"><text:span text:style-name="T3"><text:s text:c="4"/>}</text:span></text:span></text:p>
      <text:p text:style-name="P49"><text:span text:style-name="Source_20_Text"><text:span text:style-name="T3">}</text:span></text:span></text:p>
      <text:p text:style-name="P49"><text:span text:style-name="Source_20_Text"><text:span text:style-name="T11"/></text:span></text:p>
      <text:p text:style-name="P35">Nous pouvons maintenant ajouter le code nécessaire pour rediriger la personne si elle n'est pas connectée.</text:p>
      <text:h text:style-name="P60" text:outline-level="3"/>
      <text:p text:style-name="P35"/>
      <text:p text:style-name="P35"/>
      <text:p text:style-name="P35"/>
      <text:h text:style-name="Heading_20_2" text:outline-level="2"><text:bookmark-start text:name="__RefHeading___Toc1005_2619968216"/><text:soft-page-break/>Vérifier si une personne est connectée<text:bookmark-end text:name="__RefHeading___Toc1005_2619968216"/></text:h>
      <text:p text:style-name="P36"><text:span text:style-name="T11">Le système d'authentification de Laravel nous fournit plusieurs fonctions pour vérifier si une personne est authentifiée. Nous avons tout d'abord </text:span><text:span text:style-name="Source_20_Text"><text:span text:style-name="T11">auth()-&gt;check()</text:span></text:span><text:span text:style-name="T11"> qui retourne « vrai » si la personne est connectée et « faux » si ce n'est pas le cas. Nous pouvons également utiliser la fonction </text:span><text:span text:style-name="Source_20_Text"><text:span text:style-name="T11">auth()-&gt;guest()</text:span></text:span><text:span text:style-name="T11"> qui retourne « vrai » si la personne n'est pas connectée et « faux » si la personne est connectée.</text:span></text:p>
      <text:p text:style-name="P35">Pour rediriger la personne si elle n'est pas connectée, je peux donc écrire :</text:p>
      <text:p text:style-name="P49"><text:span text:style-name="Source_20_Text"><text:span text:style-name="T3">if (! auth()-&gt;check()) {</text:span></text:span></text:p>
      <text:p text:style-name="P49"><text:span text:style-name="Source_20_Text"><text:span text:style-name="T3"><text:s text:c="4"/>return redirect('/connexion');</text:span></text:span></text:p>
      <text:p text:style-name="P49"><text:span text:style-name="Source_20_Text"><text:span text:style-name="T3">}</text:span></text:span></text:p>
      <text:p text:style-name="P49"><text:span text:style-name="Source_20_Text"><text:span text:style-name="T3"/></text:span></text:p>
      <text:p text:style-name="P39">Ou :</text:p>
      <text:p text:style-name="P49"><text:span text:style-name="Source_20_Text"><text:span text:style-name="T3">if (auth()-&gt;guest()) {</text:span></text:span></text:p>
      <text:p text:style-name="P49"><text:span text:style-name="Source_20_Text"><text:span text:style-name="T3"><text:s text:c="4"/>return redirect('/connexion');</text:span></text:span></text:p>
      <text:p text:style-name="P49"><text:span text:style-name="Source_20_Text"><text:span text:style-name="T3">}</text:span></text:span></text:p>
      <text:h text:style-name="P62" text:outline-level="3"/>
      <text:h text:style-name="Heading_20_2" text:outline-level="2">Ajouter un message d'erreur.</text:h>
      <text:p text:style-name="P35">Je peux également ajouté un message d'erreur comme dans le tutoriel précédent avec :</text:p>
      <text:p text:style-name="P49"><text:span text:style-name="Source_20_Text"><text:span text:style-name="T8">public function accueil()</text:span></text:span></text:p>
      <text:p text:style-name="P49"><text:span text:style-name="Source_20_Text"><text:span text:style-name="T8">{</text:span></text:span></text:p>
      <text:p text:style-name="P49"><text:span text:style-name="Source_20_Text"><text:span text:style-name="T8"><text:s text:c="4"/>if (auth()-&gt;guest()) {</text:span></text:span></text:p>
      <text:p text:style-name="P49"><text:span text:style-name="Source_20_Text"><text:span text:style-name="T8"><text:s text:c="8"/>return redirect('/connexion')-&gt;withErrors([</text:span></text:span></text:p>
      <text:p text:style-name="P49"><text:span text:style-name="Source_20_Text"><text:span text:style-name="T8"><text:s text:c="12"/>'email' =&gt; "Vous devez être connecté pour voir cette page.",</text:span></text:span></text:p>
      <text:p text:style-name="P49"><text:span text:style-name="Source_20_Text"><text:span text:style-name="T8"><text:s text:c="8"/>]);</text:span></text:span></text:p>
      <text:p text:style-name="P49"><text:span text:style-name="Source_20_Text"><text:span text:style-name="T8"><text:s text:c="4"/>}</text:span></text:span></text:p>
      <text:p text:style-name="P49"><text:span text:style-name="Source_20_Text"><text:span text:style-name="T8"><text:s text:c="4"/>return view('mon-compte');</text:span></text:span></text:p>
      <text:p text:style-name="P49"><text:span text:style-name="Source_20_Text"><text:span text:style-name="T8">}</text:span></text:span></text:p>
      <text:p text:style-name="P35"/>
      <text:h text:style-name="Heading_20_1" text:outline-level="1"><text:bookmark-start text:name="__RefHeading___Toc1009_2619968216"/>Bouton de déconnexion<text:bookmark-end text:name="__RefHeading___Toc1009_2619968216"/></text:h>
      <text:p text:style-name="P36"><text:span text:style-name="T11">Dans ce tutoriel nous allons ajouter un bouton de déconnexion à notre page </text:span><text:span text:style-name="Source_20_Text"><text:span text:style-name="T11">/mon-compte</text:span></text:span><text:span text:style-name="T11">.</text:span></text:p>
      <text:h text:style-name="P60" text:outline-level="3"/>
      <text:h text:style-name="Heading_20_2" text:outline-level="2"><text:bookmark-start text:name="__RefHeading___Toc1011_2619968216"/>Ajout du bouton dans la vue<text:bookmark-end text:name="__RefHeading___Toc1011_2619968216"/></text:h>
      <text:p text:style-name="P36"><text:span text:style-name="T11">Nous allons ajouter dans la vue </text:span><text:span text:style-name="Source_20_Text"><text:span text:style-name="T11">ressources/views/mon-compte.blade.php</text:span></text:span><text:span text:style-name="T11">.</text:span></text:p>
      <text:p text:style-name="P49"><text:span text:style-name="Source_20_Text"><text:span text:style-name="T8">@extends('layout')</text:span></text:span></text:p>
      <text:p text:style-name="P54"/>
      <text:p text:style-name="P49"><text:span text:style-name="Source_20_Text"><text:span text:style-name="T8">@section('contenu')</text:span></text:span></text:p>
      <text:p text:style-name="P49"><text:span text:style-name="Source_20_Text"><text:span text:style-name="T8"><text:s text:c="4"/>&lt;div class="section"&gt;</text:span></text:span></text:p>
      <text:p text:style-name="P49"><text:span text:style-name="Source_20_Text"><text:span text:style-name="T8"><text:s text:c="8"/>&lt;h1 class="title is-1"&gt;Mon compte&lt;/h1&gt;</text:span></text:span></text:p>
      <text:p text:style-name="P54"/>
      <text:p text:style-name="P49"><text:span text:style-name="Source_20_Text"><text:span text:style-name="T8"><text:s text:c="8"/>&lt;p&gt;Vous êtes bien connecté.&lt;/p&gt;</text:span></text:span></text:p>
      <text:p text:style-name="P54"/>
      <text:p text:style-name="P49"><text:span text:style-name="Source_20_Text"><text:span text:style-name="T8"><text:s text:c="8"/>&lt;a href="/deconnexion" class="button"&gt;Déconnexion&lt;/a&gt;</text:span></text:span></text:p>
      <text:p text:style-name="P49"><text:span text:style-name="Source_20_Text"><text:span text:style-name="T8"><text:s text:c="4"/>&lt;/div&gt;</text:span></text:span></text:p>
      <text:p text:style-name="P49"><text:span text:style-name="Source_20_Text"><text:span text:style-name="T8">@endsection</text:span></text:span></text:p>
      <text:h text:style-name="P62" text:outline-level="3"/>
      <text:h text:style-name="Heading_20_2" text:outline-level="2">Création de la route</text:h>
      <text:p text:style-name="P36"><text:span text:style-name="T11">Dans le fichier </text:span><text:span text:style-name="Source_20_Text"><text:span text:style-name="T11">routes/web.php</text:span></text:span><text:span text:style-name="T11">.</text:span></text:p>
      <text:p text:style-name="P49"><text:span text:style-name="Source_20_Text"><text:span text:style-name="T11">Route::</text:span></text:span><text:span text:style-name="Source_20_Text"><text:span text:style-name="T3">get</text:span></text:span><text:span text:style-name="Source_20_Text"><text:span text:style-name="T11">('/deconnexion', 'CompteController@deconnexion');</text:span></text:span></text:p>
      <text:h text:style-name="P60" text:outline-level="3"/>
      <text:h text:style-name="Heading_20_2" text:outline-level="2"><text:bookmark-start text:name="__RefHeading___Toc1015_2619968216"/>Création de la méthode du contrôleur<text:bookmark-end text:name="__RefHeading___Toc1015_2619968216"/></text:h>
      <text:p text:style-name="P36"><text:span text:style-name="T11">Ǹous pouvons utiliser la fonction </text:span><text:span text:style-name="Source_20_Text"><text:span text:style-name="T11">auth()-&gt;logout()</text:span></text:span><text:span text:style-name="T11"> pour déconnecter un utilisateur du système d'authentification de Laravel. Ensuite, nous pouvons le rediriger vers la page d'accueil.</text:span></text:p>
      <text:p text:style-name="P49"><text:span text:style-name="Source_20_Text"><text:span text:style-name="T3">public function deconnexion()</text:span></text:span></text:p>
      <text:p text:style-name="P49"><text:span text:style-name="Source_20_Text"><text:span text:style-name="T3">{</text:span></text:span></text:p>
      <text:p text:style-name="P49"><text:span text:style-name="Source_20_Text"><text:span text:style-name="T3"><text:s text:c="4"/>auth()-&gt;logout();</text:span></text:span></text:p>
      <text:p text:style-name="P53"/>
      <text:p text:style-name="P49"><text:soft-page-break/><text:span text:style-name="Source_20_Text"><text:span text:style-name="T3"><text:s text:c="4"/>return redirect('/');</text:span></text:span></text:p>
      <text:p text:style-name="P49"><text:span text:style-name="Source_20_Text"><text:span text:style-name="T3">}</text:span></text:span></text:p>
      <text:p text:style-name="P49"><text:span text:style-name="Source_20_Text"><text:span text:style-name="T11"/></text:span></text:p>
      <text:h text:style-name="Heading_20_2" text:outline-level="2"><text:bookmark-start text:name="__RefHeading___Toc1017_2619968216"/><text:span text:style-name="T19">Correction du problème avec le </text:span><text:span text:style-name="Source_20_Text"><text:span text:style-name="T19">remember_token</text:span></text:span><text:bookmark-end text:name="__RefHeading___Toc1017_2619968216"/></text:h>
      <text:p text:style-name="P36"><text:span text:style-name="T11">La fonction </text:span><text:span text:style-name="Source_20_Text"><text:span text:style-name="T11">auth()-&gt;logout()</text:span></text:span><text:span text:style-name="T11"> ne fonctionne pas car Laravel essaye de mettre à jour le </text:span><text:span text:style-name="Source_20_Text"><text:span text:style-name="T11">remember_token</text:span></text:span><text:span text:style-name="T11">. Nous devons donc dire à Laravel que nous n'avons pas de colonne pour le </text:span><text:span text:style-name="Source_20_Text"><text:span text:style-name="T11">remember_token</text:span></text:span><text:span text:style-name="T11">.</text:span></text:p>
      <text:p text:style-name="P36"><text:span text:style-name="T11">Pour cela, si nous regardons le trait </text:span><text:span text:style-name="Source_20_Text"><text:span text:style-name="T11">Authenticatable</text:span></text:span><text:span text:style-name="T11"> on voit que les deux fonctions concernant le </text:span><text:span text:style-name="Source_20_Text"><text:span text:style-name="T11">remember_token</text:span></text:span><text:span text:style-name="T11"> vérifie que la colonne n'est pas vide avant de faire quoi que ce soit. Nous n'avons plus qu'à modifier la fonction </text:span><text:span text:style-name="Source_20_Text"><text:span text:style-name="T3">get</text:span></text:span><text:span text:style-name="Source_20_Text"><text:span text:style-name="T11">RememberTokenName()</text:span></text:span><text:span text:style-name="T11"> pour retourner une chaîne de caractère vide afin de dire à Laravel que nous n'avons pas cette fonctionnalité.</text:span></text:p>
      <text:p text:style-name="P36"><text:span text:style-name="T11">Dans notre modèle </text:span><text:span text:style-name="Source_20_Text"><text:span text:style-name="T11">app/Utilisateur.php</text:span></text:span><text:span text:style-name="T11"> :</text:span></text:p>
      <text:p text:style-name="P49"><text:span text:style-name="Source_20_Text"><text:span text:style-name="T3">/**</text:span></text:span></text:p>
      <text:p text:style-name="P49"><text:span text:style-name="Source_20_Text"><text:span text:style-name="T3"><text:s/>* Get the column name for the "remember me" token.</text:span></text:span></text:p>
      <text:p text:style-name="P49"><text:span text:style-name="Source_20_Text"><text:span text:style-name="T11"><text:s/>*</text:span></text:span></text:p>
      <text:p text:style-name="P49"><text:span text:style-name="Source_20_Text"><text:span text:style-name="T11"><text:s/>* </text:span></text:span><text:span text:style-name="Source_20_Text"><text:span text:style-name="T3">@return string</text:span></text:span></text:p>
      <text:p text:style-name="P49"><text:span text:style-name="Source_20_Text"><text:span text:style-name="T3"><text:s/>*/</text:span></text:span></text:p>
      <text:p text:style-name="P49"><text:span text:style-name="Source_20_Text"><text:span text:style-name="T3">public function getRememberTokenName()</text:span></text:span></text:p>
      <text:p text:style-name="P49"><text:span text:style-name="Source_20_Text"><text:span text:style-name="T3">{</text:span></text:span></text:p>
      <text:p text:style-name="P49"><text:span text:style-name="Source_20_Text"><text:span text:style-name="T3"><text:s text:c="4"/>return '';</text:span></text:span></text:p>
      <text:p text:style-name="P49"><text:span text:style-name="Source_20_Text"><text:span text:style-name="T3">}</text:span></text:span></text:p>
      <text:p text:style-name="P35">Tout devrait maintenant fonctionner.</text:p>
      <text:p text:style-name="P35"/>
      <text:p text:style-name="P35"/>
      <text:p text:style-name="P35"/>
      <text:p text:style-name="P35"/>
      <text:p text:style-name="P35"/>
      <text:p text:style-name="P35"/>
      <text:p text:style-name="P35"/>
      <text:p text:style-name="P35"/>
      <text:p text:style-name="P35"/>
      <text:h text:style-name="Heading_20_1" text:outline-level="1">Utilisation de bibliothèques externes</text:h>
      <text:p text:style-name="P35">Dans ce tutoriel nous allons voir comment ajouter des messages flash avec une bibliothèque écrite par un autre développeur.</text:p>
      <text:h text:style-name="P65" text:outline-level="3"/>
      <text:h text:style-name="Heading_20_2" text:outline-level="2">laracasts/flash</text:h>
      <text:p text:style-name="P45">Pour installer cette bibliothèque, nous allons avoir besoin de lancer une commande Composer :</text:p>
      <text:p text:style-name="P56"><text:span text:style-name="Source_20_Text"><text:span text:style-name="T11">composer require laracasts/flash</text:span></text:span></text:p>
      <text:p text:style-name="P48"><text:span text:style-name="T11">Cette commande va télécharger la bibliothèque et l'ajouter aux dépendances de notre projet dans le </text:span><text:span text:style-name="Source_20_Text"><text:span text:style-name="T11">composer.json</text:span></text:span><text:span text:style-name="T11">.</text:span></text:p>
      <text:h text:style-name="Heading_20_2" text:outline-level="2"><text:span text:style-name="T19">Utilisation de la nouvelle fonction </text:span><text:span text:style-name="Source_20_Text"><text:span text:style-name="T19">flash()</text:span></text:span></text:h>
      <text:p text:style-name="P48"><text:span text:style-name="T11">Dans le contrôleur </text:span><text:span text:style-name="Source_20_Text"><text:span text:style-name="T11">CompteController</text:span></text:span><text:span text:style-name="T11"> nous pouvons ajouter un message flash de type </text:span><text:span text:style-name="Source_20_Text"><text:span text:style-name="T11">error</text:span></text:span><text:span text:style-name="T11"> avant de rediriger l'utilisateur :</text:span></text:p>
      <text:p text:style-name="P56"><text:span text:style-name="Source_20_Text"><text:span text:style-name="T8">if (auth()-&gt;guest()) {</text:span></text:span></text:p>
      <text:p text:style-name="P56"><text:span text:style-name="Source_20_Text"><text:span text:style-name="T8"><text:s text:c="4"/>flash("Vous devez être connecté pour voir cette page.")-&gt;error();</text:span></text:span></text:p>
      <text:p text:style-name="P57"/>
      <text:p text:style-name="P56"><text:span text:style-name="Source_20_Text"><text:span text:style-name="T8"><text:s text:c="4"/>return redirect('/connexion');</text:span></text:span></text:p>
      <text:p text:style-name="P56"><text:span text:style-name="Source_20_Text"><text:span text:style-name="T8">}</text:span></text:span></text:p>
      <text:p text:style-name="P45">Mais rien ne s'affiche car nous n'avons pas encore dit à Laravel à quel endroit de la vue afficher le message.</text:p>
      <text:h text:style-name="Heading_20_2" text:outline-level="2">Inclure la vue de la bibliothèque</text:h>
      <text:p text:style-name="P48"><text:span text:style-name="T11">Pour ajouter la vue </text:span><text:span text:style-name="Source_20_Text"><text:span text:style-name="T11">flash::message</text:span></text:span><text:span text:style-name="T11"> dans notre layout je vais modifier notre </text:span><text:span text:style-name="Source_20_Text"><text:span text:style-name="T11">layout.blade.php</text:span></text:span><text:span text:style-name="T11"> juste avant le contenu :</text:span></text:p>
      <text:p text:style-name="P56"><text:span text:style-name="Source_20_Text"><text:span text:style-name="T11">&lt;div class="container"&gt;</text:span></text:span></text:p>
      <text:p text:style-name="P56"><text:span text:style-name="Source_20_Text"><text:span text:style-name="T11"><text:s text:c="4"/>@include('flash::message')</text:span></text:span></text:p>
      <text:p text:style-name="P58"/>
      <text:p text:style-name="P56"><text:span text:style-name="Source_20_Text"><text:span text:style-name="T11"><text:s text:c="4"/>@yield('contenu')</text:span></text:span></text:p>
      <text:p text:style-name="P56"><text:span text:style-name="Source_20_Text"><text:span text:style-name="T11">&lt;/div&gt;</text:span></text:span></text:p>
      <text:p text:style-name="P45">Le message s'affiche mais sans aucun style CSS.</text:p>
      <text:h text:style-name="Heading_20_2" text:outline-level="2"><text:soft-page-break/>Modifier la bibliothèque pour Bulma</text:h>
      <text:p text:style-name="P48"><text:span text:style-name="T11">La bibliothèque est faite pour être utilisé avec Bootstrap alors que notre projet utilise Bulma. Nous pouvons modifier la vue en utilisant la commande </text:span><text:span text:style-name="Source_20_Text"><text:span text:style-name="T11">vendor:publish</text:span></text:span><text:span text:style-name="T11"> de Laravel :</text:span></text:p>
      <text:p text:style-name="P56"><text:span text:style-name="Source_20_Text"><text:span text:style-name="T11">php artisan vendor:publish --provider="Laracasts\Flash\FlashServiceProvider"</text:span></text:span></text:p>
      <text:p text:style-name="P48"><text:span text:style-name="T11">Nous pouvons maintenant modifier la vue dans </text:span><text:span text:style-name="Source_20_Text"><text:span text:style-name="T11">ressources/views/vendor/flash/message.blade.php</text:span></text:span><text:span text:style-name="T11"> pour utiliser les classes de Bulma :</text:span></text:p>
      <text:p text:style-name="P56"><text:span text:style-name="Source_20_Text"><text:span text:style-name="T8">@foreach (session('flash_notification', collect())-&gt;toArray() as $message)</text:span></text:span></text:p>
      <text:p text:style-name="P56"><text:span text:style-name="Source_20_Text"><text:span text:style-name="T8"><text:s text:c="4"/>@if ($message['overlay'])</text:span></text:span></text:p>
      <text:p text:style-name="P56"><text:span text:style-name="Source_20_Text"><text:span text:style-name="T8"><text:s text:c="8"/>@include('flash::modal', [</text:span></text:span></text:p>
      <text:p text:style-name="P56"><text:span text:style-name="Source_20_Text"><text:span text:style-name="T8"><text:s text:c="12"/>'modalClass' =&gt; 'flash-modal',</text:span></text:span></text:p>
      <text:p text:style-name="P56"><text:span text:style-name="Source_20_Text"><text:span text:style-name="T8"><text:s text:c="12"/>'title' <text:s text:c="5"/>=&gt; $message['title'],</text:span></text:span></text:p>
      <text:p text:style-name="P56"><text:span text:style-name="Source_20_Text"><text:span text:style-name="T8"><text:s text:c="12"/>'body' <text:s text:c="6"/>=&gt; $message['message']</text:span></text:span></text:p>
      <text:p text:style-name="P56"><text:span text:style-name="Source_20_Text"><text:span text:style-name="T8"><text:s text:c="8"/>])</text:span></text:span></text:p>
      <text:p text:style-name="P56"><text:span text:style-name="Source_20_Text"><text:span text:style-name="T8"><text:s text:c="4"/>@else</text:span></text:span></text:p>
      <text:p text:style-name="P56"><text:span text:style-name="Source_20_Text"><text:span text:style-name="T8"><text:s text:c="8"/>&lt;div class="message</text:span></text:span></text:p>
      <text:p text:style-name="P56"><text:span text:style-name="Source_20_Text"><text:span text:style-name="T8"><text:s text:c="20"/>is-{{ $message['level'] }}</text:span></text:span></text:p>
      <text:p text:style-name="P56"><text:span text:style-name="Source_20_Text"><text:span text:style-name="T8"><text:s text:c="20"/>{{ $message['important'] ? 'alert-important' : '' }}"</text:span></text:span></text:p>
      <text:p text:style-name="P56"><text:span text:style-name="Source_20_Text"><text:span text:style-name="T8"><text:s text:c="20"/>role="alert"</text:span></text:span></text:p>
      <text:p text:style-name="P56"><text:span text:style-name="Source_20_Text"><text:span text:style-name="T8"><text:s text:c="8"/>&gt;</text:span></text:span></text:p>
      <text:p text:style-name="P56"><text:span text:style-name="Source_20_Text"><text:span text:style-name="T8"><text:s text:c="12"/>@if ($message['important'])</text:span></text:span></text:p>
      <text:p text:style-name="P56"><text:span text:style-name="Source_20_Text"><text:span text:style-name="T8"><text:s text:c="16"/>&lt;button type="button"</text:span></text:span></text:p>
      <text:p text:style-name="P56"><text:span text:style-name="Source_20_Text"><text:span text:style-name="T8"><text:s text:c="24"/>class="close"</text:span></text:span></text:p>
      <text:p text:style-name="P56"><text:span text:style-name="Source_20_Text"><text:span text:style-name="T8"><text:s text:c="24"/>data-dismiss="alert"</text:span></text:span></text:p>
      <text:p text:style-name="P56"><text:span text:style-name="Source_20_Text"><text:span text:style-name="T8"><text:s text:c="24"/>aria-hidden="true"</text:span></text:span></text:p>
      <text:p text:style-name="P56"><text:span text:style-name="Source_20_Text"><text:span text:style-name="T8"><text:s text:c="16"/>&gt;&amp;times;&lt;/button&gt;</text:span></text:span></text:p>
      <text:p text:style-name="P56"><text:span text:style-name="Source_20_Text"><text:span text:style-name="T8"><text:s text:c="12"/>@endif</text:span></text:span></text:p>
      <text:p text:style-name="P56"><text:span text:style-name="Source_20_Text"><text:span text:style-name="T8"><text:s text:c="12"/>&lt;div class="message-body"&gt;</text:span></text:span></text:p>
      <text:p text:style-name="P56"><text:span text:style-name="Source_20_Text"><text:span text:style-name="T8"><text:s text:c="16"/>{!! $message['message'] !!}</text:span></text:span></text:p>
      <text:p text:style-name="P56"><text:span text:style-name="Source_20_Text"><text:span text:style-name="T8"><text:s text:c="12"/>&lt;/div&gt;</text:span></text:span></text:p>
      <text:p text:style-name="P56"><text:span text:style-name="Source_20_Text"><text:span text:style-name="T8"><text:s text:c="8"/>&lt;/div&gt;</text:span></text:span></text:p>
      <text:p text:style-name="P56"><text:span text:style-name="Source_20_Text"><text:span text:style-name="T8"><text:s text:c="4"/>@endif</text:span></text:span></text:p>
      <text:p text:style-name="P56"><text:span text:style-name="Source_20_Text"><text:span text:style-name="T8">@endforeach</text:span></text:span></text:p>
      <text:p text:style-name="P57"/>
      <text:p text:style-name="P56"><text:span text:style-name="Source_20_Text"><text:span text:style-name="T8">{{ session()-&gt;forget('flash_notification') }}</text:span></text:span></text:p>
      <text:p text:style-name="P45">Le message s'affiche maintenant avec la bordure rouge.</text:p>
      <text:h text:style-name="P65" text:outline-level="3"/>
      <text:h text:style-name="Heading_20_2" text:outline-level="2">Ajout des autres messages</text:h>
      <text:p text:style-name="P48"><text:span text:style-name="T11">Dans </text:span><text:span text:style-name="Source_20_Text"><text:span text:style-name="T11">ConnexionController@traitement</text:span></text:span><text:span text:style-name="T11"> :</text:span></text:p>
      <text:p text:style-name="P56"><text:span text:style-name="Source_20_Text"><text:span text:style-name="T8">if ($resultat) {</text:span></text:span></text:p>
      <text:p text:style-name="P56"><text:span text:style-name="Source_20_Text"><text:span text:style-name="T8"><text:s text:c="4"/>flash("Vous êtes maintenant connecté.")-&gt;success();</text:span></text:span></text:p>
      <text:p text:style-name="P57"/>
      <text:p text:style-name="P56"><text:span text:style-name="Source_20_Text"><text:span text:style-name="T8"><text:s text:c="4"/>return redirect('/mon-compte');</text:span></text:span></text:p>
      <text:p text:style-name="P56"><text:span text:style-name="Source_20_Text"><text:span text:style-name="T8">}</text:span></text:span></text:p>
      <text:p text:style-name="P48"><text:span text:style-name="T8">Et dans </text:span><text:span text:style-name="Source_20_Text"><text:span text:style-name="T8">CompteController</text:span></text:span><text:span text:style-name="T8"> :</text:span></text:p>
      <text:p text:style-name="P56"><text:span text:style-name="Source_20_Text"><text:span text:style-name="T8">public function deconnexion()</text:span></text:span></text:p>
      <text:p text:style-name="P56"><text:span text:style-name="Source_20_Text"><text:span text:style-name="T8">{</text:span></text:span></text:p>
      <text:p text:style-name="P56"><text:span text:style-name="Source_20_Text"><text:span text:style-name="T8"><text:s text:c="4"/>auth()-&gt;logout();</text:span></text:span></text:p>
      <text:p text:style-name="P57"/>
      <text:p text:style-name="P56"><text:span text:style-name="Source_20_Text"><text:span text:style-name="T8"><text:s text:c="4"/>flash("Vous êtes maintenant déconnecté.")-&gt;success();</text:span></text:span></text:p>
      <text:p text:style-name="P57"/>
      <text:p text:style-name="P56"><text:span text:style-name="Source_20_Text"><text:span text:style-name="T8"><text:s text:c="4"/>return redirect('/');</text:span></text:span></text:p>
      <text:p text:style-name="P56"><text:span text:style-name="Source_20_Text"><text:span text:style-name="T8">}</text:spa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soft-page-break/>Mettre à jour nos utilisateurs avec Eloquent</text:h>
      <text:p text:style-name="P35">Dans ce tutoriel nous allons voir comment mettre à jour nos utilisateurs avec Eloquent en créant un formulaire de modification de mot de passe.</text:p>
      <text:p text:style-name="P35"/>
      <text:h text:style-name="Heading_20_2" text:outline-level="2">Ajouter le formulaire</text:h>
      <text:p text:style-name="P48"><text:span text:style-name="T11">Dans </text:span><text:span text:style-name="Source_20_Text"><text:span text:style-name="T11">ressources/views/mon-compte.blade.php</text:span></text:span><text:span text:style-name="T11"> je vais créer un nouveau formulaire.</text:span></text:p>
      <text:p text:style-name="P56"><text:span text:style-name="Source_20_Text"><text:span text:style-name="T8">&lt;form class="section" action="/modification-mot-de-passe" method="post"&gt;</text:span></text:span></text:p>
      <text:p text:style-name="P56"><text:span text:style-name="Source_20_Text"><text:span text:style-name="T8"><text:s text:c="4"/>{{ csrf_field() }}</text:span></text:span></text:p>
      <text:p text:style-name="P57"/>
      <text:p text:style-name="P56"><text:span text:style-name="Source_20_Text"><text:span text:style-name="T8"><text:s text:c="4"/>&lt;div class="field"&gt;</text:span></text:span></text:p>
      <text:p text:style-name="P56"><text:span text:style-name="Source_20_Text"><text:span text:style-name="T8"><text:s text:c="8"/>&lt;label class="label"&gt;Nouveau mot de passe&lt;/label&gt;</text:span></text:span></text:p>
      <text:p text:style-name="P56"><text:span text:style-name="Source_20_Text"><text:span text:style-name="T8"><text:s text:c="8"/>&lt;div class="control"&gt;</text:span></text:span></text:p>
      <text:p text:style-name="P56"><text:span text:style-name="Source_20_Text"><text:span text:style-name="T8"><text:s text:c="12"/>&lt;input class="input" type="password" name="password"&gt;</text:span></text:span></text:p>
      <text:p text:style-name="P56"><text:span text:style-name="Source_20_Text"><text:span text:style-name="T8"><text:s text:c="8"/>&lt;/div&gt;</text:span></text:span></text:p>
      <text:p text:style-name="P56"><text:span text:style-name="Source_20_Text"><text:span text:style-name="T8"><text:s text:c="8"/>@if($errors-&gt;has('password'))</text:span></text:span></text:p>
      <text:p text:style-name="P56"><text:span text:style-name="Source_20_Text"><text:span text:style-name="T8"><text:s text:c="12"/>&lt;p class="help is-danger"&gt;{{ $errors-&gt;first('password') }}&lt;/p&gt;</text:span></text:span></text:p>
      <text:p text:style-name="P56"><text:span text:style-name="Source_20_Text"><text:span text:style-name="T8"><text:s text:c="8"/>@endif</text:span></text:span></text:p>
      <text:p text:style-name="P56"><text:span text:style-name="Source_20_Text"><text:span text:style-name="T8"><text:s text:c="4"/>&lt;/div&gt;</text:span></text:span></text:p>
      <text:p text:style-name="P57"/>
      <text:p text:style-name="P56"><text:span text:style-name="Source_20_Text"><text:span text:style-name="T8"><text:s text:c="4"/>&lt;div class="field"&gt;</text:span></text:span></text:p>
      <text:p text:style-name="P56"><text:span text:style-name="Source_20_Text"><text:span text:style-name="T8"><text:s text:c="8"/>&lt;label class="label"&gt;Mot de passe (confirmation)&lt;/label&gt;</text:span></text:span></text:p>
      <text:p text:style-name="P56"><text:span text:style-name="Source_20_Text"><text:span text:style-name="T8"><text:s text:c="8"/>&lt;div class="control"&gt;</text:span></text:span></text:p>
      <text:p text:style-name="P56"><text:span text:style-name="Source_20_Text"><text:span text:style-name="T8"><text:s text:c="12"/>&lt;input class="input" type="password" name="password_confirmation"&gt;</text:span></text:span></text:p>
      <text:p text:style-name="P56"><text:span text:style-name="Source_20_Text"><text:span text:style-name="T8"><text:s text:c="8"/>&lt;/div&gt;</text:span></text:span></text:p>
      <text:p text:style-name="P56"><text:span text:style-name="Source_20_Text"><text:span text:style-name="T8"><text:s text:c="8"/>@if($errors-&gt;has('password_confirmation'))</text:span></text:span></text:p>
      <text:p text:style-name="P56"><text:span text:style-name="Source_20_Text"><text:span text:style-name="T8"><text:s text:c="12"/>&lt;p class="help is-danger"&gt;{{ $errors-&gt;first('password_confirmation') }}&lt;/p&gt;</text:span></text:span></text:p>
      <text:p text:style-name="P56"><text:span text:style-name="Source_20_Text"><text:span text:style-name="T8"><text:s text:c="8"/>@endif</text:span></text:span></text:p>
      <text:p text:style-name="P56"><text:span text:style-name="Source_20_Text"><text:span text:style-name="T8"><text:s text:c="4"/>&lt;/div&gt;</text:span></text:span></text:p>
      <text:p text:style-name="P58"/>
      <text:p text:style-name="P56"><text:span text:style-name="Source_20_Text"><text:span text:style-name="T11"><text:s text:c="3"/></text:span></text:span><text:span text:style-name="Source_20_Text"><text:span text:style-name="T8"><text:s/>&lt;div class="field"&gt;</text:span></text:span></text:p>
      <text:p text:style-name="P56"><text:span text:style-name="Source_20_Text"><text:span text:style-name="T8"><text:s text:c="8"/>&lt;div class="control"&gt;</text:span></text:span></text:p>
      <text:p text:style-name="P56"><text:span text:style-name="Source_20_Text"><text:span text:style-name="T8"><text:s text:c="12"/>&lt;button class="button is-link" type="submit"&gt;Modifier mon mot de passe&lt;/button&gt;</text:span></text:span></text:p>
      <text:p text:style-name="P56"><text:span text:style-name="Source_20_Text"><text:span text:style-name="T8"><text:s text:c="8"/>&lt;/div&gt;</text:span></text:span></text:p>
      <text:p text:style-name="P56"><text:span text:style-name="Source_20_Text"><text:span text:style-name="T8"><text:s text:c="4"/>&lt;/div&gt;</text:span></text:span></text:p>
      <text:p text:style-name="P56"><text:span text:style-name="Source_20_Text"><text:span text:style-name="T8">&lt;/form&gt;</text:span></text:span></text:p>
      <text:p text:style-name="P56"><text:span text:style-name="Source_20_Text"><text:span text:style-name="T11"/></text:span></text:p>
      <text:h text:style-name="Heading_20_2" text:outline-level="2">Création de la route et du contrôleur</text:h>
      <text:p text:style-name="P48"><text:span text:style-name="T11">Dans </text:span><text:span text:style-name="Source_20_Text"><text:span text:style-name="T11">routes/web.php</text:span></text:span><text:span text:style-name="T11"> :</text:span></text:p>
      <text:p text:style-name="P56"><text:span text:style-name="Source_20_Text"><text:span text:style-name="T8">Route::post('/modification-mot-de-passe', 'CompteController@modificationMotDePasse');</text:span></text:span></text:p>
      <text:p text:style-name="P56"><text:span text:style-name="Source_20_Text"><text:span text:style-name="T8"/></text:span></text:p>
      <text:p text:style-name="P48"><text:span text:style-name="T11">Dans </text:span><text:span text:style-name="Source_20_Text"><text:span text:style-name="T11">app/Http/Controllers/CompteController.php</text:span></text:span><text:span text:style-name="T11"> nous allons ajouter une nouvelle fonction, où nous devons tout d'abord vérifier que la personne est bien connectée, puis que les données envoyées via le formulaire sont correctes.</text:span></text:p>
      <text:p text:style-name="P56"><text:span text:style-name="Source_20_Text"><text:span text:style-name="T8">public function modificationMotDePasse()</text:span></text:span></text:p>
      <text:p text:style-name="P56"><text:span text:style-name="Source_20_Text"><text:span text:style-name="T8">{</text:span></text:span></text:p>
      <text:p text:style-name="P56"><text:span text:style-name="Source_20_Text"><text:span text:style-name="T8"><text:s text:c="4"/>if (auth()-&gt;guest()) {</text:span></text:span></text:p>
      <text:p text:style-name="P56"><text:span text:style-name="Source_20_Text"><text:span text:style-name="T8"><text:s text:c="8"/>flash("Vous devez être connecté pour voir cette page.")-&gt;error();</text:span></text:span></text:p>
      <text:p text:style-name="P57"/>
      <text:p text:style-name="P56"><text:span text:style-name="Source_20_Text"><text:span text:style-name="T8"><text:s text:c="8"/>return redirect('/connexion');</text:span></text:span></text:p>
      <text:p text:style-name="P56"><text:span text:style-name="Source_20_Text"><text:span text:style-name="T8"><text:s text:c="4"/>}</text:span></text:span></text:p>
      <text:p text:style-name="P57"/>
      <text:p text:style-name="P56"><text:span text:style-name="Source_20_Text"><text:span text:style-name="T8"><text:s text:c="4"/>request()-&gt;validate([</text:span></text:span></text:p>
      <text:p text:style-name="P56"><text:span text:style-name="Source_20_Text"><text:span text:style-name="T8"><text:s text:c="8"/>'password' =&gt; ['required', 'confirmed', 'min:8'],</text:span></text:span></text:p>
      <text:p text:style-name="P56"><text:span text:style-name="Source_20_Text"><text:span text:style-name="T8"><text:s text:c="8"/>'password_confirmation' =&gt; ['required'],</text:span></text:span></text:p>
      <text:p text:style-name="P56"><text:span text:style-name="Source_20_Text"><text:span text:style-name="T8"><text:s text:c="4"/>]);</text:span></text:span></text:p>
      <text:p text:style-name="P57"/>
      <text:p text:style-name="P56"><text:span text:style-name="Source_20_Text"><text:span text:style-name="T8"><text:s text:c="4"/>// À faire : modifier l'utilisateur</text:span></text:span></text:p>
      <text:p text:style-name="P56"><text:span text:style-name="Source_20_Text"><text:span text:style-name="T8">}</text:span></text:span></text:p>
      <text:h text:style-name="Heading_20_2" text:outline-level="2"><text:soft-page-break/>Modifier l'utilisateur authentifié</text:h>
      <text:p text:style-name="P48"><text:span text:style-name="T11">Pour récupérer l'utilisateur authentifié, nous pouvons utiliser la fonction </text:span><text:span text:style-name="Source_20_Text"><text:span text:style-name="T11">auth()-&gt;user()</text:span></text:span><text:span text:style-name="T11">.</text:span></text:p>
      <text:p text:style-name="P56"><text:span text:style-name="Source_20_Text"><text:span text:style-name="T8">$utilisateur = auth()→user();</text:span></text:span></text:p>
      <text:p text:style-name="P56"><text:span text:style-name="Source_20_Text"><text:span text:style-name="T8"/></text:span></text:p>
      <text:p text:style-name="P45">Nous pouvons ensuite le modifier et le sauvegardé comme vu dans un tutoriel précédent :</text:p>
      <text:p text:style-name="P56"><text:span text:style-name="Source_20_Text"><text:span text:style-name="T8">$utilisateur-&gt;mot_de_passe = bcrypt(request('password'));</text:span></text:span></text:p>
      <text:p text:style-name="P56"><text:span text:style-name="Source_20_Text"><text:span text:style-name="T8">$utilisateur→save()</text:span></text:span><text:span text:style-name="Source_20_Text"><text:span text:style-name="T11">;</text:span></text:span></text:p>
      <text:p text:style-name="P56"><text:span text:style-name="Source_20_Text"><text:span text:style-name="T11"/></text:span></text:p>
      <text:p text:style-name="P48"><text:span text:style-name="T11">Eloquent sait faire une requête de type </text:span><text:span text:style-name="Source_20_Text"><text:span text:style-name="T11">UPDATE</text:span></text:span><text:span text:style-name="T11"> à la place d'un </text:span><text:span text:style-name="Source_20_Text"><text:span text:style-name="T11">INSERT</text:span></text:span><text:span text:style-name="T11"> lorsque le modèle existe déjà.</text:span></text:p>
      <text:p text:style-name="P48"><text:span text:style-name="T11">Nous pouvons également utiliser comme raccourci la méthode </text:span><text:span text:style-name="Source_20_Text"><text:span text:style-name="T11">update()</text:span></text:span><text:span text:style-name="T11"> :</text:span></text:p>
      <text:p text:style-name="P56"><text:span text:style-name="Source_20_Text"><text:span text:style-name="T8">auth()-&gt;user()-&gt;update([</text:span></text:span></text:p>
      <text:p text:style-name="P56"><text:span text:style-name="Source_20_Text"><text:span text:style-name="T8"><text:s text:c="4"/>'mot_de_passe' =&gt; bcrypt(request('password')),</text:span></text:span></text:p>
      <text:p text:style-name="P56"><text:span text:style-name="Source_20_Text"><text:span text:style-name="T8">]);</text:span></text:span></text:p>
      <text:h text:style-name="Heading_20_2" text:outline-level="2">Rediriger l'utilisateur</text:h>
      <text:p text:style-name="P48"><text:span text:style-name="T11">Enfin, nous pouvons rediriger l'utilisateur vers la page </text:span><text:span text:style-name="Source_20_Text"><text:span text:style-name="T11">/mon-compte</text:span></text:span><text:span text:style-name="T11"> avec un message :</text:span></text:p>
      <text:p text:style-name="P56"><text:span text:style-name="Source_20_Text"><text:span text:style-name="T8">flash("Votre mot de passe a bien été mis à jour.")-&gt;success();</text:span></text:span></text:p>
      <text:p text:style-name="P57"/>
      <text:p text:style-name="P56"><text:span text:style-name="Source_20_Text"><text:span text:style-name="T8">return redirect('/mon-compte');</text:span></text:span></text:p>
      <text:h text:style-name="P74" text:outline-level="1"/>
      <text:p text:style-name="P35"/>
      <text:p text:style-name="P35"/>
      <text:p text:style-name="P35"/>
      <text:p text:style-name="P35"/>
      <text:p text:style-name="P35"/>
      <text:p text:style-name="P35"/>
      <text:p text:style-name="P35"/>
      <text:p text:style-name="P35"/>
      <text:p text:style-name="P35"/>
      <text:h text:style-name="Heading_20_1" text:outline-level="1">Récupérer un utilisateur avec Eloquent</text:h>
      <text:p text:style-name="P35"><text:span text:style-name="T10">Dans ce tutoriel nous allons voir comment faire une requête </text:span><text:span text:style-name="Source_20_Text"><text:span text:style-name="T10">SELECT</text:span></text:span><text:span text:style-name="T10"> avec des clauses </text:span><text:span text:style-name="Source_20_Text"><text:span text:style-name="T10">WHERE</text:span></text:span><text:span text:style-name="T10"> afin de récupérer un utilisateur unique.</text:span></text:p>
      <text:p text:style-name="P35"><text:span text:style-name="T10"/></text:p>
      <text:h text:style-name="Heading_20_2" text:outline-level="2">Création d'une page pour chaque utilisateur</text:h>
      <text:p text:style-name="P45">Dans notre application, chaque utilisateur pourra publier des messages et les visiteurs du site pourront aller sur le profil d'un utilisateur pour voir ses messages de la même manière que Twitter.</text:p>
      <text:p text:style-name="P48"><text:span text:style-name="T11">Pour cela nous avons besoin d'une page pour chaque utilisateur et je propose de créer la page sur </text:span><text:span text:style-name="Source_20_Text"><text:span text:style-name="T11">/thibaud@formation-laravel.fr</text:span></text:span><text:span text:style-name="T11">. Donc </text:span><text:span text:style-name="Source_20_Text"><text:span text:style-name="T11">/</text:span></text:span><text:span text:style-name="T11"> suivi de l'email de l'utilisateur.</text:span></text:p>
      <text:p text:style-name="P48"><text:span text:style-name="T11">Nous pouvons donc créer notre route, à la fin du fichier </text:span><text:span text:style-name="Source_20_Text"><text:span text:style-name="T11">routes/web.php</text:span></text:span><text:span text:style-name="T11"> :</text:span></text:p>
      <text:p text:style-name="P56"><text:span text:style-name="Source_20_Text"><text:span text:style-name="T8">Route::get('/{email}', </text:span></text:span><text:a xlink:type="simple" xlink:href="mailto:'UtilisateursController@voir" text:style-name="Internet_20_link" text:visited-style-name="Visited_20_Internet_20_Link"><text:span text:style-name="Source_20_Text">'UtilisateursController@voir</text:span></text:a><text:span text:style-name="Source_20_Text"><text:span text:style-name="T8">');</text:span></text:span></text:p>
      <text:p text:style-name="P56"><text:span text:style-name="Source_20_Text"><text:span text:style-name="T8"/></text:span></text:p>
      <text:p text:style-name="P45">Nous mettons cette route à la fin du fichier, car cette route est très générique et si nous la mettons avant d'autres routes, ces routes ne seront plus accessibles.</text:p>
      <text:p text:style-name="P48"><text:span text:style-name="T11">Dans notre contrôleur, nous pouvons récupérer l'email de la personne via la fonction </text:span><text:span text:style-name="Source_20_Text"><text:span text:style-name="T11">request()</text:span></text:span><text:span text:style-name="T11">.</text:span></text:p>
      <text:p text:style-name="P56"><text:span text:style-name="Source_20_Text"><text:span text:style-name="T8">public function voir()</text:span></text:span></text:p>
      <text:p text:style-name="P56"><text:span text:style-name="Source_20_Text"><text:span text:style-name="T8">{</text:span></text:span></text:p>
      <text:p text:style-name="P56"><text:span text:style-name="Source_20_Text"><text:span text:style-name="T8"><text:s text:c="4"/>$email = request('email');</text:span></text:span></text:p>
      <text:p text:style-name="P57"/>
      <text:p text:style-name="P56"><text:span text:style-name="Source_20_Text"><text:span text:style-name="T8"><text:s text:c="4"/>// À faire, récupérer l'utilisateur en base de données et charger une vue</text:span></text:span></text:p>
      <text:p text:style-name="P56"><text:span text:style-name="Source_20_Text"><text:span text:style-name="T8">}</text:span></text:span></text:p>
      <text:p text:style-name="P56"><text:span text:style-name="Source_20_Text"><text:span text:style-name="T11"/></text:span></text:p>
      <text:h text:style-name="Heading_20_2" text:outline-level="2">Récupérer l'utilisateur</text:h>
      <text:p text:style-name="P45">Nous pouvons demander à Eloquent de filtrer les utilisateurs en fonction d'une colonne :</text:p>
      <text:p text:style-name="P56"><text:span text:style-name="Source_20_Text"><text:span text:style-name="T11">Utilisateur::where('email', $email)-&gt;get();</text:span></text:span></text:p>
      <text:p text:style-name="P48"><text:soft-page-break/><text:span text:style-name="T11">Ce code nous retournera une liste de tous les utilisateurs dont l'email correspond à </text:span><text:span text:style-name="Source_20_Text"><text:span text:style-name="T11">$email</text:span></text:span><text:span text:style-name="T11">. Dans notre cas, l'email est unique, nous savons que cette liste ne contiendra donc qu'un seul élément. Nous pouvons donc utiliser la fonction </text:span><text:span text:style-name="Source_20_Text"><text:span text:style-name="T11">first()</text:span></text:span><text:span text:style-name="T11"> à la place de la fonction </text:span><text:span text:style-name="Source_20_Text"><text:span text:style-name="T11">get()</text:span></text:span><text:span text:style-name="T11">. Dans ce cas, Eloquent nous retournera un objet </text:span><text:span text:style-name="Source_20_Text"><text:span text:style-name="T11">Utilisateur</text:span></text:span><text:span text:style-name="T11"> seul et non plus une liste.</text:span></text:p>
      <text:p text:style-name="P56"><text:span text:style-name="Source_20_Text"><text:span text:style-name="T11">$utilisateur = Utilisateur::where('email', $email)-&gt;first();</text:span></text:span></text:p>
      <text:h text:style-name="P65" text:outline-level="3"/>
      <text:h text:style-name="Heading_20_2" text:outline-level="2">Création de la vue</text:h>
      <text:p text:style-name="P45">Nous pouvons ensuite passer cette utilisateur à une vue pour l'afficher :</text:p>
      <text:p text:style-name="P56"><text:span text:style-name="Source_20_Text"><text:span text:style-name="T8">return view('utilisateur', [</text:span></text:span></text:p>
      <text:p text:style-name="P56"><text:span text:style-name="Source_20_Text"><text:span text:style-name="T8"><text:s text:c="4"/>'utilisateur' =&gt; $utilisateur,</text:span></text:span></text:p>
      <text:p text:style-name="P56"><text:span text:style-name="Source_20_Text"><text:span text:style-name="T8">]);</text:span></text:span></text:p>
      <text:p text:style-name="P48"><text:span text:style-name="T8">Et la vue </text:span><text:span text:style-name="Source_20_Text"><text:span text:style-name="T8">ressources/views/utilisateur.blade.php</text:span></text:span><text:span text:style-name="T8"> :</text:span></text:p>
      <text:p text:style-name="P56"><text:span text:style-name="Source_20_Text"><text:span text:style-name="T8">@extends('layout')</text:span></text:span></text:p>
      <text:p text:style-name="P57"/>
      <text:p text:style-name="P56"><text:span text:style-name="Source_20_Text"><text:span text:style-name="T8">@section('contenu')</text:span></text:span></text:p>
      <text:p text:style-name="P56"><text:span text:style-name="Source_20_Text"><text:span text:style-name="T8"><text:s text:c="4"/>&lt;div class="section"&gt;</text:span></text:span></text:p>
      <text:p text:style-name="P56"><text:span text:style-name="Source_20_Text"><text:span text:style-name="T8"><text:s text:c="8"/>&lt;h1 class="title is-1"&gt;{{ $utilisateur-&gt;email }}&lt;/h1&gt;</text:span></text:span></text:p>
      <text:p text:style-name="P56"><text:span text:style-name="Source_20_Text"><text:span text:style-name="T8"><text:s text:c="4"/>&lt;/div&gt;</text:span></text:span></text:p>
      <text:p text:style-name="P56"><text:span text:style-name="Source_20_Text"><text:span text:style-name="T8">@endsection</text:span></text:span></text:p>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Création d'une table pour les messages</text:h>
      <text:p text:style-name="P35">Dans ce tutoriel nous allons nettoyer notre code, ainsi que créer notre nouvelle table et notre nouveau modèle Eloquent pour les futurs messages.</text:p>
      <text:h text:style-name="P66" text:outline-level="3"><text:span text:style-name="T11">Suppression de la vue </text:span><text:span text:style-name="Source_20_Text"><text:span text:style-name="T11">welcome</text:span></text:span></text:h>
      <text:p text:style-name="P48"><text:span text:style-name="T11">La vue </text:span><text:span text:style-name="Source_20_Text"><text:span text:style-name="T11">welcome</text:span></text:span><text:span text:style-name="T11"> n'est pas très utile. Je vais donc supprimer cette route et transformer la route </text:span><text:span text:style-name="Source_20_Text"><text:span text:style-name="T11">/utilisateurs</text:span></text:span><text:span text:style-name="T11"> pour juste </text:span><text:span text:style-name="Source_20_Text"><text:span text:style-name="T11">/</text:span></text:span><text:span text:style-name="T11">.</text:span></text:p>
      <text:p text:style-name="P56"><text:span text:style-name="Source_20_Text"><text:span text:style-name="T11">Route::get('/', 'UtilisateursController@liste');</text:span></text:span></text:p>
      <text:p text:style-name="P48"><text:span text:style-name="T11">Je vais également supprimer la vue </text:span><text:span text:style-name="Source_20_Text"><text:span text:style-name="T11">ressources/views/welcome.blade.php</text:span></text:span><text:span text:style-name="T11"> qui n'est plus utile.</text:span></text:p>
      <text:h text:style-name="P66" text:outline-level="3"><text:span text:style-name="T11">Ajout des classes CSS pour la vue </text:span><text:span text:style-name="Source_20_Text"><text:span text:style-name="T11">utilisateurs.blade.php</text:span></text:span></text:h>
      <text:p text:style-name="P48"><text:span text:style-name="T11">Suite à notre passage à Bulma, nous n'avons pas ajouté les classes CSS pour rendre le tout un peu plus propre. Je vais donc modifier la vue </text:span><text:span text:style-name="Source_20_Text"><text:span text:style-name="T11">ressources/views/utilisateurs.blade.php</text:span></text:span><text:span text:style-name="T11"> :</text:span></text:p>
      <text:p text:style-name="P56"><text:span text:style-name="Source_20_Text"><text:span text:style-name="T8">@extends('layout')</text:span></text:span></text:p>
      <text:p text:style-name="P57"/>
      <text:p text:style-name="P56"><text:span text:style-name="Source_20_Text"><text:span text:style-name="T8">@section('contenu')</text:span></text:span></text:p>
      <text:p text:style-name="P56"><text:span text:style-name="Source_20_Text"><text:span text:style-name="T8"><text:s text:c="4"/>&lt;div class="section"&gt;</text:span></text:span></text:p>
      <text:p text:style-name="P56"><text:span text:style-name="Source_20_Text"><text:span text:style-name="T8"><text:s text:c="8"/>&lt;h1 class="title is-1"&gt;Bienvenue !&lt;/h1&gt;</text:span></text:span></text:p>
      <text:p text:style-name="P57"/>
      <text:p text:style-name="P56"><text:span text:style-name="Source_20_Text"><text:span text:style-name="T8"><text:s text:c="8"/>&lt;ul&gt;</text:span></text:span></text:p>
      <text:p text:style-name="P56"><text:span text:style-name="Source_20_Text"><text:span text:style-name="T8"><text:s text:c="12"/>@foreach($utilisateurs as $utilisateur)</text:span></text:span></text:p>
      <text:p text:style-name="P56"><text:span text:style-name="Source_20_Text"><text:span text:style-name="T8"><text:s text:c="16"/>&lt;li&gt;{{ $utilisateur-&gt;email }}&lt;/li&gt;</text:span></text:span></text:p>
      <text:p text:style-name="P56"><text:span text:style-name="Source_20_Text"><text:span text:style-name="T8"><text:s text:c="12"/>@endforeach</text:span></text:span></text:p>
      <text:p text:style-name="P56"><text:span text:style-name="Source_20_Text"><text:span text:style-name="T8"><text:s text:c="8"/>&lt;/ul&gt;</text:span></text:span></text:p>
      <text:p text:style-name="P56"><text:span text:style-name="Source_20_Text"><text:span text:style-name="T8"><text:s text:c="4"/>&lt;/div&gt;</text:span></text:span></text:p>
      <text:p text:style-name="P56"><text:span text:style-name="Source_20_Text"><text:span text:style-name="T8">@endsection</text:span></text:span></text:p>
      <text:h text:style-name="P65" text:outline-level="3">Création de lien vers les profils</text:h>
      <text:p text:style-name="P45">Nous pouvons également ajouter des liens vers chaque utilisateur :</text:p>
      <text:p text:style-name="P56"><text:span text:style-name="Source_20_Text"><text:span text:style-name="T11">@extends('layout')</text:span></text:span></text:p>
      <text:p text:style-name="P58"/>
      <text:p text:style-name="P56"><text:span text:style-name="Source_20_Text"><text:span text:style-name="T11">@section('contenu')</text:span></text:span></text:p>
      <text:p text:style-name="P56"><text:span text:style-name="Source_20_Text"><text:span text:style-name="T11"><text:s text:c="4"/>&lt;div class="section"&gt;</text:span></text:span></text:p>
      <text:p text:style-name="P56"><text:span text:style-name="Source_20_Text"><text:span text:style-name="T11"><text:s text:c="8"/>&lt;h1 class="title is-1"&gt;Bienvenue !&lt;/h1&gt;</text:span></text:span></text:p>
      <text:p text:style-name="P58"/>
      <text:p text:style-name="P56"><text:span text:style-name="Source_20_Text"><text:span text:style-name="T11"><text:s text:c="8"/>&lt;ul&gt;</text:span></text:span></text:p>
      <text:p text:style-name="P56"><text:soft-page-break/><text:span text:style-name="Source_20_Text"><text:span text:style-name="T11"><text:s text:c="12"/>@foreach($utilisateurs as $utilisateur)</text:span></text:span></text:p>
      <text:p text:style-name="P56"><text:span text:style-name="Source_20_Text"><text:span text:style-name="T11"><text:s text:c="16"/>&lt;li&gt;</text:span></text:span></text:p>
      <text:p text:style-name="P56"><text:span text:style-name="Source_20_Text"><text:span text:style-name="T11"><text:s text:c="20"/>&lt;a href="/{{ $utilisateur-&gt;email }}"&gt;{{ $utilisateur-&gt;email }}&lt;/a&gt;</text:span></text:span></text:p>
      <text:p text:style-name="P56"><text:span text:style-name="Source_20_Text"><text:span text:style-name="T11"><text:s text:c="16"/>&lt;/li&gt;</text:span></text:span></text:p>
      <text:p text:style-name="P56"><text:span text:style-name="Source_20_Text"><text:span text:style-name="T11"><text:s text:c="12"/>@endforeach</text:span></text:span></text:p>
      <text:p text:style-name="P56"><text:span text:style-name="Source_20_Text"><text:span text:style-name="T11"><text:s text:c="8"/>&lt;/ul&gt;</text:span></text:span></text:p>
      <text:p text:style-name="P56"><text:span text:style-name="Source_20_Text"><text:span text:style-name="T11"><text:s text:c="4"/>&lt;/div&gt;</text:span></text:span></text:p>
      <text:p text:style-name="P58"/>
      <text:p text:style-name="P56"><text:span text:style-name="Source_20_Text"><text:span text:style-name="T11">@endsection</text:span></text:span></text:p>
      <text:h text:style-name="P65" text:outline-level="3">Création du modèle avec une migration</text:h>
      <text:p text:style-name="P48"><text:span text:style-name="T11">Pour créer un modèle et une migration nous pouvons utiliser la commande </text:span><text:span text:style-name="Source_20_Text"><text:span text:style-name="T11">php artisan make:model</text:span></text:span><text:span text:style-name="T11">. L'option </text:span><text:span text:style-name="Source_20_Text"><text:span text:style-name="T11">-m</text:span></text:span><text:span text:style-name="T11"> permet de dire à Laravel de créer une migration en plus du modèle.</text:span></text:p>
      <text:p text:style-name="P56"><text:span text:style-name="Source_20_Text"><text:span text:style-name="T11">php artisan make:model Message -m</text:span></text:span></text:p>
      <text:p text:style-name="P45">Nous pouvons modifier la nouvelle migration créé pour rajouter deux colonnes, une contenant l'indentifiant de l'utilisateur ayant créé le message et une pour le contenu.</text:p>
      <text:p text:style-name="P56"><text:span text:style-name="Source_20_Text"><text:span text:style-name="T11">Schema::create('messages', function (Blueprint $table) {</text:span></text:span></text:p>
      <text:p text:style-name="P56"><text:span text:style-name="Source_20_Text"><text:span text:style-name="T11"><text:s text:c="4"/>$table-&gt;increments('id');</text:span></text:span></text:p>
      <text:p text:style-name="P56"><text:span text:style-name="Source_20_Text"><text:span text:style-name="T11"><text:s text:c="4"/>$table-&gt;integer('utilisateur_id');</text:span></text:span></text:p>
      <text:p text:style-name="P56"><text:span text:style-name="Source_20_Text"><text:span text:style-name="T11"><text:s text:c="4"/>$table-&gt;text('contenu');</text:span></text:span></text:p>
      <text:p text:style-name="P56"><text:span text:style-name="Source_20_Text"><text:span text:style-name="T11"><text:s text:c="4"/>$table-&gt;timestamps();</text:span></text:span></text:p>
      <text:p text:style-name="P56"><text:span text:style-name="Source_20_Text"><text:span text:style-name="T11">});</text:span></text:span></text:p>
      <text:p text:style-name="P48"><text:span text:style-name="T11">Puis nous pouvons exécuter cette nouvelle migration grâce à </text:span><text:span text:style-name="Source_20_Text"><text:span text:style-name="T11">php artisan migrate</text:span></text:span><text:span text:style-name="T11">.</text:span></text:p>
      <text:p text:style-name="P45"/>
      <text:h text:style-name="P74" text:outline-level="1">Créer un nouveau message via un formulaire</text:h>
      <text:p text:style-name="P35">Dans ce tutoriel nous allons créer un nouveau formulaire et une nouvelle route pour créer un message.</text:p>
      <text:h text:style-name="P65" text:outline-level="3">Création du formulaire</text:h>
      <text:p text:style-name="P48"><text:span text:style-name="T11">Le formulaire doit s'afficher sur la page du profil si la personne est connectée et si elle est sur sa page personnelle et non pas sur la page d'une autre personne. Pour cela, nous devons faire une condition dans </text:span><text:span text:style-name="Source_20_Text"><text:span text:style-name="T11">ressources/views/utilisateur.blade.php</text:span></text:span><text:span text:style-name="T11"> :</text:span></text:p>
      <text:p text:style-name="P56"><text:span text:style-name="Source_20_Text"><text:span text:style-name="T11">@extends('layout')</text:span></text:span></text:p>
      <text:p text:style-name="P58"/>
      <text:p text:style-name="P56"><text:span text:style-name="Source_20_Text"><text:span text:style-name="T11">@section('contenu')</text:span></text:span></text:p>
      <text:p text:style-name="P56"><text:span text:style-name="Source_20_Text"><text:span text:style-name="T11"><text:s text:c="4"/>&lt;div class="section"&gt;</text:span></text:span></text:p>
      <text:p text:style-name="P56"><text:span text:style-name="Source_20_Text"><text:span text:style-name="T11"><text:s text:c="8"/>&lt;h1 class="title is-1"&gt;{{ $utilisateur-&gt;email }}&lt;/h1&gt;</text:span></text:span></text:p>
      <text:p text:style-name="P58"/>
      <text:p text:style-name="P56"><text:span text:style-name="Source_20_Text"><text:span text:style-name="T11"><text:s text:c="8"/>@if (auth()-&gt;check() AND auth()-&gt;user()-&gt;id === $utilisateur-&gt;id)</text:span></text:span></text:p>
      <text:p text:style-name="P56"><text:span text:style-name="Source_20_Text"><text:span text:style-name="T11"><text:s text:c="12"/>{{-- Formulaire ici --}}</text:span></text:span></text:p>
      <text:p text:style-name="P56"><text:span text:style-name="Source_20_Text"><text:span text:style-name="T11"><text:s text:c="8"/>@endif</text:span></text:span></text:p>
      <text:p text:style-name="P56"><text:span text:style-name="Source_20_Text"><text:span text:style-name="T11"><text:s text:c="4"/>&lt;/div&gt;</text:span></text:span></text:p>
      <text:p text:style-name="P56"><text:span text:style-name="Source_20_Text"><text:span text:style-name="T11">@endsection</text:span></text:span></text:p>
      <text:p text:style-name="P48"><text:span text:style-name="T11">Dans cette condition, </text:span><text:span text:style-name="Source_20_Text"><text:span text:style-name="T11">auth()-&gt;user()</text:span></text:span><text:span text:style-name="T11"> représente la personne connectée et </text:span><text:span text:style-name="Source_20_Text"><text:span text:style-name="T11">$utilisateur</text:span></text:span><text:span text:style-name="T11"> la personne de la page. Si les deux identifiants sont identiques, cela signifie que la personne est bien sur sa propre page.</text:span></text:p>
      <text:p text:style-name="P45">Le formulaire peut ressembler à ça avec Bulma :</text:p>
      <text:p text:style-name="P56"><text:span text:style-name="Source_20_Text"><text:span text:style-name="T11">&lt;form action="/messages" method="post"&gt;</text:span></text:span></text:p>
      <text:p text:style-name="P56"><text:span text:style-name="Source_20_Text"><text:span text:style-name="T11"><text:s text:c="4"/>{{ csrf_field() }}</text:span></text:span></text:p>
      <text:p text:style-name="P58"/>
      <text:p text:style-name="P56"><text:span text:style-name="Source_20_Text"><text:span text:style-name="T11"><text:s text:c="4"/>&lt;div class="field"&gt;</text:span></text:span></text:p>
      <text:p text:style-name="P56"><text:span text:style-name="Source_20_Text"><text:span text:style-name="T11"><text:s text:c="8"/>&lt;label class="label"&gt;Message&lt;/label&gt;</text:span></text:span></text:p>
      <text:p text:style-name="P56"><text:span text:style-name="Source_20_Text"><text:span text:style-name="T11"><text:s text:c="8"/>&lt;div class="control"&gt;</text:span></text:span></text:p>
      <text:p text:style-name="P56"><text:span text:style-name="Source_20_Text"><text:span text:style-name="T11"><text:s text:c="12"/>&lt;textarea class="textarea" name="message" placeholder="Qu'avez-vous à dire ?"&gt;&lt;/textarea&gt;</text:span></text:span></text:p>
      <text:p text:style-name="P56"><text:span text:style-name="Source_20_Text"><text:span text:style-name="T11"><text:s text:c="8"/>&lt;/div&gt;</text:span></text:span></text:p>
      <text:p text:style-name="P56"><text:span text:style-name="Source_20_Text"><text:span text:style-name="T11"><text:s text:c="8"/>@if($errors-&gt;has('message'))</text:span></text:span></text:p>
      <text:p text:style-name="P56"><text:span text:style-name="Source_20_Text"><text:span text:style-name="T11"><text:s text:c="12"/>&lt;p class="help is-danger"&gt;{{ $errors-&gt;first('message') }}&lt;/p&gt;</text:span></text:span></text:p>
      <text:p text:style-name="P56"><text:span text:style-name="Source_20_Text"><text:span text:style-name="T11"><text:s text:c="8"/>@endif</text:span></text:span></text:p>
      <text:p text:style-name="P56"><text:span text:style-name="Source_20_Text"><text:span text:style-name="T11"><text:s text:c="4"/>&lt;/div&gt;</text:span></text:span></text:p>
      <text:p text:style-name="P58"/>
      <text:p text:style-name="P56"><text:span text:style-name="Source_20_Text"><text:span text:style-name="T11"><text:s text:c="4"/>&lt;div class="field"&gt;</text:span></text:span></text:p>
      <text:p text:style-name="P56"><text:span text:style-name="Source_20_Text"><text:span text:style-name="T11"><text:s text:c="8"/>&lt;div class="control"&gt;</text:span></text:span></text:p>
      <text:p text:style-name="P56"><text:span text:style-name="Source_20_Text"><text:span text:style-name="T11"><text:s text:c="12"/>&lt;button class="button is-link" type="submit"&gt;Publier&lt;/button&gt;</text:span></text:span></text:p>
      <text:p text:style-name="P56"><text:span text:style-name="Source_20_Text"><text:span text:style-name="T11"><text:s text:c="8"/>&lt;/div&gt;</text:span></text:span></text:p>
      <text:p text:style-name="P56"><text:span text:style-name="Source_20_Text"><text:span text:style-name="T11"><text:s text:c="4"/>&lt;/div&gt;</text:span></text:span></text:p>
      <text:p text:style-name="P56"><text:soft-page-break/><text:span text:style-name="Source_20_Text"><text:span text:style-name="T11">&lt;/form&gt;</text:span></text:span></text:p>
      <text:p text:style-name="P48"><text:span text:style-name="T11">C'est une méthode de type </text:span><text:span text:style-name="Source_20_Text"><text:span text:style-name="T11">POST</text:span></text:span><text:span text:style-name="T11">, sur l'URL </text:span><text:span text:style-name="Source_20_Text"><text:span text:style-name="T11">/messages</text:span></text:span><text:span text:style-name="T11">. Il ne faut pas oublier le </text:span><text:span text:style-name="Source_20_Text"><text:span text:style-name="T11">{{ csrf_field() }}</text:span></text:span><text:span text:style-name="T11">. L'unique champ, de type </text:span><text:span text:style-name="Source_20_Text"><text:span text:style-name="T11">textarea</text:span></text:span><text:span text:style-name="T11"> s'appelle </text:span><text:span text:style-name="Source_20_Text"><text:span text:style-name="T11">message</text:span></text:span><text:span text:style-name="T11">.</text:span></text:p>
      <text:h text:style-name="P65" text:outline-level="3">Création de la route</text:h>
      <text:p text:style-name="P48"><text:span text:style-name="T11">Nous allons donc créer une route de type </text:span><text:span text:style-name="Source_20_Text"><text:span text:style-name="T11">POST</text:span></text:span><text:span text:style-name="T11"> sur l'URL </text:span><text:span text:style-name="Source_20_Text"><text:span text:style-name="T11">messages</text:span></text:span><text:span text:style-name="T11"> dans le fichier </text:span><text:span text:style-name="Source_20_Text"><text:span text:style-name="T11">routes/web.php</text:span></text:span><text:span text:style-name="T11"> :</text:span></text:p>
      <text:p text:style-name="P56"><text:span text:style-name="Source_20_Text"><text:span text:style-name="T11">Route::post('/messages', 'MessagesController@nouveau');</text:span></text:span></text:p>
      <text:h text:style-name="P65" text:outline-level="3">Création du contrôleur</text:h>
      <text:p text:style-name="P48"><text:span text:style-name="T11">Nous allons créer le contrôleur avec </text:span><text:span text:style-name="Source_20_Text"><text:span text:style-name="T11">php artisan make:controller MessagesController</text:span></text:span><text:span text:style-name="T11"> puis y ajouter notre fonction </text:span><text:span text:style-name="Source_20_Text"><text:span text:style-name="T11">nouveau()</text:span></text:span><text:span text:style-name="T11">.</text:span></text:p>
      <text:p text:style-name="P56"><text:span text:style-name="Source_20_Text"><text:span text:style-name="T11">&lt;?php</text:span></text:span></text:p>
      <text:p text:style-name="P58"/>
      <text:p text:style-name="P56"><text:span text:style-name="Source_20_Text"><text:span text:style-name="T11">namespace App\Http\Controllers;</text:span></text:span></text:p>
      <text:p text:style-name="P58"/>
      <text:p text:style-name="P56"><text:span text:style-name="Source_20_Text"><text:span text:style-name="T11">use App\Message;</text:span></text:span></text:p>
      <text:p text:style-name="P58"/>
      <text:p text:style-name="P56"><text:span text:style-name="Source_20_Text"><text:span text:style-name="T11">class MessagesController extends Controller</text:span></text:span></text:p>
      <text:p text:style-name="P56"><text:span text:style-name="Source_20_Text"><text:span text:style-name="T11">{</text:span></text:span></text:p>
      <text:p text:style-name="P56"><text:span text:style-name="Source_20_Text"><text:span text:style-name="T11"><text:s text:c="4"/>public function nouveau()</text:span></text:span></text:p>
      <text:p text:style-name="P56"><text:span text:style-name="Source_20_Text"><text:span text:style-name="T11"><text:s text:c="4"/>{</text:span></text:span></text:p>
      <text:p text:style-name="P56"><text:span text:style-name="Source_20_Text"><text:span text:style-name="T11"><text:s text:c="8"/>// Vérification que la personne est bien connectée</text:span></text:span></text:p>
      <text:p text:style-name="P56"><text:span text:style-name="Source_20_Text"><text:span text:style-name="T11"><text:s text:c="8"/>if (auth()-&gt;guest()) {</text:span></text:span></text:p>
      <text:p text:style-name="P56"><text:span text:style-name="Source_20_Text"><text:span text:style-name="T11"><text:s text:c="12"/>flash("Vous devez être connecté pour voir cette page.")-&gt;error();</text:span></text:span></text:p>
      <text:p text:style-name="P58"/>
      <text:p text:style-name="P56"><text:span text:style-name="Source_20_Text"><text:span text:style-name="T11"><text:s text:c="12"/>return redirect('/connexion');</text:span></text:span></text:p>
      <text:p text:style-name="P56"><text:span text:style-name="Source_20_Text"><text:span text:style-name="T11"><text:s text:c="8"/>}</text:span></text:span></text:p>
      <text:p text:style-name="P58"/>
      <text:p text:style-name="P56"><text:span text:style-name="Source_20_Text"><text:span text:style-name="T11"><text:s text:c="8"/>// Validation des données</text:span></text:span></text:p>
      <text:p text:style-name="P56"><text:span text:style-name="Source_20_Text"><text:span text:style-name="T11"><text:s text:c="8"/>request()-&gt;validate([</text:span></text:span></text:p>
      <text:p text:style-name="P56"><text:span text:style-name="Source_20_Text"><text:span text:style-name="T11"><text:s text:c="12"/>'message' =&gt; ['required'],</text:span></text:span></text:p>
      <text:p text:style-name="P56"><text:span text:style-name="Source_20_Text"><text:span text:style-name="T11"><text:s text:c="8"/>]);</text:span></text:span></text:p>
      <text:p text:style-name="P58"/>
      <text:p text:style-name="P56"><text:span text:style-name="Source_20_Text"><text:span text:style-name="T11"><text:s text:c="8"/>// Création d'un message dans la base de données avec Eloquent</text:span></text:span></text:p>
      <text:p text:style-name="P56"><text:span text:style-name="Source_20_Text"><text:span text:style-name="T11"><text:s text:c="8"/>Message::create([</text:span></text:span></text:p>
      <text:p text:style-name="P56"><text:span text:style-name="Source_20_Text"><text:span text:style-name="T11"><text:s text:c="12"/>'utilisateur_id' =&gt; auth()-&gt;id(),</text:span></text:span></text:p>
      <text:p text:style-name="P56"><text:span text:style-name="Source_20_Text"><text:span text:style-name="T11"><text:s text:c="12"/>'contenu' =&gt; request('message'),</text:span></text:span></text:p>
      <text:p text:style-name="P56"><text:span text:style-name="Source_20_Text"><text:span text:style-name="T11"><text:s text:c="8"/>]);</text:span></text:span></text:p>
      <text:p text:style-name="P58"/>
      <text:p text:style-name="P56"><text:span text:style-name="Source_20_Text"><text:span text:style-name="T11"><text:s text:c="8"/>// Redirection vers la page de profil avec un message flash.</text:span></text:span></text:p>
      <text:p text:style-name="P56"><text:span text:style-name="Source_20_Text"><text:span text:style-name="T11"><text:s text:c="8"/>flash("Votre message a bien été publié.")-&gt;success();</text:span></text:span></text:p>
      <text:p text:style-name="P56"><text:span text:style-name="Source_20_Text"><text:span text:style-name="T11"><text:s text:c="8"/>return back();</text:span></text:span></text:p>
      <text:p text:style-name="P56"><text:span text:style-name="Source_20_Text"><text:span text:style-name="T11"><text:s text:c="4"/>}</text:span></text:span></text:p>
      <text:p text:style-name="P56"><text:span text:style-name="Source_20_Text"><text:span text:style-name="T11">}</text:span></text:span></text:p>
      <text:p text:style-name="P45">Il n'y a rien de nouveau dans ce contrôleur. Nous copions-collons à nouveau la vérification de la connexion et dans le prochain tutoriel, nous verrons comment simplifier cette partie.</text:p>
      <text:p text:style-name="P48"><text:span text:style-name="T11">Nous devons également, pour pouvoir utiliser la fonction </text:span><text:span text:style-name="Source_20_Text"><text:span text:style-name="T11">::create()</text:span></text:span><text:span text:style-name="T11">, dire à Laravel les colonnes autorisées sur notre modèle </text:span><text:span text:style-name="Source_20_Text"><text:span text:style-name="T11">app/Message.php</text:span></text:span><text:span text:style-name="T11">. Nous devons donc ajouter l'attribut </text:span><text:span text:style-name="Source_20_Text"><text:span text:style-name="T11">$fillable</text:span></text:span><text:span text:style-name="T11"> comme dans </text:span><text:span text:style-name="Source_20_Text"><text:span text:style-name="T11">app/Utilisateur.php</text:span></text:span><text:span text:style-name="T11"> :</text:span></text:p>
      <text:p text:style-name="P56"><text:span text:style-name="Source_20_Text"><text:span text:style-name="T11">&lt;?php</text:span></text:span></text:p>
      <text:p text:style-name="P58"/>
      <text:p text:style-name="P56"><text:span text:style-name="Source_20_Text"><text:span text:style-name="T11">namespace App;</text:span></text:span></text:p>
      <text:p text:style-name="P58"/>
      <text:p text:style-name="P56"><text:span text:style-name="Source_20_Text"><text:span text:style-name="T11">use Illuminate\Database\Eloquent\Model;</text:span></text:span></text:p>
      <text:p text:style-name="P58"/>
      <text:p text:style-name="P56"><text:span text:style-name="Source_20_Text"><text:span text:style-name="T11">class Message extends Model</text:span></text:span></text:p>
      <text:p text:style-name="P56"><text:span text:style-name="Source_20_Text"><text:span text:style-name="T11">{</text:span></text:span></text:p>
      <text:p text:style-name="P56"><text:span text:style-name="Source_20_Text"><text:span text:style-name="T11"><text:s text:c="4"/>protected $fillable = ['utilisateur_id', 'contenu'];</text:span></text:span></text:p>
      <text:p text:style-name="P56"><text:span text:style-name="Source_20_Text"><text:span text:style-name="T11">}</text:span></text:span></text:p>
      <text:p text:style-name="P45">Nous pouvons maintenant ajouter nos messages et vérifier que tout fonctionne dans SQLite Browser.</text:p>
      <text:p text:style-name="P35"/>
      <text:h text:style-name="P74" text:outline-level="1">Protéger nos pages avec un middleware</text:h>
      <text:p text:style-name="P35">Dans ce tutoriel nous allons enfin extraire la vérification de l'authentification dans un système plus approprié : les middlewares.</text:p>
      <text:h text:style-name="P65" text:outline-level="3"><text:soft-page-break/>Qu'est-ce qu'un middleware ?</text:h>
      <text:p text:style-name="P48"><text:span text:style-name="T11">Un middleware permet de court-circuiter une requête de l'utilisateur. Nous pouvons, avant l'exécution de contrôleur (l'affichage de la vue, la création d'un nouveau message, la modification du mot de passe…), effectuer des tests et rediriger si nécessaire la personne. C'est exactement ce que nous voulons faire dans nos quelques lignes de codes copiées dans </text:span><text:span text:style-name="Source_20_Text"><text:span text:style-name="T11">CompteController@accueil</text:span></text:span><text:span text:style-name="T11">, </text:span><text:span text:style-name="Source_20_Text"><text:span text:style-name="T11">CompteController@modificationMotDePasse</text:span></text:span><text:span text:style-name="T11"> et </text:span><text:span text:style-name="Source_20_Text"><text:span text:style-name="T11">MessagesController@nouveau</text:span></text:span><text:span text:style-name="T11">.</text:span></text:p>
      <text:h text:style-name="P65" text:outline-level="3">Comment créer un middleware ?</text:h>
      <text:p text:style-name="P45">Nous pouvons créer un middleware avec la commande Artisan :</text:p>
      <text:p text:style-name="P56"><text:span text:style-name="Source_20_Text"><text:span text:style-name="T11">php artisan make:middleware NomDuMiddleware</text:span></text:span></text:p>
      <text:p text:style-name="P48"><text:span text:style-name="T11">Dans notre cas nous pouvons simplement l'appeler </text:span><text:span text:style-name="Source_20_Text"><text:span text:style-name="T11">Auth</text:span></text:span><text:span text:style-name="T11"> : </text:span><text:span text:style-name="Source_20_Text"><text:span text:style-name="T11">php artisan make:middleware Auth</text:span></text:span><text:span text:style-name="T11">.</text:span></text:p>
      <text:h text:style-name="P66" text:outline-level="3"><text:span text:style-name="T11">Le fichier </text:span><text:span text:style-name="Source_20_Text"><text:span text:style-name="T11">app/Http/Middleware/Auth.php</text:span></text:span></text:h>
      <text:p text:style-name="P48"><text:span text:style-name="T11">Dans le nouveau fichier créé par Laravel, il y a une simple classe </text:span><text:span text:style-name="Source_20_Text"><text:span text:style-name="T11">Auth</text:span></text:span><text:span text:style-name="T11"> avec une seule fonction </text:span><text:span text:style-name="Source_20_Text"><text:span text:style-name="T11">handle($request, Closure $next)</text:span></text:span><text:span text:style-name="T11">. La fonction </text:span><text:span text:style-name="Source_20_Text"><text:span text:style-name="T11">handle()</text:span></text:span><text:span text:style-name="T11"> prend en paramètre la requête de l'utilisateur (identique à la fonction </text:span><text:span text:style-name="Source_20_Text"><text:span text:style-name="T11">request()</text:span></text:span><text:span text:style-name="T11">) et une fonction </text:span><text:span text:style-name="Source_20_Text"><text:span text:style-name="T11">$next</text:span></text:span><text:span text:style-name="T11"> qui contient la suite de l'application.</text:span></text:p>
      <text:p text:style-name="P48"><text:span text:style-name="T11">Nous voulons pouvoir utiliser notre middleware sur plusieurs routes / contrôleurs différents, nous ne devons donc pas savoir ce qu'il y a après. La variable </text:span><text:span text:style-name="Source_20_Text"><text:span text:style-name="T11">$next</text:span></text:span><text:span text:style-name="T11"> peut donc contenir soit la modification du mot de passe, soit l'affichage d'une vue </text:span><text:span text:style-name="Source_20_Text"><text:span text:style-name="T11">mon-compte</text:span></text:span><text:span text:style-name="T11"> ou encore l'ajout d'un nouveau message. Pour le moment notre middleware </text:span><text:span text:style-name="Source_20_Text"><text:span text:style-name="T11">return $next($request);</text:span></text:span><text:span text:style-name="T11">, cela signifie à Laravel : « Exécute le reste de l'application et ne fait rien. ».</text:span></text:p>
      <text:p text:style-name="P48"><text:span text:style-name="T11">Nous pouvons ajouter avant cette ligne un message avec un </text:span><text:span text:style-name="Source_20_Text"><text:span text:style-name="T11">die()</text:span></text:span><text:span text:style-name="T11"> pour bien voir quand ce middleware est appelé :</text:span></text:p>
      <text:p text:style-name="P56"><text:span text:style-name="Source_20_Text"><text:span text:style-name="T11">&lt;?php</text:span></text:span></text:p>
      <text:p text:style-name="P58"/>
      <text:p text:style-name="P56"><text:span text:style-name="Source_20_Text"><text:span text:style-name="T11">namespace App\Http\Middleware;</text:span></text:span></text:p>
      <text:p text:style-name="P58"/>
      <text:p text:style-name="P56"><text:span text:style-name="Source_20_Text"><text:span text:style-name="T11">use Closure;</text:span></text:span></text:p>
      <text:p text:style-name="P58"/>
      <text:p text:style-name="P56"><text:span text:style-name="Source_20_Text"><text:span text:style-name="T11">class Auth</text:span></text:span></text:p>
      <text:p text:style-name="P56"><text:span text:style-name="Source_20_Text"><text:span text:style-name="T11">{</text:span></text:span></text:p>
      <text:p text:style-name="P56"><text:span text:style-name="Source_20_Text"><text:span text:style-name="T11"><text:s text:c="4"/>/**</text:span></text:span></text:p>
      <text:p text:style-name="P56"><text:span text:style-name="Source_20_Text"><text:span text:style-name="T11"><text:s text:c="5"/>* Handle an incoming request.</text:span></text:span></text:p>
      <text:p text:style-name="P56"><text:span text:style-name="Source_20_Text"><text:span text:style-name="T11"><text:s text:c="5"/>*</text:span></text:span></text:p>
      <text:p text:style-name="P56"><text:span text:style-name="Source_20_Text"><text:span text:style-name="T11"><text:s text:c="5"/>* @param <text:s/>\Illuminate\Http\Request <text:s/>$request</text:span></text:span></text:p>
      <text:p text:style-name="P56"><text:span text:style-name="Source_20_Text"><text:span text:style-name="T11"><text:s text:c="5"/>* @param <text:s/>\Closure <text:s/>$next</text:span></text:span></text:p>
      <text:p text:style-name="P56"><text:span text:style-name="Source_20_Text"><text:span text:style-name="T11"><text:s text:c="5"/>* @return mixed</text:span></text:span></text:p>
      <text:p text:style-name="P56"><text:span text:style-name="Source_20_Text"><text:span text:style-name="T11"><text:s text:c="5"/>*/</text:span></text:span></text:p>
      <text:p text:style-name="P56"><text:span text:style-name="Source_20_Text"><text:span text:style-name="T11"><text:s text:c="4"/>public function handle($request, Closure $next)</text:span></text:span></text:p>
      <text:p text:style-name="P56"><text:span text:style-name="Source_20_Text"><text:span text:style-name="T11"><text:s text:c="4"/>{</text:span></text:span></text:p>
      <text:p text:style-name="P56"><text:span text:style-name="Source_20_Text"><text:span text:style-name="T11"><text:s text:c="8"/>dump('Nous sommes dans le Auth middleware');</text:span></text:span></text:p>
      <text:p text:style-name="P56"><text:span text:style-name="Source_20_Text"><text:span text:style-name="T11"><text:s text:c="8"/>die();</text:span></text:span></text:p>
      <text:p text:style-name="P58"/>
      <text:p text:style-name="P56"><text:span text:style-name="Source_20_Text"><text:span text:style-name="T11"><text:s text:c="8"/>return $next($request);</text:span></text:span></text:p>
      <text:p text:style-name="P56"><text:span text:style-name="Source_20_Text"><text:span text:style-name="T11"><text:s text:c="4"/>}</text:span></text:span></text:p>
      <text:p text:style-name="P56"><text:span text:style-name="Source_20_Text"><text:span text:style-name="T11">}</text:span></text:span></text:p>
      <text:h text:style-name="P65" text:outline-level="3">Activation du middleware</text:h>
      <text:p text:style-name="P48"><text:span text:style-name="T11">Le middleware peut être activé sur n'importe quelle route. Dans le fichier </text:span><text:span text:style-name="Source_20_Text"><text:span text:style-name="T11">routes/web.php</text:span></text:span><text:span text:style-name="T11">, nous pouvons utiliser la fonction </text:span><text:span text:style-name="Source_20_Text"><text:span text:style-name="T11">-&gt;middleware()</text:span></text:span><text:span text:style-name="T11"> pour demander à Laravel d'activer le middleware :</text:span></text:p>
      <text:p text:style-name="P56"><text:span text:style-name="Source_20_Text"><text:span text:style-name="T11">Route::get('/', 'UtilisateursController@liste')-&gt;middleware('App\Http\Middleware\Auth');</text:span></text:span></text:p>
      <text:p text:style-name="P45">Si vous actualisez la page d'accueil de l'application, vous devriez voir le message « Nous sommes dans le Auth middleware ».</text:p>
      <text:p text:style-name="P45">Maintenant que nous avons vu que l'activation du middleware fonctionnait, nous pouvons remplacer le message par le « vrai » code :</text:p>
      <text:p text:style-name="P56"><text:span text:style-name="Source_20_Text"><text:span text:style-name="T11">&lt;?php</text:span></text:span></text:p>
      <text:p text:style-name="P58"/>
      <text:p text:style-name="P56"><text:span text:style-name="Source_20_Text"><text:span text:style-name="T11">namespace App\Http\Middleware;</text:span></text:span></text:p>
      <text:p text:style-name="P58"/>
      <text:p text:style-name="P56"><text:span text:style-name="Source_20_Text"><text:span text:style-name="T11">use Closure;</text:span></text:span></text:p>
      <text:p text:style-name="P58"/>
      <text:p text:style-name="P56"><text:span text:style-name="Source_20_Text"><text:span text:style-name="T11">class Auth</text:span></text:span></text:p>
      <text:p text:style-name="P56"><text:span text:style-name="Source_20_Text"><text:span text:style-name="T11">{</text:span></text:span></text:p>
      <text:p text:style-name="P56"><text:soft-page-break/><text:span text:style-name="Source_20_Text"><text:span text:style-name="T11"><text:s text:c="4"/>/**</text:span></text:span></text:p>
      <text:p text:style-name="P56"><text:span text:style-name="Source_20_Text"><text:span text:style-name="T11"><text:s text:c="5"/>* Handle an incoming request.</text:span></text:span></text:p>
      <text:p text:style-name="P56"><text:span text:style-name="Source_20_Text"><text:span text:style-name="T11"><text:s text:c="5"/>*</text:span></text:span></text:p>
      <text:p text:style-name="P56"><text:span text:style-name="Source_20_Text"><text:span text:style-name="T11"><text:s text:c="5"/>* @param <text:s/>\Illuminate\Http\Request <text:s/>$request</text:span></text:span></text:p>
      <text:p text:style-name="P56"><text:span text:style-name="Source_20_Text"><text:span text:style-name="T11"><text:s text:c="5"/>* @param <text:s/>\Closure <text:s/>$next</text:span></text:span></text:p>
      <text:p text:style-name="P56"><text:span text:style-name="Source_20_Text"><text:span text:style-name="T11"><text:s text:c="5"/>* @return mixed</text:span></text:span></text:p>
      <text:p text:style-name="P56"><text:span text:style-name="Source_20_Text"><text:span text:style-name="T11"><text:s text:c="5"/>*/</text:span></text:span></text:p>
      <text:p text:style-name="P56"><text:span text:style-name="Source_20_Text"><text:span text:style-name="T11"><text:s text:c="4"/>public function handle($request, Closure $next)</text:span></text:span></text:p>
      <text:p text:style-name="P56"><text:span text:style-name="Source_20_Text"><text:span text:style-name="T11"><text:s text:c="4"/>{</text:span></text:span></text:p>
      <text:p text:style-name="P56"><text:span text:style-name="Source_20_Text"><text:span text:style-name="T11"><text:s text:c="8"/>if (auth()-&gt;guest()) {</text:span></text:span></text:p>
      <text:p text:style-name="P56"><text:span text:style-name="Source_20_Text"><text:span text:style-name="T11"><text:s text:c="12"/>flash("Vous devez être connecté pour voir cette page.")-&gt;error();</text:span></text:span></text:p>
      <text:p text:style-name="P58"/>
      <text:p text:style-name="P56"><text:span text:style-name="Source_20_Text"><text:span text:style-name="T11"><text:s text:c="12"/>return redirect('/connexion');</text:span></text:span></text:p>
      <text:p text:style-name="P56"><text:span text:style-name="Source_20_Text"><text:span text:style-name="T11"><text:s text:c="8"/>}</text:span></text:span></text:p>
      <text:p text:style-name="P58"/>
      <text:p text:style-name="P56"><text:span text:style-name="Source_20_Text"><text:span text:style-name="T11"><text:s text:c="8"/>return $next($request);</text:span></text:span></text:p>
      <text:p text:style-name="P56"><text:span text:style-name="Source_20_Text"><text:span text:style-name="T11"><text:s text:c="4"/>}</text:span></text:span></text:p>
      <text:p text:style-name="P56"><text:span text:style-name="Source_20_Text"><text:span text:style-name="T11">}</text:span></text:span></text:p>
      <text:p text:style-name="P45">Si vous réactualisez la page d'accueil, vous devriez être redirigé vers la page de connexion avec un message d'erreur.</text:p>
      <text:p text:style-name="P48"><text:span text:style-name="T11">Maintenant nous pouvons activer le middleware uniquement sur les routes qui nous intéressent avant de supprimer dans </text:span><text:span text:style-name="Source_20_Text"><text:span text:style-name="T11">CompteController@accueil</text:span></text:span><text:span text:style-name="T11">, </text:span><text:span text:style-name="Source_20_Text"><text:span text:style-name="T11">CompteController@modificationMotDePasse</text:span></text:span><text:span text:style-name="T11"> et </text:span><text:span text:style-name="Source_20_Text"><text:span text:style-name="T11">MessagesController@nouveau</text:span></text:span><text:span text:style-name="T11"> le code de vérification de l'authentification :</text:span></text:p>
      <text:p text:style-name="P56"><text:span text:style-name="Source_20_Text"><text:span text:style-name="T11">Route::get('/inscription', 'InscriptionController@formulaire');</text:span></text:span></text:p>
      <text:p text:style-name="P56"><text:span text:style-name="Source_20_Text"><text:span text:style-name="T11">Route::post('/inscription', 'InscriptionController@traitement');</text:span></text:span></text:p>
      <text:p text:style-name="P58"/>
      <text:p text:style-name="P56"><text:span text:style-name="Source_20_Text"><text:span text:style-name="T11">Route::get('/connexion', 'ConnexionController@formulaire');</text:span></text:span></text:p>
      <text:p text:style-name="P56"><text:span text:style-name="Source_20_Text"><text:span text:style-name="T11">Route::post('/connexion', 'ConnexionController@traitement');</text:span></text:span></text:p>
      <text:p text:style-name="P58"/>
      <text:p text:style-name="P56"><text:span text:style-name="Source_20_Text"><text:span text:style-name="T11">Route::get('/', 'UtilisateursController@liste');</text:span></text:span></text:p>
      <text:p text:style-name="P58"/>
      <text:p text:style-name="P56"><text:span text:style-name="Source_20_Text"><text:span text:style-name="T11">Route::get('/mon-compte', 'CompteController@accueil')-&gt;middleware('App\Http\Middleware\Auth');</text:span></text:span></text:p>
      <text:p text:style-name="P56"><text:span text:style-name="Source_20_Text"><text:span text:style-name="T11">Route::get('/deconnexion', 'CompteController@deconnexion')-&gt;middleware('App\Http\Middleware\Auth');</text:span></text:span></text:p>
      <text:p text:style-name="P56"><text:span text:style-name="Source_20_Text"><text:span text:style-name="T11">Route::post('/modification-mot-de-passe', 'CompteController@modificationMotDePasse')-&gt;middleware('App\Http\Middleware\Auth');</text:span></text:span></text:p>
      <text:p text:style-name="P58"/>
      <text:p text:style-name="P56"><text:span text:style-name="Source_20_Text"><text:span text:style-name="T11">Route::post('/messages', 'MessagesController@nouveau')-&gt;middleware('App\Http\Middleware\Auth');</text:span></text:span></text:p>
      <text:p text:style-name="P58"/>
      <text:p text:style-name="P56"><text:span text:style-name="Source_20_Text"><text:span text:style-name="T11">Route::get('/{email}', 'UtilisateursController@voir');</text:span></text:span></text:p>
      <text:h text:style-name="P65" text:outline-level="3">Groupe de routes</text:h>
      <text:p text:style-name="P45">Il est un peu lourd de devoir spécifier pour chaque route protégée le middleware à utiliser. Laravel vient avec un système de groupe de routes qui peut nous être utile.</text:p>
      <text:p text:style-name="P56"><text:span text:style-name="Source_20_Text"><text:span text:style-name="T11">Route::get('/inscription', 'InscriptionController@formulaire');</text:span></text:span></text:p>
      <text:p text:style-name="P56"><text:span text:style-name="Source_20_Text"><text:span text:style-name="T11">Route::post('/inscription', 'InscriptionController@traitement');</text:span></text:span></text:p>
      <text:p text:style-name="P58"/>
      <text:p text:style-name="P56"><text:span text:style-name="Source_20_Text"><text:span text:style-name="T11">Route::get('/connexion', 'ConnexionController@formulaire');</text:span></text:span></text:p>
      <text:p text:style-name="P56"><text:span text:style-name="Source_20_Text"><text:span text:style-name="T11">Route::post('/connexion', 'ConnexionController@traitement');</text:span></text:span></text:p>
      <text:p text:style-name="P58"/>
      <text:p text:style-name="P56"><text:span text:style-name="Source_20_Text"><text:span text:style-name="T11">Route::get('/', 'UtilisateursController@liste');</text:span></text:span></text:p>
      <text:p text:style-name="P58"/>
      <text:p text:style-name="P56"><text:span text:style-name="Source_20_Text"><text:span text:style-name="T11">Route::group([</text:span></text:span></text:p>
      <text:p text:style-name="P56"><text:span text:style-name="Source_20_Text"><text:span text:style-name="T11"><text:s text:c="4"/>'middleware' =&gt; 'App\Http\Middleware\Auth',</text:span></text:span></text:p>
      <text:p text:style-name="P56"><text:span text:style-name="Source_20_Text"><text:span text:style-name="T11">], function () {</text:span></text:span></text:p>
      <text:p text:style-name="P56"><text:span text:style-name="Source_20_Text"><text:span text:style-name="T11"><text:s text:c="4"/>Route::get('/mon-compte', 'CompteController@accueil');</text:span></text:span></text:p>
      <text:p text:style-name="P56"><text:span text:style-name="Source_20_Text"><text:span text:style-name="T11"><text:s text:c="4"/>Route::get('/deconnexion', 'CompteController@deconnexion');</text:span></text:span></text:p>
      <text:p text:style-name="P56"><text:span text:style-name="Source_20_Text"><text:span text:style-name="T11"><text:s text:c="4"/>Route::post('/modification-mot-de-passe', 'CompteController@modificationMotDePasse');</text:span></text:span></text:p>
      <text:p text:style-name="P58"/>
      <text:p text:style-name="P56"><text:span text:style-name="Source_20_Text"><text:span text:style-name="T11"><text:s text:c="4"/>Route::post('/messages', 'MessagesController@nouveau');</text:span></text:span></text:p>
      <text:p text:style-name="P56"><text:span text:style-name="Source_20_Text"><text:span text:style-name="T11">});</text:span></text:span></text:p>
      <text:p text:style-name="P58"/>
      <text:p text:style-name="P56"><text:span text:style-name="Source_20_Text"><text:span text:style-name="T11">Route::get('/{email}', 'UtilisateursController@voir');</text:span></text:span></text:p>
      <text:p text:style-name="P48"><text:soft-page-break/><text:span text:style-name="T11">Avec la fonction </text:span><text:span text:style-name="Source_20_Text"><text:span text:style-name="T11">Route::group()</text:span></text:span><text:span text:style-name="T11"> nous créons un nouveau groupe. Le premier paramètre est un tableau d'options communes à tout le groupe, pour le moment nous n'indiquons que l'option </text:span><text:span text:style-name="Source_20_Text"><text:span text:style-name="T11">middleware</text:span></text:span><text:span text:style-name="T11"> avec notre nouveau middleware. Le deuxième paramètre est une fonction anonyme qui contient toutes les routes que nous voulons protéger.</text:span></text:p>
      <text:p text:style-name="P45">Déplacer une route dans la fonction anonyme la protégera via la connexion, la sortir de la fonction anonyme la rendra publique.</text:p>
      <text:p text:style-name="P45">Comme vous pouvez le voir, le système des middlewares est très performant et très pratique à utiliser (activable ou désactivable à la demande), et c'est également un système très flexible qui permet de faire beaucoup plus de choses que de simplement rediriger la personne avec une condition.</text:p>
      <text:p text:style-name="P35"/>
      <text:h text:style-name="P74" text:outline-level="1">Quelques méthodes utiles avec Laravel Eloquent</text:h>
      <text:p text:style-name="P35"><text:span text:style-name="T10">Dans cette vidéo nous apprenons à utiliser quelques nouvelles méthodes avec Eloquent : </text:span><text:span text:style-name="Source_20_Text"><text:span text:style-name="T10">get</text:span></text:span><text:span text:style-name="T10">, </text:span><text:span text:style-name="Source_20_Text"><text:span text:style-name="T10">orderBy</text:span></text:span><text:span text:style-name="Source_20_Text"><text:span text:style-name="T16">(affichage des messages par ordre croissance)</text:span></text:span><text:span text:style-name="T10">, </text:span><text:span text:style-name="Source_20_Text"><text:span text:style-name="T10">orderByDesc</text:span></text:span><text:span text:style-name="Source_20_Text"><text:span text:style-name="T16">(affiche des messages par ordre décroissant)</text:span></text:span><text:span text:style-name="T10">, </text:span><text:span text:style-name="Source_20_Text"><text:span text:style-name="T10">latest</text:span></text:span><text:span text:style-name="Source_20_Text"><text:span text:style-name="T16">()</text:span></text:span><text:span text:style-name="Source_20_Text"><text:span text:style-name="T10"> </text:span></text:span><text:span text:style-name="Source_20_Text"><text:span text:style-name="T16">= orderByDesc()</text:span></text:span><text:span text:style-name="T10">, </text:span><text:span text:style-name="Source_20_Text"><text:span text:style-name="T10">firstOrFai</text:span></text:span><text:span text:style-name="Source_20_Text"><text:span text:style-name="T16">l()=&gt;envoi une erreur 404 en cas de mauvaise saisie de l’adresse mail dans l’url</text:span></text:span></text:p>
      <text:p text:style-name="P35"><text:span text:style-name="Source_20_Text"><text:span text:style-name="T11"/></text:span></text:p>
      <text:h text:style-name="P74" text:outline-level="1"><text:span text:style-name="Source_20_Text"><text:span text:style-name="T1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199cm" fo:margin-right="0.199cm" fo:margin-top="0cm" fo:margin-bottom="0cm" loext:contextual-spacing="false" fo:line-height="100%"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499cm" fo:margin-right="1.499cm" style:shadow="none" style:writing-mode="lr-tb" style:footnote-max-height="0cm">
        <style:columns fo:column-count="2" fo:column-gap="0.099cm">
          <style:column-sep style:width="0.009cm" style:color="#000000" style:height="100%" style:style="dotted"/>
          <style:column style:rel-width="7284*" fo:start-indent="0cm" fo:end-indent="0.049cm"/>
          <style:column style:rel-width="7285*" fo:start-indent="0.0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08:56:27.842878920</meta:creation-date>
    <dc:date>2018-07-06T12:00:19.782415324</dc:date>
    <meta:editing-duration>PT23H16M57S</meta:editing-duration>
    <meta:editing-cycles>54</meta:editing-cycles>
    <meta:generator>LibreOffice/5.4.6.2$Linux_X86_64 LibreOffice_project/40m0$Build-2</meta:generator>
    <meta:document-statistic meta:table-count="0" meta:image-count="0" meta:object-count="0" meta:page-count="41" meta:paragraph-count="1317" meta:word-count="11694" meta:character-count="85893" meta:non-whitespace-character-count="72677"/>
  </office:meta>
</office:document-meta>
</file>